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2cm"/>
    </style:style>
    <style:style style:name="co2" style:family="table-column">
      <style:table-column-properties fo:break-before="auto" style:column-width="4.641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stragin-domyslne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domyslne'.E2:'rastragin-domyslne'.E7 'rastragin-domyslne'.F1:'rastragin-domyslne'.F1 'rastragin-domyslne'.F2:'rastragin-domyslne'.F7 'rastragin-domyslne'.G1:'rastragin-domyslne'.G1 'rastragin-domyslne'.G2:'rastragin-domyslne'.G7 'rastragin-domyslne'.H1:'rastragin-domyslne'.H1 'rastragin-domyslne'.H2:'rastragin-domyslne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-14.592372975698" calcext:value-type="float">
            <text:p>-14.592372975698</text:p>
          </table:table-cell>
          <table:table-cell table:formula="of:=MAX([.$C3:.$C52])" office:value-type="float" office:value="52.2297998312257" calcext:value-type="float">
            <text:p>52.2297998312257</text:p>
          </table:table-cell>
          <table:table-cell table:formula="of:=AVERAGE([.$C3:.$C52])" office:value-type="float" office:value="17.6972873629227" calcext:value-type="float">
            <text:p>17.6972873629227</text:p>
          </table:table-cell>
        </table:table-row>
        <table:table-row table:style-name="ro1">
          <table:table-cell table:style-name="ce3" office:value-type="float" office:value="0.142189256562236" calcext:value-type="float">
            <text:p>0.1421892566</text:p>
          </table:table-cell>
          <table:table-cell table:style-name="ce3" office:value-type="float" office:value="0.936829350402784" calcext:value-type="float">
            <text:p>0.9368293504</text:p>
          </table:table-cell>
          <table:table-cell table:style-name="ce3" office:value-type="float" office:value="-14.592372975698" calcext:value-type="float">
            <text:p>-14.5923729757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-15.9579704016236" calcext:value-type="float">
            <text:p>-15.9579704016236</text:p>
          </table:table-cell>
          <table:table-cell table:formula="of:=MAX([.$C54:.$C103])" office:value-type="float" office:value="4.1707308104129" calcext:value-type="float">
            <text:p>4.1707308104129</text:p>
          </table:table-cell>
          <table:table-cell table:formula="of:=AVERAGE([.$C54:.$C103])" office:value-type="float" office:value="-3.26893324380763" calcext:value-type="float">
            <text:p>-3.26893324380763</text:p>
          </table:table-cell>
        </table:table-row>
        <table:table-row table:style-name="ro1">
          <table:table-cell table:style-name="ce3" office:value-type="float" office:value="0.0625705363387574" calcext:value-type="float">
            <text:p>0.0625705363</text:p>
          </table:table-cell>
          <table:table-cell table:style-name="ce3" office:value-type="float" office:value="-0.787467334715009" calcext:value-type="float">
            <text:p>-0.7874673347</text:p>
          </table:table-cell>
          <table:table-cell table:style-name="ce3" office:value-type="float" office:value="-10.9455363943686" calcext:value-type="float">
            <text:p>-10.9455363944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-18.7746627550888" calcext:value-type="float">
            <text:p>-18.7746627550888</text:p>
          </table:table-cell>
          <table:table-cell table:formula="of:=MAX([.$C105:.$C154])" office:value-type="float" office:value="-3.79741399846434" calcext:value-type="float">
            <text:p>-3.79741399846434</text:p>
          </table:table-cell>
          <table:table-cell table:formula="of:=AVERAGE([.$C105:.$C154])" office:value-type="float" office:value="-9.66836575285604" calcext:value-type="float">
            <text:p>-9.66836575285604</text:p>
          </table:table-cell>
        </table:table-row>
        <table:table-row table:style-name="ro1">
          <table:table-cell table:style-name="ce3" office:value-type="float" office:value="0.869190383645971" calcext:value-type="float">
            <text:p>0.8691903836</text:p>
          </table:table-cell>
          <table:table-cell table:style-name="ce3" office:value-type="float" office:value="-3.13162974043081" calcext:value-type="float">
            <text:p>-3.1316297404</text:p>
          </table:table-cell>
          <table:table-cell table:style-name="ce3" office:value-type="float" office:value="-3.01617084763501" calcext:value-type="float">
            <text:p>-3.0161708476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-18.7746627550888" calcext:value-type="float">
            <text:p>-18.7746627550888</text:p>
          </table:table-cell>
          <table:table-cell table:formula="of:=MAX([.$C156:.$C205])" office:value-type="float" office:value="-8.90636108984922" calcext:value-type="float">
            <text:p>-8.90636108984922</text:p>
          </table:table-cell>
          <table:table-cell table:formula="of:=AVERAGE([.$C156:.$C205])" office:value-type="float" office:value="-12.6596057247769" calcext:value-type="float">
            <text:p>-12.6596057247769</text:p>
          </table:table-cell>
        </table:table-row>
        <table:table-row table:style-name="ro1">
          <table:table-cell table:style-name="ce3" office:value-type="float" office:value="-2.9065976855235" calcext:value-type="float">
            <text:p>-2.9065976855</text:p>
          </table:table-cell>
          <table:table-cell table:style-name="ce3" office:value-type="float" office:value="-1.841444848778" calcext:value-type="float">
            <text:p>-1.8414448488</text:p>
          </table:table-cell>
          <table:table-cell table:style-name="ce3" office:value-type="float" office:value="-1.92228019185651" calcext:value-type="float">
            <text:p>-1.922280191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-18.7746627550888" calcext:value-type="float">
            <text:p>-18.7746627550888</text:p>
          </table:table-cell>
          <table:table-cell table:formula="of:=MAX([.$C207:.$C256])" office:value-type="float" office:value="-10.6959985604133" calcext:value-type="float">
            <text:p>-10.6959985604133</text:p>
          </table:table-cell>
          <table:table-cell table:formula="of:=AVERAGE([.$C207:.$C256])" office:value-type="float" office:value="-14.2740276706661" calcext:value-type="float">
            <text:p>-14.2740276706661</text:p>
          </table:table-cell>
        </table:table-row>
        <table:table-row table:style-name="ro1">
          <table:table-cell table:style-name="ce3" office:value-type="float" office:value="-1.26711843581696" calcext:value-type="float">
            <text:p>-1.2671184358</text:p>
          </table:table-cell>
          <table:table-cell table:style-name="ce3" office:value-type="float" office:value="0.235478640634983" calcext:value-type="float">
            <text:p>0.2354786406</text:p>
          </table:table-cell>
          <table:table-cell table:style-name="ce3" office:value-type="float" office:value="1.82341118496048" calcext:value-type="float">
            <text:p>1.8234111850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-19.9350204002973" calcext:value-type="float">
            <text:p>-19.9350204002973</text:p>
          </table:table-cell>
          <table:table-cell table:formula="of:=MAX([.$C258:.$C307])" office:value-type="float" office:value="-12.6573014068208" calcext:value-type="float">
            <text:p>-12.6573014068208</text:p>
          </table:table-cell>
          <table:table-cell table:formula="of:=AVERAGE([.$C258:.$C307])" office:value-type="float" office:value="-15.7083754236603" calcext:value-type="float">
            <text:p>-15.7083754236603</text:p>
          </table:table-cell>
        </table:table-row>
        <table:table-row table:style-name="ro1">
          <table:table-cell table:style-name="ce3" office:value-type="float" office:value="-2.26494307089759" calcext:value-type="float">
            <text:p>-2.2649430709</text:p>
          </table:table-cell>
          <table:table-cell table:style-name="ce3" office:value-type="float" office:value="2.12000769900592" calcext:value-type="float">
            <text:p>2.1200076990</text:p>
          </table:table-cell>
          <table:table-cell table:style-name="ce3" office:value-type="float" office:value="3.27256662404441" calcext:value-type="float">
            <text:p>3.2725666240</text:p>
          </table:table-cell>
          <table:table-cell table:number-columns-repeated="5"/>
        </table:table-row>
        <table:table-row table:style-name="ro1">
          <table:table-cell table:style-name="ce3" office:value-type="float" office:value="2.26484519739678" calcext:value-type="float">
            <text:p>2.2648451974</text:p>
          </table:table-cell>
          <table:table-cell table:style-name="ce3" office:value-type="float" office:value="2.13025338477647" calcext:value-type="float">
            <text:p>2.1302533848</text:p>
          </table:table-cell>
          <table:table-cell table:style-name="ce3" office:value-type="float" office:value="3.76504582813787" calcext:value-type="float">
            <text:p>3.7650458281</text:p>
          </table:table-cell>
          <table:table-cell table:number-columns-repeated="5"/>
        </table:table-row>
        <table:table-row table:style-name="ro1">
          <table:table-cell table:style-name="ce3" office:value-type="float" office:value="2.31646908145498" calcext:value-type="float">
            <text:p>2.3164690815</text:p>
          </table:table-cell>
          <table:table-cell table:style-name="ce3" office:value-type="float" office:value="0.161519607080944" calcext:value-type="float">
            <text:p>0.1615196071</text:p>
          </table:table-cell>
          <table:table-cell table:style-name="ce3" office:value-type="float" office:value="4.1707308104129" calcext:value-type="float">
            <text:p>4.1707308104</text:p>
          </table:table-cell>
          <table:table-cell table:number-columns-repeated="5"/>
        </table:table-row>
        <table:table-row table:style-name="ro1">
          <table:table-cell table:style-name="ce3" office:value-type="float" office:value="0.277476170654281" calcext:value-type="float">
            <text:p>0.2774761707</text:p>
          </table:table-cell>
          <table:table-cell table:style-name="ce3" office:value-type="float" office:value="1.27004596412403" calcext:value-type="float">
            <text:p>1.2700459641</text:p>
          </table:table-cell>
          <table:table-cell table:style-name="ce3" office:value-type="float" office:value="4.6640233343829" calcext:value-type="float">
            <text:p>4.6640233344</text:p>
          </table:table-cell>
          <table:table-cell table:number-columns-repeated="5"/>
        </table:table-row>
        <table:table-row table:style-name="ro1">
          <table:table-cell table:style-name="ce3" office:value-type="float" office:value="-3.8375065905179" calcext:value-type="float">
            <text:p>-3.8375065905</text:p>
          </table:table-cell>
          <table:table-cell table:style-name="ce3" office:value-type="float" office:value="0.172356467139479" calcext:value-type="float">
            <text:p>0.1723564671</text:p>
          </table:table-cell>
          <table:table-cell table:style-name="ce3" office:value-type="float" office:value="4.84355844573024" calcext:value-type="float">
            <text:p>4.8435584457</text:p>
          </table:table-cell>
          <table:table-cell table:number-columns-repeated="5"/>
        </table:table-row>
        <table:table-row table:style-name="ro1">
          <table:table-cell table:style-name="ce3" office:value-type="float" office:value="1.59127698842715" calcext:value-type="float">
            <text:p>1.5912769884</text:p>
          </table:table-cell>
          <table:table-cell table:style-name="ce3" office:value-type="float" office:value="1.95766433333812" calcext:value-type="float">
            <text:p>1.9576643333</text:p>
          </table:table-cell>
          <table:table-cell table:style-name="ce3" office:value-type="float" office:value="5.11633404942407" calcext:value-type="float">
            <text:p>5.1163340494</text:p>
          </table:table-cell>
          <table:table-cell table:number-columns-repeated="5"/>
        </table:table-row>
        <table:table-row table:style-name="ro1">
          <table:table-cell table:style-name="ce3" office:value-type="float" office:value="1.86934881582656" calcext:value-type="float">
            <text:p>1.8693488158</text:p>
          </table:table-cell>
          <table:table-cell table:style-name="ce3" office:value-type="float" office:value="1.63341399386558" calcext:value-type="float">
            <text:p>1.6334139939</text:p>
          </table:table-cell>
          <table:table-cell table:style-name="ce3" office:value-type="float" office:value="6.03445716527306" calcext:value-type="float">
            <text:p>6.0344571653</text:p>
          </table:table-cell>
          <table:table-cell table:number-columns-repeated="5"/>
        </table:table-row>
        <table:table-row table:style-name="ro1">
          <table:table-cell table:style-name="ce3" office:value-type="float" office:value="2.59374762304535" calcext:value-type="float">
            <text:p>2.5937476230</text:p>
          </table:table-cell>
          <table:table-cell table:style-name="ce3" office:value-type="float" office:value="0.899483720843359" calcext:value-type="float">
            <text:p>0.8994837208</text:p>
          </table:table-cell>
          <table:table-cell table:style-name="ce3" office:value-type="float" office:value="7.7803164141367" calcext:value-type="float">
            <text:p>7.7803164141</text:p>
          </table:table-cell>
          <table:table-cell table:number-columns-repeated="5"/>
        </table:table-row>
        <table:table-row table:style-name="ro1">
          <table:table-cell table:style-name="ce3" office:value-type="float" office:value="3.93492188974645" calcext:value-type="float">
            <text:p>3.9349218897</text:p>
          </table:table-cell>
          <table:table-cell table:style-name="ce3" office:value-type="float" office:value="-2.85250859049839" calcext:value-type="float">
            <text:p>-2.8525085905</text:p>
          </table:table-cell>
          <table:table-cell table:style-name="ce3" office:value-type="float" office:value="8.44018563295773" calcext:value-type="float">
            <text:p>8.4401856330</text:p>
          </table:table-cell>
          <table:table-cell table:number-columns-repeated="5"/>
        </table:table-row>
        <table:table-row table:style-name="ro1">
          <table:table-cell table:style-name="ce3" office:value-type="float" office:value="-1.13056943992548" calcext:value-type="float">
            <text:p>-1.1305694399</text:p>
          </table:table-cell>
          <table:table-cell table:style-name="ce3" office:value-type="float" office:value="2.40525178300972" calcext:value-type="float">
            <text:p>2.4052517830</text:p>
          </table:table-cell>
          <table:table-cell table:style-name="ce3" office:value-type="float" office:value="8.52376538675836" calcext:value-type="float">
            <text:p>8.5237653868</text:p>
          </table:table-cell>
          <table:table-cell table:number-columns-repeated="5"/>
        </table:table-row>
        <table:table-row table:style-name="ro1">
          <table:table-cell table:style-name="ce3" office:value-type="float" office:value="1.1229032996629" calcext:value-type="float">
            <text:p>1.1229032997</text:p>
          </table:table-cell>
          <table:table-cell table:style-name="ce3" office:value-type="float" office:value="3.73772028206879" calcext:value-type="float">
            <text:p>3.7377202821</text:p>
          </table:table-cell>
          <table:table-cell table:style-name="ce3" office:value-type="float" office:value="8.83865140855515" calcext:value-type="float">
            <text:p>8.8386514086</text:p>
          </table:table-cell>
          <table:table-cell table:number-columns-repeated="5"/>
        </table:table-row>
        <table:table-row table:style-name="ro1">
          <table:table-cell table:style-name="ce3" office:value-type="float" office:value="1.54333858015159" calcext:value-type="float">
            <text:p>1.5433385802</text:p>
          </table:table-cell>
          <table:table-cell table:style-name="ce3" office:value-type="float" office:value="-0.20080022081571" calcext:value-type="float">
            <text:p>-0.2008002208</text:p>
          </table:table-cell>
          <table:table-cell table:style-name="ce3" office:value-type="float" office:value="9.01143913482537" calcext:value-type="float">
            <text:p>9.0114391348</text:p>
          </table:table-cell>
          <table:table-cell table:number-columns-repeated="5"/>
        </table:table-row>
        <table:table-row table:style-name="ro1">
          <table:table-cell table:style-name="ce3" office:value-type="float" office:value="-2.88795352985832" calcext:value-type="float">
            <text:p>-2.8879535299</text:p>
          </table:table-cell>
          <table:table-cell table:style-name="ce3" office:value-type="float" office:value="-1.37942722658089" calcext:value-type="float">
            <text:p>-1.3794272266</text:p>
          </table:table-cell>
          <table:table-cell table:style-name="ce3" office:value-type="float" office:value="9.88556291134356" calcext:value-type="float">
            <text:p>9.8855629113</text:p>
          </table:table-cell>
          <table:table-cell table:number-columns-repeated="5"/>
        </table:table-row>
        <table:table-row table:style-name="ro1">
          <table:table-cell table:style-name="ce3" office:value-type="float" office:value="1.82478148418231" calcext:value-type="float">
            <text:p>1.8247814842</text:p>
          </table:table-cell>
          <table:table-cell table:style-name="ce3" office:value-type="float" office:value="1.47305058336087" calcext:value-type="float">
            <text:p>1.4730505834</text:p>
          </table:table-cell>
          <table:table-cell table:style-name="ce3" office:value-type="float" office:value="10.8290201120218" calcext:value-type="float">
            <text:p>10.8290201120</text:p>
          </table:table-cell>
          <table:table-cell table:number-columns-repeated="5"/>
        </table:table-row>
        <table:table-row table:style-name="ro1">
          <table:table-cell table:style-name="ce3" office:value-type="float" office:value="2.22988445122351" calcext:value-type="float">
            <text:p>2.2298844512</text:p>
          </table:table-cell>
          <table:table-cell table:style-name="ce3" office:value-type="float" office:value="-0.39086907513378" calcext:value-type="float">
            <text:p>-0.3908690751</text:p>
          </table:table-cell>
          <table:table-cell table:style-name="ce3" office:value-type="float" office:value="11.6044527001261" calcext:value-type="float">
            <text:p>11.6044527001</text:p>
          </table:table-cell>
          <table:table-cell table:number-columns-repeated="5"/>
        </table:table-row>
        <table:table-row table:style-name="ro1">
          <table:table-cell table:style-name="ce3" office:value-type="float" office:value="1.29288968543613" calcext:value-type="float">
            <text:p>1.2928896854</text:p>
          </table:table-cell>
          <table:table-cell table:style-name="ce3" office:value-type="float" office:value="-1.34787647396406" calcext:value-type="float">
            <text:p>-1.3478764740</text:p>
          </table:table-cell>
          <table:table-cell table:style-name="ce3" office:value-type="float" office:value="11.9200635373204" calcext:value-type="float">
            <text:p>11.9200635373</text:p>
          </table:table-cell>
          <table:table-cell table:number-columns-repeated="5"/>
        </table:table-row>
        <table:table-row table:style-name="ro1">
          <table:table-cell table:style-name="ce3" office:value-type="float" office:value="1.16403462153087" calcext:value-type="float">
            <text:p>1.1640346215</text:p>
          </table:table-cell>
          <table:table-cell table:style-name="ce3" office:value-type="float" office:value="-4.86653155945718" calcext:value-type="float">
            <text:p>-4.8665315595</text:p>
          </table:table-cell>
          <table:table-cell table:style-name="ce3" office:value-type="float" office:value="13.2105811409842" calcext:value-type="float">
            <text:p>13.2105811410</text:p>
          </table:table-cell>
          <table:table-cell table:number-columns-repeated="5"/>
        </table:table-row>
        <table:table-row table:style-name="ro1">
          <table:table-cell table:style-name="ce3" office:value-type="float" office:value="1.23409061920825" calcext:value-type="float">
            <text:p>1.2340906192</text:p>
          </table:table-cell>
          <table:table-cell table:style-name="ce3" office:value-type="float" office:value="-4.98082890108073" calcext:value-type="float">
            <text:p>-4.9808289011</text:p>
          </table:table-cell>
          <table:table-cell table:style-name="ce3" office:value-type="float" office:value="15.4061442781984" calcext:value-type="float">
            <text:p>15.4061442782</text:p>
          </table:table-cell>
          <table:table-cell table:number-columns-repeated="5"/>
        </table:table-row>
        <table:table-row table:style-name="ro1">
          <table:table-cell table:style-name="ce3" office:value-type="float" office:value="-2.17056913552144" calcext:value-type="float">
            <text:p>-2.1705691355</text:p>
          </table:table-cell>
          <table:table-cell table:style-name="ce3" office:value-type="float" office:value="-2.56716081533285" calcext:value-type="float">
            <text:p>-2.5671608153</text:p>
          </table:table-cell>
          <table:table-cell table:style-name="ce3" office:value-type="float" office:value="15.6382976970877" calcext:value-type="float">
            <text:p>15.6382976971</text:p>
          </table:table-cell>
          <table:table-cell table:number-columns-repeated="5"/>
        </table:table-row>
        <table:table-row table:style-name="ro1">
          <table:table-cell table:style-name="ce3" office:value-type="float" office:value="-2.75607837048992" calcext:value-type="float">
            <text:p>-2.7560783705</text:p>
          </table:table-cell>
          <table:table-cell table:style-name="ce3" office:value-type="float" office:value="-2.73163723987406" calcext:value-type="float">
            <text:p>-2.7316372399</text:p>
          </table:table-cell>
          <table:table-cell table:style-name="ce3" office:value-type="float" office:value="15.8271957212114" calcext:value-type="float">
            <text:p>15.8271957212</text:p>
          </table:table-cell>
          <table:table-cell table:number-columns-repeated="5"/>
        </table:table-row>
        <table:table-row table:style-name="ro1">
          <table:table-cell table:style-name="ce3" office:value-type="float" office:value="0.626035430993098" calcext:value-type="float">
            <text:p>0.6260354310</text:p>
          </table:table-cell>
          <table:table-cell table:style-name="ce3" office:value-type="float" office:value="2.30919301496687" calcext:value-type="float">
            <text:p>2.3091930150</text:p>
          </table:table-cell>
          <table:table-cell table:style-name="ce3" office:value-type="float" office:value="16.3832629294271" calcext:value-type="float">
            <text:p>16.3832629294</text:p>
          </table:table-cell>
          <table:table-cell table:number-columns-repeated="5"/>
        </table:table-row>
        <table:table-row table:style-name="ro1">
          <table:table-cell table:style-name="ce3" office:value-type="float" office:value="-3.18821283357702" calcext:value-type="float">
            <text:p>-3.1882128336</text:p>
          </table:table-cell>
          <table:table-cell table:style-name="ce3" office:value-type="float" office:value="-1.60035602190746" calcext:value-type="float">
            <text:p>-1.6003560219</text:p>
          </table:table-cell>
          <table:table-cell table:style-name="ce3" office:value-type="float" office:value="17.0174249534288" calcext:value-type="float">
            <text:p>17.0174249534</text:p>
          </table:table-cell>
          <table:table-cell table:number-columns-repeated="5"/>
        </table:table-row>
        <table:table-row table:style-name="ro1">
          <table:table-cell table:style-name="ce3" office:value-type="float" office:value="-1.58172181626533" calcext:value-type="float">
            <text:p>-1.5817218163</text:p>
          </table:table-cell>
          <table:table-cell table:style-name="ce3" office:value-type="float" office:value="-3.88920476768611" calcext:value-type="float">
            <text:p>-3.8892047677</text:p>
          </table:table-cell>
          <table:table-cell table:style-name="ce3" office:value-type="float" office:value="18.6650072598022" calcext:value-type="float">
            <text:p>18.6650072598</text:p>
          </table:table-cell>
          <table:table-cell table:number-columns-repeated="5"/>
        </table:table-row>
        <table:table-row table:style-name="ro1">
          <table:table-cell table:style-name="ce3" office:value-type="float" office:value="-4.65351020490094" calcext:value-type="float">
            <text:p>-4.6535102049</text:p>
          </table:table-cell>
          <table:table-cell table:style-name="ce3" office:value-type="float" office:value="0.0861398901972033" calcext:value-type="float">
            <text:p>0.0861398902</text:p>
          </table:table-cell>
          <table:table-cell table:style-name="ce3" office:value-type="float" office:value="18.7898423401578" calcext:value-type="float">
            <text:p>18.7898423402</text:p>
          </table:table-cell>
          <table:table-cell table:number-columns-repeated="5"/>
        </table:table-row>
        <table:table-row table:style-name="ro1">
          <table:table-cell table:style-name="ce3" office:value-type="float" office:value="-3.18143329793405" calcext:value-type="float">
            <text:p>-3.1814332979</text:p>
          </table:table-cell>
          <table:table-cell table:style-name="ce3" office:value-type="float" office:value="4.96773876197333" calcext:value-type="float">
            <text:p>4.9677387620</text:p>
          </table:table-cell>
          <table:table-cell table:style-name="ce3" office:value-type="float" office:value="20.8285514016275" calcext:value-type="float">
            <text:p>20.8285514016</text:p>
          </table:table-cell>
          <table:table-cell table:number-columns-repeated="5"/>
        </table:table-row>
        <table:table-row table:style-name="ro1">
          <table:table-cell table:style-name="ce3" office:value-type="float" office:value="3.4996669847099" calcext:value-type="float">
            <text:p>3.4996669847</text:p>
          </table:table-cell>
          <table:table-cell table:style-name="ce3" office:value-type="float" office:value="3.00706443793466" calcext:value-type="float">
            <text:p>3.0070644379</text:p>
          </table:table-cell>
          <table:table-cell table:style-name="ce3" office:value-type="float" office:value="21.2999331353204" calcext:value-type="float">
            <text:p>21.2999331353</text:p>
          </table:table-cell>
          <table:table-cell table:number-columns-repeated="5"/>
        </table:table-row>
        <table:table-row table:style-name="ro1">
          <table:table-cell table:style-name="ce3" office:value-type="float" office:value="-2.52881073130292" calcext:value-type="float">
            <text:p>-2.5288107313</text:p>
          </table:table-cell>
          <table:table-cell table:style-name="ce3" office:value-type="float" office:value="-0.340177727265438" calcext:value-type="float">
            <text:p>-0.3401777273</text:p>
          </table:table-cell>
          <table:table-cell table:style-name="ce3" office:value-type="float" office:value="21.7148977745567" calcext:value-type="float">
            <text:p>21.7148977746</text:p>
          </table:table-cell>
          <table:table-cell table:number-columns-repeated="5"/>
        </table:table-row>
        <table:table-row table:style-name="ro1">
          <table:table-cell table:style-name="ce3" office:value-type="float" office:value="2.0740756045773" calcext:value-type="float">
            <text:p>2.0740756046</text:p>
          </table:table-cell>
          <table:table-cell table:style-name="ce3" office:value-type="float" office:value="4.66956134553051" calcext:value-type="float">
            <text:p>4.6695613455</text:p>
          </table:table-cell>
          <table:table-cell table:style-name="ce3" office:value-type="float" office:value="22.0119802445014" calcext:value-type="float">
            <text:p>22.0119802445</text:p>
          </table:table-cell>
          <table:table-cell table:number-columns-repeated="5"/>
        </table:table-row>
        <table:table-row table:style-name="ro1">
          <table:table-cell table:style-name="ce3" office:value-type="float" office:value="-2.35186992262375" calcext:value-type="float">
            <text:p>-2.3518699226</text:p>
          </table:table-cell>
          <table:table-cell table:style-name="ce3" office:value-type="float" office:value="2.64217820423573" calcext:value-type="float">
            <text:p>2.6421782042</text:p>
          </table:table-cell>
          <table:table-cell table:style-name="ce3" office:value-type="float" office:value="24.753087734845" calcext:value-type="float">
            <text:p>24.7530877348</text:p>
          </table:table-cell>
          <table:table-cell table:number-columns-repeated="5"/>
        </table:table-row>
        <table:table-row table:style-name="ro1">
          <table:table-cell table:style-name="ce3" office:value-type="float" office:value="3.47635136246154" calcext:value-type="float">
            <text:p>3.4763513625</text:p>
          </table:table-cell>
          <table:table-cell table:style-name="ce3" office:value-type="float" office:value="-0.710333079874817" calcext:value-type="float">
            <text:p>-0.7103330799</text:p>
          </table:table-cell>
          <table:table-cell table:style-name="ce3" office:value-type="float" office:value="24.9460246322166" calcext:value-type="float">
            <text:p>24.9460246322</text:p>
          </table:table-cell>
          <table:table-cell table:number-columns-repeated="5"/>
        </table:table-row>
        <table:table-row table:style-name="ro1">
          <table:table-cell table:style-name="ce3" office:value-type="float" office:value="0.462066922878364" calcext:value-type="float">
            <text:p>0.4620669229</text:p>
          </table:table-cell>
          <table:table-cell table:style-name="ce3" office:value-type="float" office:value="-3.31805214811971" calcext:value-type="float">
            <text:p>-3.3180521481</text:p>
          </table:table-cell>
          <table:table-cell table:style-name="ce3" office:value-type="float" office:value="25.0870244278967" calcext:value-type="float">
            <text:p>25.0870244279</text:p>
          </table:table-cell>
          <table:table-cell table:number-columns-repeated="5"/>
        </table:table-row>
        <table:table-row table:style-name="ro1">
          <table:table-cell table:style-name="ce3" office:value-type="float" office:value="-0.386818409118129" calcext:value-type="float">
            <text:p>-0.3868184091</text:p>
          </table:table-cell>
          <table:table-cell table:style-name="ce3" office:value-type="float" office:value="-5.09457832698468" calcext:value-type="float">
            <text:p>-5.0945783270</text:p>
          </table:table-cell>
          <table:table-cell table:style-name="ce3" office:value-type="float" office:value="25.3948649950427" calcext:value-type="float">
            <text:p>25.3948649950</text:p>
          </table:table-cell>
          <table:table-cell table:number-columns-repeated="5"/>
        </table:table-row>
        <table:table-row table:style-name="ro1">
          <table:table-cell table:style-name="ce3" office:value-type="float" office:value="0.580044896730804" calcext:value-type="float">
            <text:p>0.5800448967</text:p>
          </table:table-cell>
          <table:table-cell table:style-name="ce3" office:value-type="float" office:value="-3.66149692297479" calcext:value-type="float">
            <text:p>-3.6614969230</text:p>
          </table:table-cell>
          <table:table-cell table:style-name="ce3" office:value-type="float" office:value="27.7833385763016" calcext:value-type="float">
            <text:p>27.7833385763</text:p>
          </table:table-cell>
          <table:table-cell table:number-columns-repeated="5"/>
        </table:table-row>
        <table:table-row table:style-name="ro1">
          <table:table-cell table:style-name="ce3" office:value-type="float" office:value="-1.55231131584675" calcext:value-type="float">
            <text:p>-1.5523113158</text:p>
          </table:table-cell>
          <table:table-cell table:style-name="ce3" office:value-type="float" office:value="-2.5531452036696" calcext:value-type="float">
            <text:p>-2.5531452037</text:p>
          </table:table-cell>
          <table:table-cell table:style-name="ce3" office:value-type="float" office:value="27.8405524372071" calcext:value-type="float">
            <text:p>27.8405524372</text:p>
          </table:table-cell>
          <table:table-cell table:number-columns-repeated="5"/>
        </table:table-row>
        <table:table-row table:style-name="ro1">
          <table:table-cell table:style-name="ce3" office:value-type="float" office:value="-3.4587820573813" calcext:value-type="float">
            <text:p>-3.4587820574</text:p>
          </table:table-cell>
          <table:table-cell table:style-name="ce3" office:value-type="float" office:value="-0.36473912751266" calcext:value-type="float">
            <text:p>-0.3647391275</text:p>
          </table:table-cell>
          <table:table-cell table:style-name="ce3" office:value-type="float" office:value="28.3635396282359" calcext:value-type="float">
            <text:p>28.3635396282</text:p>
          </table:table-cell>
          <table:table-cell table:number-columns-repeated="5"/>
        </table:table-row>
        <table:table-row table:style-name="ro1">
          <table:table-cell table:style-name="ce3" office:value-type="float" office:value="2.37289623325003" calcext:value-type="float">
            <text:p>2.3728962333</text:p>
          </table:table-cell>
          <table:table-cell table:style-name="ce3" office:value-type="float" office:value="-4.88304299335121" calcext:value-type="float">
            <text:p>-4.8830429934</text:p>
          </table:table-cell>
          <table:table-cell table:style-name="ce3" office:value-type="float" office:value="29.0325010969259" calcext:value-type="float">
            <text:p>29.0325010969</text:p>
          </table:table-cell>
          <table:table-cell table:number-columns-repeated="5"/>
        </table:table-row>
        <table:table-row table:style-name="ro1">
          <table:table-cell table:style-name="ce3" office:value-type="float" office:value="3.51991786781346" calcext:value-type="float">
            <text:p>3.5199178678</text:p>
          </table:table-cell>
          <table:table-cell table:style-name="ce3" office:value-type="float" office:value="-2.2750699694792" calcext:value-type="float">
            <text:p>-2.2750699695</text:p>
          </table:table-cell>
          <table:table-cell table:style-name="ce3" office:value-type="float" office:value="29.0562443238172" calcext:value-type="float">
            <text:p>29.0562443238</text:p>
          </table:table-cell>
          <table:table-cell table:number-columns-repeated="5"/>
        </table:table-row>
        <table:table-row table:style-name="ro1">
          <table:table-cell table:style-name="ce3" office:value-type="float" office:value="-4.49126104167296" calcext:value-type="float">
            <text:p>-4.4912610417</text:p>
          </table:table-cell>
          <table:table-cell table:style-name="ce3" office:value-type="float" office:value="-2.78645308025182" calcext:value-type="float">
            <text:p>-2.7864530803</text:p>
          </table:table-cell>
          <table:table-cell table:style-name="ce3" office:value-type="float" office:value="35.6502343956416" calcext:value-type="float">
            <text:p>35.6502343956</text:p>
          </table:table-cell>
          <table:table-cell table:number-columns-repeated="5"/>
        </table:table-row>
        <table:table-row table:style-name="ro1">
          <table:table-cell table:style-name="ce3" office:value-type="float" office:value="-2.58020390218753" calcext:value-type="float">
            <text:p>-2.5802039022</text:p>
          </table:table-cell>
          <table:table-cell table:style-name="ce3" office:value-type="float" office:value="-3.56275366174927" calcext:value-type="float">
            <text:p>-3.5627536617</text:p>
          </table:table-cell>
          <table:table-cell table:style-name="ce3" office:value-type="float" office:value="37.340237799706" calcext:value-type="float">
            <text:p>37.3402377997</text:p>
          </table:table-cell>
          <table:table-cell table:number-columns-repeated="5"/>
        </table:table-row>
        <table:table-row table:style-name="ro1">
          <table:table-cell table:style-name="ce3" office:value-type="float" office:value="4.28954338110902" calcext:value-type="float">
            <text:p>4.2895433811</text:p>
          </table:table-cell>
          <table:table-cell table:style-name="ce3" office:value-type="float" office:value="4.86815988420109" calcext:value-type="float">
            <text:p>4.8681598842</text:p>
          </table:table-cell>
          <table:table-cell table:style-name="ce3" office:value-type="float" office:value="37.7975292990511" calcext:value-type="float">
            <text:p>37.7975292991</text:p>
          </table:table-cell>
          <table:table-cell table:number-columns-repeated="5"/>
        </table:table-row>
        <table:table-row table:style-name="ro1">
          <table:table-cell table:style-name="ce3" office:value-type="float" office:value="4.56545907068276" calcext:value-type="float">
            <text:p>4.5654590707</text:p>
          </table:table-cell>
          <table:table-cell table:style-name="ce3" office:value-type="float" office:value="-1.58061311392107" calcext:value-type="float">
            <text:p>-1.5806131139</text:p>
          </table:table-cell>
          <table:table-cell table:style-name="ce3" office:value-type="float" office:value="41.2522501849229" calcext:value-type="float">
            <text:p>41.2522501849</text:p>
          </table:table-cell>
          <table:table-cell table:number-columns-repeated="5"/>
        </table:table-row>
        <table:table-row table:style-name="ro1">
          <table:table-cell table:style-name="ce3" office:value-type="float" office:value="-4.16071753211256" calcext:value-type="float">
            <text:p>-4.1607175321</text:p>
          </table:table-cell>
          <table:table-cell table:style-name="ce3" office:value-type="float" office:value="4.5272404016097" calcext:value-type="float">
            <text:p>4.5272404016</text:p>
          </table:table-cell>
          <table:table-cell table:style-name="ce3" office:value-type="float" office:value="42.3412124840665" calcext:value-type="float">
            <text:p>42.3412124841</text:p>
          </table:table-cell>
          <table:table-cell table:number-columns-repeated="5"/>
        </table:table-row>
        <table:table-row table:style-name="ro1">
          <table:table-cell table:style-name="ce3" office:value-type="float" office:value="4.24041984146272" calcext:value-type="float">
            <text:p>4.2404198415</text:p>
          </table:table-cell>
          <table:table-cell table:style-name="ce3" office:value-type="float" office:value="4.68180285445679" calcext:value-type="float">
            <text:p>4.6818028545</text:p>
          </table:table-cell>
          <table:table-cell table:style-name="ce3" office:value-type="float" office:value="43.4538888507806" calcext:value-type="float">
            <text:p>43.4538888508</text:p>
          </table:table-cell>
          <table:table-cell table:number-columns-repeated="5"/>
        </table:table-row>
        <table:table-row table:style-name="ro1">
          <table:table-cell table:style-name="ce3" office:value-type="float" office:value="-4.32781311739035" calcext:value-type="float">
            <text:p>-4.3278131174</text:p>
          </table:table-cell>
          <table:table-cell table:style-name="ce3" office:value-type="float" office:value="-3.53172802022633" calcext:value-type="float">
            <text:p>-3.5317280202</text:p>
          </table:table-cell>
          <table:table-cell table:style-name="ce3" office:value-type="float" office:value="45.701694301097" calcext:value-type="float">
            <text:p>45.7016943011</text:p>
          </table:table-cell>
          <table:table-cell table:number-columns-repeated="5"/>
        </table:table-row>
        <table:table-row table:style-name="ro1">
          <table:table-cell table:style-name="ce3" office:value-type="float" office:value="4.74008685010273" calcext:value-type="float">
            <text:p>4.7400868501</text:p>
          </table:table-cell>
          <table:table-cell table:style-name="ce3" office:value-type="float" office:value="-4.444080025112" calcext:value-type="float">
            <text:p>-4.4440800251</text:p>
          </table:table-cell>
          <table:table-cell table:style-name="ce3" office:value-type="float" office:value="52.2297998312257" calcext:value-type="float">
            <text:p>52.229799831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-3.01420514264937" calcext:value-type="float">
            <text:p>-3.01420514264937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9.75550047472197" calcext:value-type="float">
            <text:p>-9.75550047472197</text:p>
          </table:table-cell>
          <table:table-cell table:number-columns-repeated="5"/>
        </table:table-row>
        <table:table-row table:style-name="ro1">
          <table:table-cell office:value-type="float" office:value="-1.13056943992548" calcext:value-type="float">
            <text:p>-1.1305694399254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7.5849354867177" calcext:value-type="float">
            <text:p>-7.5849354867177</text:p>
          </table:table-cell>
          <table:table-cell table:number-columns-repeated="5"/>
        </table:table-row>
        <table:table-row table:style-name="ro1">
          <table:table-cell office:value-type="float" office:value="2.9836572072047" calcext:value-type="float">
            <text:p>2.9836572072047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7.42451004552601" calcext:value-type="float">
            <text:p>-7.4245100455260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1.16447974387194" calcext:value-type="float">
            <text:p>1.16447974387194</text:p>
          </table:table-cell>
          <table:table-cell office:value-type="float" office:value="-7.08363335614146" calcext:value-type="float">
            <text:p>-7.08363335614146</text:p>
          </table:table-cell>
          <table:table-cell table:number-columns-repeated="5"/>
        </table:table-row>
        <table:table-row table:style-name="ro1">
          <table:table-cell office:value-type="float" office:value="0.0643276375060873" calcext:value-type="float">
            <text:p>0.0643276375060873</text:p>
          </table:table-cell>
          <table:table-cell office:value-type="float" office:value="1.27004596412403" calcext:value-type="float">
            <text:p>1.27004596412403</text:p>
          </table:table-cell>
          <table:table-cell office:value-type="float" office:value="-6.32088981639894" calcext:value-type="float">
            <text:p>-6.32088981639894</text:p>
          </table:table-cell>
          <table:table-cell table:number-columns-repeated="5"/>
        </table:table-row>
        <table:table-row table:style-name="ro1">
          <table:table-cell office:value-type="float" office:value="1.89011409393971" calcext:value-type="float">
            <text:p>1.89011409393971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6.18094587158808" calcext:value-type="float">
            <text:p>-6.18094587158808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1.95766433333812" calcext:value-type="float">
            <text:p>1.95766433333812</text:p>
          </table:table-cell>
          <table:table-cell office:value-type="float" office:value="-5.81079617767584" calcext:value-type="float">
            <text:p>-5.81079617767584</text:p>
          </table:table-cell>
          <table:table-cell table:number-columns-repeated="5"/>
        </table:table-row>
        <table:table-row table:style-name="ro1">
          <table:table-cell office:value-type="float" office:value="1.85762710486152" calcext:value-type="float">
            <text:p>1.85762710486152</text:p>
          </table:table-cell>
          <table:table-cell office:value-type="float" office:value="-0.20080022081571" calcext:value-type="float">
            <text:p>-0.20080022081571</text:p>
          </table:table-cell>
          <table:table-cell office:value-type="float" office:value="-5.80987065474952" calcext:value-type="float">
            <text:p>-5.80987065474952</text:p>
          </table:table-cell>
          <table:table-cell table:number-columns-repeated="5"/>
        </table:table-row>
        <table:table-row table:style-name="ro1">
          <table:table-cell office:value-type="float" office:value="-2.96717196710903" calcext:value-type="float">
            <text:p>-2.96717196710903</text:p>
          </table:table-cell>
          <table:table-cell office:value-type="float" office:value="0.172356467139479" calcext:value-type="float">
            <text:p>0.172356467139479</text:p>
          </table:table-cell>
          <table:table-cell office:value-type="float" office:value="-5.64147786632334" calcext:value-type="float">
            <text:p>-5.64147786632334</text:p>
          </table:table-cell>
          <table:table-cell table:number-columns-repeated="5"/>
        </table:table-row>
        <table:table-row table:style-name="ro1">
          <table:table-cell office:value-type="float" office:value="1.8732463126468" calcext:value-type="float">
            <text:p>1.873246312646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5.5274512994877" calcext:value-type="float">
            <text:p>-5.5274512994877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3.06077967510788" calcext:value-type="float">
            <text:p>-3.06077967510788</text:p>
          </table:table-cell>
          <table:table-cell office:value-type="float" office:value="-4.90942844692085" calcext:value-type="float">
            <text:p>-4.90942844692085</text:p>
          </table:table-cell>
          <table:table-cell table:number-columns-repeated="5"/>
        </table:table-row>
        <table:table-row table:style-name="ro1">
          <table:table-cell office:value-type="float" office:value="0.035374676072619" calcext:value-type="float">
            <text:p>0.035374676072619</text:p>
          </table:table-cell>
          <table:table-cell office:value-type="float" office:value="2.77820806266894" calcext:value-type="float">
            <text:p>2.77820806266894</text:p>
          </table:table-cell>
          <table:table-cell office:value-type="float" office:value="-3.79741399846434" calcext:value-type="float">
            <text:p>-3.79741399846434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2.25523168659809" calcext:value-type="float">
            <text:p>-2.25523168659809</text:p>
          </table:table-cell>
          <table:table-cell office:value-type="float" office:value="-3.46291209486119" calcext:value-type="float">
            <text:p>-3.4629120948611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1.25303872816245" calcext:value-type="float">
            <text:p>1.25303872816245</text:p>
          </table:table-cell>
          <table:table-cell office:value-type="float" office:value="-3.2371577710019" calcext:value-type="float">
            <text:p>-3.2371577710019</text:p>
          </table:table-cell>
          <table:table-cell table:number-columns-repeated="5"/>
        </table:table-row>
        <table:table-row table:style-name="ro1">
          <table:table-cell office:value-type="float" office:value="3.17093517283175" calcext:value-type="float">
            <text:p>3.17093517283175</text:p>
          </table:table-cell>
          <table:table-cell office:value-type="float" office:value="-0.941756775570295" calcext:value-type="float">
            <text:p>-0.941756775570295</text:p>
          </table:table-cell>
          <table:table-cell office:value-type="float" office:value="-3.16205933160224" calcext:value-type="float">
            <text:p>-3.16205933160224</text:p>
          </table:table-cell>
          <table:table-cell table:number-columns-repeated="5"/>
        </table:table-row>
        <table:table-row table:style-name="ro1">
          <table:table-cell office:value-type="float" office:value="0.869190383645971" calcext:value-type="float">
            <text:p>0.869190383645971</text:p>
          </table:table-cell>
          <table:table-cell office:value-type="float" office:value="-3.13162974043081" calcext:value-type="float">
            <text:p>-3.13162974043081</text:p>
          </table:table-cell>
          <table:table-cell office:value-type="float" office:value="-3.01617084763501" calcext:value-type="float">
            <text:p>-3.01617084763501</text:p>
          </table:table-cell>
          <table:table-cell table:number-columns-repeated="5"/>
        </table:table-row>
        <table:table-row table:style-name="ro1">
          <table:table-cell office:value-type="float" office:value="-0.792338887273374" calcext:value-type="float">
            <text:p>-0.792338887273374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2.8934616646886" calcext:value-type="float">
            <text:p>-2.8934616646886</text:p>
          </table:table-cell>
          <table:table-cell table:number-columns-repeated="5"/>
        </table:table-row>
        <table:table-row table:style-name="ro1">
          <table:table-cell office:value-type="float" office:value="0.869190383645971" calcext:value-type="float">
            <text:p>0.869190383645971</text:p>
          </table:table-cell>
          <table:table-cell office:value-type="float" office:value="1.7456233858465" calcext:value-type="float">
            <text:p>1.7456233858465</text:p>
          </table:table-cell>
          <table:table-cell office:value-type="float" office:value="-2.73065118704821" calcext:value-type="float">
            <text:p>-2.73065118704821</text:p>
          </table:table-cell>
          <table:table-cell table:number-columns-repeated="5"/>
        </table:table-row>
        <table:table-row table:style-name="ro1">
          <table:table-cell office:value-type="float" office:value="-3.03725343661694" calcext:value-type="float">
            <text:p>-3.03725343661694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2.54617282865888" calcext:value-type="float">
            <text:p>-2.54617282865888</text:p>
          </table:table-cell>
          <table:table-cell table:number-columns-repeated="5"/>
        </table:table-row>
        <table:table-row table:style-name="ro1">
          <table:table-cell office:value-type="float" office:value="-2.88795352985832" calcext:value-type="float">
            <text:p>-2.88795352985832</text:p>
          </table:table-cell>
          <table:table-cell office:value-type="float" office:value="-0.20080022081571" calcext:value-type="float">
            <text:p>-0.20080022081571</text:p>
          </table:table-cell>
          <table:table-cell office:value-type="float" office:value="-2.28425176404026" calcext:value-type="float">
            <text:p>-2.28425176404026</text:p>
          </table:table-cell>
          <table:table-cell table:number-columns-repeated="5"/>
        </table:table-row>
        <table:table-row table:style-name="ro1">
          <table:table-cell office:value-type="float" office:value="-0.168281758557931" calcext:value-type="float">
            <text:p>-0.168281758557931</text:p>
          </table:table-cell>
          <table:table-cell office:value-type="float" office:value="1.27004596412403" calcext:value-type="float">
            <text:p>1.27004596412403</text:p>
          </table:table-cell>
          <table:table-cell office:value-type="float" office:value="-2.01432745758647" calcext:value-type="float">
            <text:p>-2.01432745758647</text:p>
          </table:table-cell>
          <table:table-cell table:number-columns-repeated="5"/>
        </table:table-row>
        <table:table-row table:style-name="ro1">
          <table:table-cell office:value-type="float" office:value="-2.9065976855235" calcext:value-type="float">
            <text:p>-2.90659768552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.92228019185651" calcext:value-type="float">
            <text:p>-1.92228019185651</text:p>
          </table:table-cell>
          <table:table-cell table:number-columns-repeated="5"/>
        </table:table-row>
        <table:table-row table:style-name="ro1">
          <table:table-cell office:value-type="float" office:value="-0.926397076442369" calcext:value-type="float">
            <text:p>-0.926397076442369</text:p>
          </table:table-cell>
          <table:table-cell office:value-type="float" office:value="0.373172081712514" calcext:value-type="float">
            <text:p>0.373172081712514</text:p>
          </table:table-cell>
          <table:table-cell office:value-type="float" office:value="-0.962713234821308" calcext:value-type="float">
            <text:p>-0.962713234821308</text:p>
          </table:table-cell>
          <table:table-cell table:number-columns-repeated="5"/>
        </table:table-row>
        <table:table-row table:style-name="ro1">
          <table:table-cell office:value-type="float" office:value="-0.936041879651279" calcext:value-type="float">
            <text:p>-0.936041879651279</text:p>
          </table:table-cell>
          <table:table-cell office:value-type="float" office:value="-3.88920476768611" calcext:value-type="float">
            <text:p>-3.88920476768611</text:p>
          </table:table-cell>
          <table:table-cell office:value-type="float" office:value="-0.874446782476197" calcext:value-type="float">
            <text:p>-0.874446782476197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77057759087409" calcext:value-type="float">
            <text:p>0.77057759087409</text:p>
          </table:table-cell>
          <table:table-cell office:value-type="float" office:value="-0.724180862704063" calcext:value-type="float">
            <text:p>-0.724180862704063</text:p>
          </table:table-cell>
          <table:table-cell table:number-columns-repeated="5"/>
        </table:table-row>
        <table:table-row table:style-name="ro1">
          <table:table-cell office:value-type="float" office:value="-1.13056943992548" calcext:value-type="float">
            <text:p>-1.13056943992548</text:p>
          </table:table-cell>
          <table:table-cell office:value-type="float" office:value="-2.25188957464933" calcext:value-type="float">
            <text:p>-2.25188957464933</text:p>
          </table:table-cell>
          <table:table-cell office:value-type="float" office:value="-0.351428953369199" calcext:value-type="float">
            <text:p>-0.351428953369199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-2.91702104087512" calcext:value-type="float">
            <text:p>-2.91702104087512</text:p>
          </table:table-cell>
          <table:table-cell office:value-type="float" office:value="-0.157305993138536" calcext:value-type="float">
            <text:p>-0.157305993138536</text:p>
          </table:table-cell>
          <table:table-cell table:number-columns-repeated="5"/>
        </table:table-row>
        <table:table-row table:style-name="ro1">
          <table:table-cell office:value-type="float" office:value="-1.0257950805138" calcext:value-type="float">
            <text:p>-1.0257950805138</text:p>
          </table:table-cell>
          <table:table-cell office:value-type="float" office:value="-2.30568580282093" calcext:value-type="float">
            <text:p>-2.30568580282093</text:p>
          </table:table-cell>
          <table:table-cell office:value-type="float" office:value="-0.0726122965217808" calcext:value-type="float">
            <text:p>-0.0726122965217808</text:p>
          </table:table-cell>
          <table:table-cell table:number-columns-repeated="5"/>
        </table:table-row>
        <table:table-row table:style-name="ro1">
          <table:table-cell office:value-type="float" office:value="0.745906550144397" calcext:value-type="float">
            <text:p>0.745906550144397</text:p>
          </table:table-cell>
          <table:table-cell office:value-type="float" office:value="0.235478640634983" calcext:value-type="float">
            <text:p>0.235478640634983</text:p>
          </table:table-cell>
          <table:table-cell office:value-type="float" office:value="-0.0421410576525206" calcext:value-type="float">
            <text:p>-0.0421410576525206</text:p>
          </table:table-cell>
          <table:table-cell table:number-columns-repeated="5"/>
        </table:table-row>
        <table:table-row table:style-name="ro1">
          <table:table-cell office:value-type="float" office:value="-0.694900045856313" calcext:value-type="float">
            <text:p>-0.694900045856313</text:p>
          </table:table-cell>
          <table:table-cell office:value-type="float" office:value="0.197967404447327" calcext:value-type="float">
            <text:p>0.197967404447327</text:p>
          </table:table-cell>
          <table:table-cell office:value-type="float" office:value="0.703988993320883" calcext:value-type="float">
            <text:p>0.703988993320883</text:p>
          </table:table-cell>
          <table:table-cell table:number-columns-repeated="5"/>
        </table:table-row>
        <table:table-row table:style-name="ro1">
          <table:table-cell office:value-type="float" office:value="1.0095941607953" calcext:value-type="float">
            <text:p>1.0095941607953</text:p>
          </table:table-cell>
          <table:table-cell office:value-type="float" office:value="0.480722725063951" calcext:value-type="float">
            <text:p>0.480722725063951</text:p>
          </table:table-cell>
          <table:table-cell office:value-type="float" office:value="1.19527484199454" calcext:value-type="float">
            <text:p>1.19527484199454</text:p>
          </table:table-cell>
          <table:table-cell table:number-columns-repeated="5"/>
        </table:table-row>
        <table:table-row table:style-name="ro1">
          <table:table-cell office:value-type="float" office:value="-1.26711843581696" calcext:value-type="float">
            <text:p>-1.26711843581696</text:p>
          </table:table-cell>
          <table:table-cell office:value-type="float" office:value="0.235478640634983" calcext:value-type="float">
            <text:p>0.235478640634983</text:p>
          </table:table-cell>
          <table:table-cell office:value-type="float" office:value="1.82341118496048" calcext:value-type="float">
            <text:p>1.82341118496048</text:p>
          </table:table-cell>
          <table:table-cell table:number-columns-repeated="5"/>
        </table:table-row>
        <table:table-row table:style-name="ro1">
          <table:table-cell office:value-type="float" office:value="-1.34750130607047" calcext:value-type="float">
            <text:p>-1.34750130607047</text:p>
          </table:table-cell>
          <table:table-cell office:value-type="float" office:value="-1.93382367961252" calcext:value-type="float">
            <text:p>-1.93382367961252</text:p>
          </table:table-cell>
          <table:table-cell office:value-type="float" office:value="2.15761095677357" calcext:value-type="float">
            <text:p>2.15761095677357</text:p>
          </table:table-cell>
          <table:table-cell table:number-columns-repeated="5"/>
        </table:table-row>
        <table:table-row table:style-name="ro1">
          <table:table-cell office:value-type="float" office:value="1.31188534151963" calcext:value-type="float">
            <text:p>1.31188534151963</text:p>
          </table:table-cell>
          <table:table-cell office:value-type="float" office:value="0.197967404447327" calcext:value-type="float">
            <text:p>0.197967404447327</text:p>
          </table:table-cell>
          <table:table-cell office:value-type="float" office:value="2.33998404213618" calcext:value-type="float">
            <text:p>2.33998404213618</text:p>
          </table:table-cell>
          <table:table-cell table:number-columns-repeated="5"/>
        </table:table-row>
        <table:table-row table:style-name="ro1">
          <table:table-cell office:value-type="float" office:value="1.56740411625365" calcext:value-type="float">
            <text:p>1.56740411625365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2.60230411825621" calcext:value-type="float">
            <text:p>2.60230411825621</text:p>
          </table:table-cell>
          <table:table-cell table:number-columns-repeated="5"/>
        </table:table-row>
        <table:table-row table:style-name="ro1">
          <table:table-cell office:value-type="float" office:value="1.87833198006781" calcext:value-type="float">
            <text:p>1.87833198006781</text:p>
          </table:table-cell>
          <table:table-cell office:value-type="float" office:value="1.32936769634366" calcext:value-type="float">
            <text:p>1.32936769634366</text:p>
          </table:table-cell>
          <table:table-cell office:value-type="float" office:value="2.86049026158034" calcext:value-type="float">
            <text:p>2.86049026158034</text:p>
          </table:table-cell>
          <table:table-cell table:number-columns-repeated="5"/>
        </table:table-row>
        <table:table-row table:style-name="ro1">
          <table:table-cell office:value-type="float" office:value="0.129936434629084" calcext:value-type="float">
            <text:p>0.129936434629084</text:p>
          </table:table-cell>
          <table:table-cell office:value-type="float" office:value="0.539893314686605" calcext:value-type="float">
            <text:p>0.539893314686605</text:p>
          </table:table-cell>
          <table:table-cell office:value-type="float" office:value="3.14748276741603" calcext:value-type="float">
            <text:p>3.14748276741603</text:p>
          </table:table-cell>
          <table:table-cell table:number-columns-repeated="5"/>
        </table:table-row>
        <table:table-row table:style-name="ro1">
          <table:table-cell office:value-type="float" office:value="3.17093517283175" calcext:value-type="float">
            <text:p>3.1709351728317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3.24508939843634" calcext:value-type="float">
            <text:p>3.24508939843634</text:p>
          </table:table-cell>
          <table:table-cell table:number-columns-repeated="5"/>
        </table:table-row>
        <table:table-row table:style-name="ro1">
          <table:table-cell office:value-type="float" office:value="-2.26494307089759" calcext:value-type="float">
            <text:p>-2.26494307089759</text:p>
          </table:table-cell>
          <table:table-cell office:value-type="float" office:value="2.12000769900592" calcext:value-type="float">
            <text:p>2.12000769900592</text:p>
          </table:table-cell>
          <table:table-cell office:value-type="float" office:value="3.27256662404441" calcext:value-type="float">
            <text:p>3.27256662404441</text:p>
          </table:table-cell>
          <table:table-cell table:number-columns-repeated="5"/>
        </table:table-row>
        <table:table-row table:style-name="ro1">
          <table:table-cell office:value-type="float" office:value="1.0095941607953" calcext:value-type="float">
            <text:p>1.0095941607953</text:p>
          </table:table-cell>
          <table:table-cell office:value-type="float" office:value="-1.49912921313709" calcext:value-type="float">
            <text:p>-1.49912921313709</text:p>
          </table:table-cell>
          <table:table-cell office:value-type="float" office:value="3.28468312098017" calcext:value-type="float">
            <text:p>3.28468312098017</text:p>
          </table:table-cell>
          <table:table-cell table:number-columns-repeated="5"/>
        </table:table-row>
        <table:table-row table:style-name="ro1">
          <table:table-cell office:value-type="float" office:value="2.26484519739678" calcext:value-type="float">
            <text:p>2.26484519739678</text:p>
          </table:table-cell>
          <table:table-cell office:value-type="float" office:value="2.13025338477647" calcext:value-type="float">
            <text:p>2.13025338477647</text:p>
          </table:table-cell>
          <table:table-cell office:value-type="float" office:value="3.76504582813787" calcext:value-type="float">
            <text:p>3.76504582813787</text:p>
          </table:table-cell>
          <table:table-cell table:number-columns-repeated="5"/>
        </table:table-row>
        <table:table-row table:style-name="ro1">
          <table:table-cell office:value-type="float" office:value="2.39087543393508" calcext:value-type="float">
            <text:p>2.39087543393508</text:p>
          </table:table-cell>
          <table:table-cell office:value-type="float" office:value="0.0469577531761283" calcext:value-type="float">
            <text:p>0.0469577531761283</text:p>
          </table:table-cell>
          <table:table-cell office:value-type="float" office:value="3.8906749356401" calcext:value-type="float">
            <text:p>3.8906749356401</text:p>
          </table:table-cell>
          <table:table-cell table:number-columns-repeated="5"/>
        </table:table-row>
        <table:table-row table:style-name="ro1">
          <table:table-cell office:value-type="float" office:value="2.31646908145498" calcext:value-type="float">
            <text:p>2.31646908145498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4.1707308104129" calcext:value-type="float">
            <text:p>4.170730810412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-1.10707401330556" calcext:value-type="float">
            <text:p>-1.10707401330556</text:p>
          </table:table-cell>
          <table:table-cell office:value-type="float" office:value="-12.5306617988603" calcext:value-type="float">
            <text:p>-12.5306617988603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146585212931" calcext:value-type="float">
            <text:p>-12.314658521293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9214166124462" calcext:value-type="float">
            <text:p>-10.9214166124462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10.6959985604133" calcext:value-type="float">
            <text:p>-10.6959985604133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0.782969488631971" calcext:value-type="float">
            <text:p>0.782969488631971</text:p>
          </table:table-cell>
          <table:table-cell office:value-type="float" office:value="-9.91987299821613" calcext:value-type="float">
            <text:p>-9.91987299821613</text:p>
          </table:table-cell>
          <table:table-cell table:number-columns-repeated="5"/>
        </table:table-row>
        <table:table-row table:style-name="ro1">
          <table:table-cell office:value-type="float" office:value="0.233546199251264" calcext:value-type="float">
            <text:p>0.233546199251264</text:p>
          </table:table-cell>
          <table:table-cell office:value-type="float" office:value="-0.97484226729207" calcext:value-type="float">
            <text:p>-0.97484226729207</text:p>
          </table:table-cell>
          <table:table-cell office:value-type="float" office:value="-9.90244912691544" calcext:value-type="float">
            <text:p>-9.90244912691544</text:p>
          </table:table-cell>
          <table:table-cell table:number-columns-repeated="5"/>
        </table:table-row>
        <table:table-row table:style-name="ro1">
          <table:table-cell office:value-type="float" office:value="-3.01420514264937" calcext:value-type="float">
            <text:p>-3.01420514264937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9.75550047472197" calcext:value-type="float">
            <text:p>-9.75550047472197</text:p>
          </table:table-cell>
          <table:table-cell table:number-columns-repeated="5"/>
        </table:table-row>
        <table:table-row table:style-name="ro1">
          <table:table-cell office:value-type="float" office:value="0.233036961706839" calcext:value-type="float">
            <text:p>0.233036961706839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9.61468136526077" calcext:value-type="float">
            <text:p>-9.61468136526077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2.9644006891556" calcext:value-type="float">
            <text:p>-2.9644006891556</text:p>
          </table:table-cell>
          <table:table-cell office:value-type="float" office:value="-9.25434352378089" calcext:value-type="float">
            <text:p>-9.25434352378089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867337997354849" calcext:value-type="float">
            <text:p>0.867337997354849</text:p>
          </table:table-cell>
          <table:table-cell office:value-type="float" office:value="-9.10220892291222" calcext:value-type="float">
            <text:p>-9.10220892291222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985230010178594" calcext:value-type="float">
            <text:p>0.985230010178594</text:p>
          </table:table-cell>
          <table:table-cell office:value-type="float" office:value="-9.01493287048315" calcext:value-type="float">
            <text:p>-9.01493287048315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-1.02709706235863" calcext:value-type="float">
            <text:p>-1.02709706235863</text:p>
          </table:table-cell>
          <table:table-cell office:value-type="float" office:value="-8.79543828506838" calcext:value-type="float">
            <text:p>-8.79543828506838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9056090015347" calcext:value-type="float">
            <text:p>1.9056090015347</text:p>
          </table:table-cell>
          <table:table-cell office:value-type="float" office:value="-8.71302361578283" calcext:value-type="float">
            <text:p>-8.71302361578283</text:p>
          </table:table-cell>
          <table:table-cell table:number-columns-repeated="5"/>
        </table:table-row>
        <table:table-row table:style-name="ro1">
          <table:table-cell office:value-type="float" office:value="-3.03725343661694" calcext:value-type="float">
            <text:p>-3.03725343661694</text:p>
          </table:table-cell>
          <table:table-cell office:value-type="float" office:value="1.09463377825351" calcext:value-type="float">
            <text:p>1.09463377825351</text:p>
          </table:table-cell>
          <table:table-cell office:value-type="float" office:value="-7.58789012435064" calcext:value-type="float">
            <text:p>-7.58789012435064</text:p>
          </table:table-cell>
          <table:table-cell table:number-columns-repeated="5"/>
        </table:table-row>
        <table:table-row table:style-name="ro1">
          <table:table-cell office:value-type="float" office:value="-1.13056943992548" calcext:value-type="float">
            <text:p>-1.1305694399254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7.5849354867177" calcext:value-type="float">
            <text:p>-7.5849354867177</text:p>
          </table:table-cell>
          <table:table-cell table:number-columns-repeated="5"/>
        </table:table-row>
        <table:table-row table:style-name="ro1">
          <table:table-cell office:value-type="float" office:value="2.9836572072047" calcext:value-type="float">
            <text:p>2.9836572072047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7.42451004552601" calcext:value-type="float">
            <text:p>-7.4245100455260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1.16447974387194" calcext:value-type="float">
            <text:p>1.16447974387194</text:p>
          </table:table-cell>
          <table:table-cell office:value-type="float" office:value="-7.08363335614146" calcext:value-type="float">
            <text:p>-7.08363335614146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137820999604137" calcext:value-type="float">
            <text:p>0.137820999604137</text:p>
          </table:table-cell>
          <table:table-cell office:value-type="float" office:value="-6.48877777285775" calcext:value-type="float">
            <text:p>-6.48877777285775</text:p>
          </table:table-cell>
          <table:table-cell table:number-columns-repeated="5"/>
        </table:table-row>
        <table:table-row table:style-name="ro1">
          <table:table-cell office:value-type="float" office:value="0.0643276375060873" calcext:value-type="float">
            <text:p>0.0643276375060873</text:p>
          </table:table-cell>
          <table:table-cell office:value-type="float" office:value="1.27004596412403" calcext:value-type="float">
            <text:p>1.27004596412403</text:p>
          </table:table-cell>
          <table:table-cell office:value-type="float" office:value="-6.32088981639894" calcext:value-type="float">
            <text:p>-6.32088981639894</text:p>
          </table:table-cell>
          <table:table-cell table:number-columns-repeated="5"/>
        </table:table-row>
        <table:table-row table:style-name="ro1">
          <table:table-cell office:value-type="float" office:value="-1.18451085130995" calcext:value-type="float">
            <text:p>-1.18451085130995</text:p>
          </table:table-cell>
          <table:table-cell office:value-type="float" office:value="1.16560356088507" calcext:value-type="float">
            <text:p>1.16560356088507</text:p>
          </table:table-cell>
          <table:table-cell office:value-type="float" office:value="-6.2957047087468" calcext:value-type="float">
            <text:p>-6.2957047087468</text:p>
          </table:table-cell>
          <table:table-cell table:number-columns-repeated="5"/>
        </table:table-row>
        <table:table-row table:style-name="ro1">
          <table:table-cell office:value-type="float" office:value="1.89011409393971" calcext:value-type="float">
            <text:p>1.89011409393971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6.18094587158808" calcext:value-type="float">
            <text:p>-6.18094587158808</text:p>
          </table:table-cell>
          <table:table-cell table:number-columns-repeated="5"/>
        </table:table-row>
        <table:table-row table:style-name="ro1">
          <table:table-cell office:value-type="float" office:value="1.98456523328742" calcext:value-type="float">
            <text:p>1.98456523328742</text:p>
          </table:table-cell>
          <table:table-cell office:value-type="float" office:value="-3.06077967510788" calcext:value-type="float">
            <text:p>-3.06077967510788</text:p>
          </table:table-cell>
          <table:table-cell office:value-type="float" office:value="-5.92575986291658" calcext:value-type="float">
            <text:p>-5.92575986291658</text:p>
          </table:table-cell>
          <table:table-cell table:number-columns-repeated="5"/>
        </table:table-row>
        <table:table-row table:style-name="ro1">
          <table:table-cell office:value-type="float" office:value="1.80258568761314" calcext:value-type="float">
            <text:p>1.80258568761314</text:p>
          </table:table-cell>
          <table:table-cell office:value-type="float" office:value="1.95766433333812" calcext:value-type="float">
            <text:p>1.95766433333812</text:p>
          </table:table-cell>
          <table:table-cell office:value-type="float" office:value="-5.81079617767584" calcext:value-type="float">
            <text:p>-5.81079617767584</text:p>
          </table:table-cell>
          <table:table-cell table:number-columns-repeated="5"/>
        </table:table-row>
        <table:table-row table:style-name="ro1">
          <table:table-cell office:value-type="float" office:value="1.85762710486152" calcext:value-type="float">
            <text:p>1.85762710486152</text:p>
          </table:table-cell>
          <table:table-cell office:value-type="float" office:value="-0.20080022081571" calcext:value-type="float">
            <text:p>-0.20080022081571</text:p>
          </table:table-cell>
          <table:table-cell office:value-type="float" office:value="-5.80987065474952" calcext:value-type="float">
            <text:p>-5.80987065474952</text:p>
          </table:table-cell>
          <table:table-cell table:number-columns-repeated="5"/>
        </table:table-row>
        <table:table-row table:style-name="ro1">
          <table:table-cell office:value-type="float" office:value="-2.96717196710903" calcext:value-type="float">
            <text:p>-2.96717196710903</text:p>
          </table:table-cell>
          <table:table-cell office:value-type="float" office:value="0.172356467139479" calcext:value-type="float">
            <text:p>0.172356467139479</text:p>
          </table:table-cell>
          <table:table-cell office:value-type="float" office:value="-5.64147786632334" calcext:value-type="float">
            <text:p>-5.64147786632334</text:p>
          </table:table-cell>
          <table:table-cell table:number-columns-repeated="5"/>
        </table:table-row>
        <table:table-row table:style-name="ro1">
          <table:table-cell office:value-type="float" office:value="1.8732463126468" calcext:value-type="float">
            <text:p>1.8732463126468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5.5274512994877" calcext:value-type="float">
            <text:p>-5.5274512994877</text:p>
          </table:table-cell>
          <table:table-cell table:number-columns-repeated="5"/>
        </table:table-row>
        <table:table-row table:style-name="ro1">
          <table:table-cell office:value-type="float" office:value="0.159145746330478" calcext:value-type="float">
            <text:p>0.159145746330478</text:p>
          </table:table-cell>
          <table:table-cell office:value-type="float" office:value="0.7604382055922" calcext:value-type="float">
            <text:p>0.7604382055922</text:p>
          </table:table-cell>
          <table:table-cell office:value-type="float" office:value="-5.45529737952897" calcext:value-type="float">
            <text:p>-5.45529737952897</text:p>
          </table:table-cell>
          <table:table-cell table:number-columns-repeated="5"/>
        </table:table-row>
        <table:table-row table:style-name="ro1">
          <table:table-cell office:value-type="float" office:value="1.13618274903217" calcext:value-type="float">
            <text:p>1.13618274903217</text:p>
          </table:table-cell>
          <table:table-cell office:value-type="float" office:value="0.7604382055922" calcext:value-type="float">
            <text:p>0.7604382055922</text:p>
          </table:table-cell>
          <table:table-cell office:value-type="float" office:value="-5.34339678503398" calcext:value-type="float">
            <text:p>-5.34339678503398</text:p>
          </table:table-cell>
          <table:table-cell table:number-columns-repeated="5"/>
        </table:table-row>
        <table:table-row table:style-name="ro1">
          <table:table-cell office:value-type="float" office:value="-0.694900045856313" calcext:value-type="float">
            <text:p>-0.694900045856313</text:p>
          </table:table-cell>
          <table:table-cell office:value-type="float" office:value="1.0065525396091" calcext:value-type="float">
            <text:p>1.0065525396091</text:p>
          </table:table-cell>
          <table:table-cell office:value-type="float" office:value="-5.10220437465153" calcext:value-type="float">
            <text:p>-5.10220437465153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3.06077967510788" calcext:value-type="float">
            <text:p>-3.06077967510788</text:p>
          </table:table-cell>
          <table:table-cell office:value-type="float" office:value="-4.90942844692085" calcext:value-type="float">
            <text:p>-4.90942844692085</text:p>
          </table:table-cell>
          <table:table-cell table:number-columns-repeated="5"/>
        </table:table-row>
        <table:table-row table:style-name="ro1">
          <table:table-cell office:value-type="float" office:value="-0.880441859454344" calcext:value-type="float">
            <text:p>-0.880441859454344</text:p>
          </table:table-cell>
          <table:table-cell office:value-type="float" office:value="1.76755846317037" calcext:value-type="float">
            <text:p>1.76755846317037</text:p>
          </table:table-cell>
          <table:table-cell office:value-type="float" office:value="-4.51021654771581" calcext:value-type="float">
            <text:p>-4.51021654771581</text:p>
          </table:table-cell>
          <table:table-cell table:number-columns-repeated="5"/>
        </table:table-row>
        <table:table-row table:style-name="ro1">
          <table:table-cell office:value-type="float" office:value="-0.694900045856313" calcext:value-type="float">
            <text:p>-0.694900045856313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4.04615977277418" calcext:value-type="float">
            <text:p>-4.04615977277418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7456233858465" calcext:value-type="float">
            <text:p>1.7456233858465</text:p>
          </table:table-cell>
          <table:table-cell office:value-type="float" office:value="-4.0306280620213" calcext:value-type="float">
            <text:p>-4.0306280620213</text:p>
          </table:table-cell>
          <table:table-cell table:number-columns-repeated="5"/>
        </table:table-row>
        <table:table-row table:style-name="ro1">
          <table:table-cell office:value-type="float" office:value="0.035374676072619" calcext:value-type="float">
            <text:p>0.035374676072619</text:p>
          </table:table-cell>
          <table:table-cell office:value-type="float" office:value="2.77820806266894" calcext:value-type="float">
            <text:p>2.77820806266894</text:p>
          </table:table-cell>
          <table:table-cell office:value-type="float" office:value="-3.79741399846434" calcext:value-type="float">
            <text:p>-3.7974139984643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126406411406829" calcext:value-type="float">
            <text:p>-0.126406411406829</text:p>
          </table:table-cell>
          <table:table-cell office:value-type="float" office:value="-16.9681542253513" calcext:value-type="float">
            <text:p>-16.968154225351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8563219376575" calcext:value-type="float">
            <text:p>-16.8563219376575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719259961226" calcext:value-type="float">
            <text:p>-16.171925996122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3544963690811" calcext:value-type="float">
            <text:p>0.113544963690811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8933013343452" calcext:value-type="float">
            <text:p>-15.8933013343452</text:p>
          </table:table-cell>
          <table:table-cell table:number-columns-repeated="5"/>
        </table:table-row>
        <table:table-row table:style-name="ro1">
          <table:table-cell office:value-type="float" office:value="0.0479983259718397" calcext:value-type="float">
            <text:p>0.0479983259718397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7359865116837" calcext:value-type="float">
            <text:p>-15.7359865116837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5.4492666393234" calcext:value-type="float">
            <text:p>-15.4492666393234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978716745602562" calcext:value-type="float">
            <text:p>0.978716745602562</text:p>
          </table:table-cell>
          <table:table-cell office:value-type="float" office:value="-1.96145814925917" calcext:value-type="float">
            <text:p>-1.96145814925917</text:p>
          </table:table-cell>
          <table:table-cell office:value-type="float" office:value="-14.8137238802117" calcext:value-type="float">
            <text:p>-14.8137238802117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017197267712" calcext:value-type="float">
            <text:p>-14.5017197267712</text:p>
          </table:table-cell>
          <table:table-cell table:number-columns-repeated="5"/>
        </table:table-row>
        <table:table-row table:style-name="ro1">
          <table:table-cell office:value-type="float" office:value="0.966248316797832" calcext:value-type="float">
            <text:p>0.966248316797832</text:p>
          </table:table-cell>
          <table:table-cell office:value-type="float" office:value="0.15580841828019" calcext:value-type="float">
            <text:p>0.15580841828019</text:p>
          </table:table-cell>
          <table:table-cell office:value-type="float" office:value="-14.3968154165741" calcext:value-type="float">
            <text:p>-14.3968154165741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2.9133043300039" calcext:value-type="float">
            <text:p>-12.913304330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2.6213197643601" calcext:value-type="float">
            <text:p>-12.6213197643601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-1.10707401330556" calcext:value-type="float">
            <text:p>-1.10707401330556</text:p>
          </table:table-cell>
          <table:table-cell office:value-type="float" office:value="-12.5306617988603" calcext:value-type="float">
            <text:p>-12.5306617988603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2.3970547367129" calcext:value-type="float">
            <text:p>-12.3970547367129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146585212931" calcext:value-type="float">
            <text:p>-12.314658521293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2.0126287823547" calcext:value-type="float">
            <text:p>-12.0126287823547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-1.87868753805157" calcext:value-type="float">
            <text:p>-1.87868753805157</text:p>
          </table:table-cell>
          <table:table-cell office:value-type="float" office:value="0.121009554982743" calcext:value-type="float">
            <text:p>0.121009554982743</text:p>
          </table:table-cell>
          <table:table-cell office:value-type="float" office:value="-10.9349956710193" calcext:value-type="float">
            <text:p>-10.9349956710193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9214166124462" calcext:value-type="float">
            <text:p>-10.9214166124462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10.6959985604133" calcext:value-type="float">
            <text:p>-10.6959985604133</text:p>
          </table:table-cell>
          <table:table-cell table:number-columns-repeated="5"/>
        </table:table-row>
        <table:table-row table:style-name="ro1">
          <table:table-cell office:value-type="float" office:value="1.92120676020261" calcext:value-type="float">
            <text:p>1.92120676020261</text:p>
          </table:table-cell>
          <table:table-cell office:value-type="float" office:value="1.13307889152211" calcext:value-type="float">
            <text:p>1.13307889152211</text:p>
          </table:table-cell>
          <table:table-cell office:value-type="float" office:value="-10.5276175624202" calcext:value-type="float">
            <text:p>-10.5276175624202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3349080713527" calcext:value-type="float">
            <text:p>-10.3349080713527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0.2900268825617" calcext:value-type="float">
            <text:p>-10.2900268825617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0.782969488631971" calcext:value-type="float">
            <text:p>0.782969488631971</text:p>
          </table:table-cell>
          <table:table-cell office:value-type="float" office:value="-9.91987299821613" calcext:value-type="float">
            <text:p>-9.91987299821613</text:p>
          </table:table-cell>
          <table:table-cell table:number-columns-repeated="5"/>
        </table:table-row>
        <table:table-row table:style-name="ro1">
          <table:table-cell office:value-type="float" office:value="0.233546199251264" calcext:value-type="float">
            <text:p>0.233546199251264</text:p>
          </table:table-cell>
          <table:table-cell office:value-type="float" office:value="-0.97484226729207" calcext:value-type="float">
            <text:p>-0.97484226729207</text:p>
          </table:table-cell>
          <table:table-cell office:value-type="float" office:value="-9.90244912691544" calcext:value-type="float">
            <text:p>-9.90244912691544</text:p>
          </table:table-cell>
          <table:table-cell table:number-columns-repeated="5"/>
        </table:table-row>
        <table:table-row table:style-name="ro1">
          <table:table-cell office:value-type="float" office:value="-3.01420514264937" calcext:value-type="float">
            <text:p>-3.01420514264937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9.75550047472197" calcext:value-type="float">
            <text:p>-9.75550047472197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0.250979406989158" calcext:value-type="float">
            <text:p>0.250979406989158</text:p>
          </table:table-cell>
          <table:table-cell office:value-type="float" office:value="-9.67917267684295" calcext:value-type="float">
            <text:p>-9.67917267684295</text:p>
          </table:table-cell>
          <table:table-cell table:number-columns-repeated="5"/>
        </table:table-row>
        <table:table-row table:style-name="ro1">
          <table:table-cell office:value-type="float" office:value="0.233036961706839" calcext:value-type="float">
            <text:p>0.233036961706839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9.61468136526077" calcext:value-type="float">
            <text:p>-9.61468136526077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2.9644006891556" calcext:value-type="float">
            <text:p>-2.9644006891556</text:p>
          </table:table-cell>
          <table:table-cell office:value-type="float" office:value="-9.25434352378089" calcext:value-type="float">
            <text:p>-9.25434352378089</text:p>
          </table:table-cell>
          <table:table-cell table:number-columns-repeated="5"/>
        </table:table-row>
        <table:table-row table:style-name="ro1">
          <table:table-cell office:value-type="float" office:value="1.81746142540964" calcext:value-type="float">
            <text:p>1.81746142540964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9.15470699588326" calcext:value-type="float">
            <text:p>-9.15470699588326</text:p>
          </table:table-cell>
          <table:table-cell table:number-columns-repeated="5"/>
        </table:table-row>
        <table:table-row table:style-name="ro1">
          <table:table-cell office:value-type="float" office:value="-1.8077391024979" calcext:value-type="float">
            <text:p>-1.8077391024979</text:p>
          </table:table-cell>
          <table:table-cell office:value-type="float" office:value="-0.968842978693759" calcext:value-type="float">
            <text:p>-0.968842978693759</text:p>
          </table:table-cell>
          <table:table-cell office:value-type="float" office:value="-9.15121132843548" calcext:value-type="float">
            <text:p>-9.15121132843548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1.95766433333812" calcext:value-type="float">
            <text:p>1.95766433333812</text:p>
          </table:table-cell>
          <table:table-cell office:value-type="float" office:value="-9.1369670055646" calcext:value-type="float">
            <text:p>-9.1369670055646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867337997354849" calcext:value-type="float">
            <text:p>0.867337997354849</text:p>
          </table:table-cell>
          <table:table-cell office:value-type="float" office:value="-9.10220892291222" calcext:value-type="float">
            <text:p>-9.10220892291222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-3.03481620029112" calcext:value-type="float">
            <text:p>-3.03481620029112</text:p>
          </table:table-cell>
          <table:table-cell office:value-type="float" office:value="-9.10035834208421" calcext:value-type="float">
            <text:p>-9.10035834208421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0.985230010178594" calcext:value-type="float">
            <text:p>0.985230010178594</text:p>
          </table:table-cell>
          <table:table-cell office:value-type="float" office:value="-9.01493287048315" calcext:value-type="float">
            <text:p>-9.01493287048315</text:p>
          </table:table-cell>
          <table:table-cell table:number-columns-repeated="5"/>
        </table:table-row>
        <table:table-row table:style-name="ro1">
          <table:table-cell office:value-type="float" office:value="-0.248560834027979" calcext:value-type="float">
            <text:p>-0.248560834027979</text:p>
          </table:table-cell>
          <table:table-cell office:value-type="float" office:value="-1.02030353589128" calcext:value-type="float">
            <text:p>-1.02030353589128</text:p>
          </table:table-cell>
          <table:table-cell office:value-type="float" office:value="-8.90636108984922" calcext:value-type="float">
            <text:p>-8.906361089849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0.0294187146566975" calcext:value-type="float">
            <text:p>0.0294187146566975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8.7095229444185" calcext:value-type="float">
            <text:p>-18.7095229444185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0.0573783930778748" calcext:value-type="float">
            <text:p>0.0573783930778748</text:p>
          </table:table-cell>
          <table:table-cell office:value-type="float" office:value="-17.9026335023643" calcext:value-type="float">
            <text:p>-17.9026335023643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0.994185715589061" calcext:value-type="float">
            <text:p>-0.994185715589061</text:p>
          </table:table-cell>
          <table:table-cell office:value-type="float" office:value="-17.296053369184" calcext:value-type="float">
            <text:p>-17.296053369184</text:p>
          </table:table-cell>
          <table:table-cell table:number-columns-repeated="5"/>
        </table:table-row>
        <table:table-row table:style-name="ro1">
          <table:table-cell office:value-type="float" office:value="-1.0216152232512" calcext:value-type="float">
            <text:p>-1.021615223251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7.2091574377002" calcext:value-type="float">
            <text:p>-17.2091574377002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126406411406829" calcext:value-type="float">
            <text:p>-0.126406411406829</text:p>
          </table:table-cell>
          <table:table-cell office:value-type="float" office:value="-16.9681542253513" calcext:value-type="float">
            <text:p>-16.9681542253513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8563219376575" calcext:value-type="float">
            <text:p>-16.8563219376575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6.6360694254644" calcext:value-type="float">
            <text:p>-16.6360694254644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0.139553496231731" calcext:value-type="float">
            <text:p>0.139553496231731</text:p>
          </table:table-cell>
          <table:table-cell office:value-type="float" office:value="-16.1800569997914" calcext:value-type="float">
            <text:p>-16.1800569997914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719259961226" calcext:value-type="float">
            <text:p>-16.1719259961226</text:p>
          </table:table-cell>
          <table:table-cell table:number-columns-repeated="5"/>
        </table:table-row>
        <table:table-row table:style-name="ro1">
          <table:table-cell office:value-type="float" office:value="-1.04650197089704" calcext:value-type="float">
            <text:p>-1.0465019708970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041530332316" calcext:value-type="float">
            <text:p>-16.104153033231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3544963690811" calcext:value-type="float">
            <text:p>0.113544963690811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8933013343452" calcext:value-type="float">
            <text:p>-15.8933013343452</text:p>
          </table:table-cell>
          <table:table-cell table:number-columns-repeated="5"/>
        </table:table-row>
        <table:table-row table:style-name="ro1">
          <table:table-cell office:value-type="float" office:value="0.0479983259718397" calcext:value-type="float">
            <text:p>0.0479983259718397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7359865116837" calcext:value-type="float">
            <text:p>-15.7359865116837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5.4492666393234" calcext:value-type="float">
            <text:p>-15.4492666393234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1.13307889152211" calcext:value-type="float">
            <text:p>1.13307889152211</text:p>
          </table:table-cell>
          <table:table-cell office:value-type="float" office:value="-15.3607952557289" calcext:value-type="float">
            <text:p>-15.3607952557289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978716745602562" calcext:value-type="float">
            <text:p>0.978716745602562</text:p>
          </table:table-cell>
          <table:table-cell office:value-type="float" office:value="-1.96145814925917" calcext:value-type="float">
            <text:p>-1.96145814925917</text:p>
          </table:table-cell>
          <table:table-cell office:value-type="float" office:value="-14.8137238802117" calcext:value-type="float">
            <text:p>-14.8137238802117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4.6657778525403" calcext:value-type="float">
            <text:p>-14.6657778525403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017197267712" calcext:value-type="float">
            <text:p>-14.5017197267712</text:p>
          </table:table-cell>
          <table:table-cell table:number-columns-repeated="5"/>
        </table:table-row>
        <table:table-row table:style-name="ro1">
          <table:table-cell office:value-type="float" office:value="0.966248316797832" calcext:value-type="float">
            <text:p>0.966248316797832</text:p>
          </table:table-cell>
          <table:table-cell office:value-type="float" office:value="0.15580841828019" calcext:value-type="float">
            <text:p>0.15580841828019</text:p>
          </table:table-cell>
          <table:table-cell office:value-type="float" office:value="-14.3968154165741" calcext:value-type="float">
            <text:p>-14.3968154165741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-1.01913538273181" calcext:value-type="float">
            <text:p>-1.01913538273181</text:p>
          </table:table-cell>
          <table:table-cell office:value-type="float" office:value="-12.941288636674" calcext:value-type="float">
            <text:p>-12.941288636674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2.9133043300039" calcext:value-type="float">
            <text:p>-12.913304330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2.6213197643601" calcext:value-type="float">
            <text:p>-12.6213197643601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-1.10707401330556" calcext:value-type="float">
            <text:p>-1.10707401330556</text:p>
          </table:table-cell>
          <table:table-cell office:value-type="float" office:value="-12.5306617988603" calcext:value-type="float">
            <text:p>-12.5306617988603</text:p>
          </table:table-cell>
          <table:table-cell table:number-columns-repeated="5"/>
        </table:table-row>
        <table:table-row table:style-name="ro1">
          <table:table-cell office:value-type="float" office:value="0.804134232321226" calcext:value-type="float">
            <text:p>0.804134232321226</text:p>
          </table:table-cell>
          <table:table-cell office:value-type="float" office:value="0.0345779638427401" calcext:value-type="float">
            <text:p>0.0345779638427401</text:p>
          </table:table-cell>
          <table:table-cell office:value-type="float" office:value="-12.4532378790641" calcext:value-type="float">
            <text:p>-12.4532378790641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209100450477251" calcext:value-type="float">
            <text:p>-0.209100450477251</text:p>
          </table:table-cell>
          <table:table-cell office:value-type="float" office:value="-12.4393653603244" calcext:value-type="float">
            <text:p>-12.4393653603244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2.3970547367129" calcext:value-type="float">
            <text:p>-12.3970547367129</text:p>
          </table:table-cell>
          <table:table-cell table:number-columns-repeated="5"/>
        </table:table-row>
        <table:table-row table:style-name="ro1">
          <table:table-cell office:value-type="float" office:value="2.00197263920236" calcext:value-type="float">
            <text:p>2.00197263920236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70732352155" calcext:value-type="float">
            <text:p>-12.370732352155</text:p>
          </table:table-cell>
          <table:table-cell table:number-columns-repeated="5"/>
        </table:table-row>
        <table:table-row table:style-name="ro1">
          <table:table-cell office:value-type="float" office:value="1.96916107047145" calcext:value-type="float">
            <text:p>1.96916107047145</text:p>
          </table:table-cell>
          <table:table-cell office:value-type="float" office:value="1.11219776906825" calcext:value-type="float">
            <text:p>1.11219776906825</text:p>
          </table:table-cell>
          <table:table-cell office:value-type="float" office:value="-12.3146585212931" calcext:value-type="float">
            <text:p>-12.3146585212931</text:p>
          </table:table-cell>
          <table:table-cell table:number-columns-repeated="5"/>
        </table:table-row>
        <table:table-row table:style-name="ro1">
          <table:table-cell office:value-type="float" office:value="1.86934881582656" calcext:value-type="float">
            <text:p>1.86934881582656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2.2920848667073" calcext:value-type="float">
            <text:p>-12.2920848667073</text:p>
          </table:table-cell>
          <table:table-cell table:number-columns-repeated="5"/>
        </table:table-row>
        <table:table-row table:style-name="ro1">
          <table:table-cell office:value-type="float" office:value="1.86493083320788" calcext:value-type="float">
            <text:p>1.86493083320788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2.0126287823547" calcext:value-type="float">
            <text:p>-12.0126287823547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0.198967656736884" calcext:value-type="float">
            <text:p>0.198967656736884</text:p>
          </table:table-cell>
          <table:table-cell office:value-type="float" office:value="-11.5883699360796" calcext:value-type="float">
            <text:p>-11.5883699360796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1.86301894716704" calcext:value-type="float">
            <text:p>1.86301894716704</text:p>
          </table:table-cell>
          <table:table-cell office:value-type="float" office:value="-11.5245646202769" calcext:value-type="float">
            <text:p>-11.5245646202769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216609850367039" calcext:value-type="float">
            <text:p>-0.216609850367039</text:p>
          </table:table-cell>
          <table:table-cell office:value-type="float" office:value="-11.347042777632" calcext:value-type="float">
            <text:p>-11.347042777632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1.2769605094406" calcext:value-type="float">
            <text:p>-11.2769605094406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-0.787467334715009" calcext:value-type="float">
            <text:p>-0.787467334715009</text:p>
          </table:table-cell>
          <table:table-cell office:value-type="float" office:value="-10.9455363943686" calcext:value-type="float">
            <text:p>-10.9455363943686</text:p>
          </table:table-cell>
          <table:table-cell table:number-columns-repeated="5"/>
        </table:table-row>
        <table:table-row table:style-name="ro1">
          <table:table-cell office:value-type="float" office:value="-1.87868753805157" calcext:value-type="float">
            <text:p>-1.87868753805157</text:p>
          </table:table-cell>
          <table:table-cell office:value-type="float" office:value="0.121009554982743" calcext:value-type="float">
            <text:p>0.121009554982743</text:p>
          </table:table-cell>
          <table:table-cell office:value-type="float" office:value="-10.9349956710193" calcext:value-type="float">
            <text:p>-10.9349956710193</text:p>
          </table:table-cell>
          <table:table-cell table:number-columns-repeated="5"/>
        </table:table-row>
        <table:table-row table:style-name="ro1">
          <table:table-cell office:value-type="float" office:value="0.96956313739635" calcext:value-type="float">
            <text:p>0.96956313739635</text:p>
          </table:table-cell>
          <table:table-cell office:value-type="float" office:value="-1.841444848778" calcext:value-type="float">
            <text:p>-1.841444848778</text:p>
          </table:table-cell>
          <table:table-cell office:value-type="float" office:value="-10.9214166124462" calcext:value-type="float">
            <text:p>-10.9214166124462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0.23489781945437" calcext:value-type="float">
            <text:p>-0.23489781945437</text:p>
          </table:table-cell>
          <table:table-cell office:value-type="float" office:value="-10.6959985604133" calcext:value-type="float">
            <text:p>-10.69599856041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9.9350204002973" calcext:value-type="float">
            <text:p>-19.9350204002973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1.00806627712329" calcext:value-type="float">
            <text:p>-1.00806627712329</text:p>
          </table:table-cell>
          <table:table-cell office:value-type="float" office:value="-18.7746627550888" calcext:value-type="float">
            <text:p>-18.7746627550888</text:p>
          </table:table-cell>
          <table:table-cell table:number-columns-repeated="5"/>
        </table:table-row>
        <table:table-row table:style-name="ro1">
          <table:table-cell office:value-type="float" office:value="0.0294187146566975" calcext:value-type="float">
            <text:p>0.0294187146566975</text:p>
          </table:table-cell>
          <table:table-cell office:value-type="float" office:value="0.969874735320304" calcext:value-type="float">
            <text:p>0.969874735320304</text:p>
          </table:table-cell>
          <table:table-cell office:value-type="float" office:value="-18.7095229444185" calcext:value-type="float">
            <text:p>-18.7095229444185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8.202494570292" calcext:value-type="float">
            <text:p>-18.202494570292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0.0573783930778748" calcext:value-type="float">
            <text:p>0.0573783930778748</text:p>
          </table:table-cell>
          <table:table-cell office:value-type="float" office:value="-17.9026335023643" calcext:value-type="float">
            <text:p>-17.9026335023643</text:p>
          </table:table-cell>
          <table:table-cell table:number-columns-repeated="5"/>
        </table:table-row>
        <table:table-row table:style-name="ro1">
          <table:table-cell office:value-type="float" office:value="-0.987679038648886" calcext:value-type="float">
            <text:p>-0.987679038648886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5997249717634" calcext:value-type="float">
            <text:p>-17.5997249717634</text:p>
          </table:table-cell>
          <table:table-cell table:number-columns-repeated="5"/>
        </table:table-row>
        <table:table-row table:style-name="ro1">
          <table:table-cell office:value-type="float" office:value="-0.981017076639545" calcext:value-type="float">
            <text:p>-0.981017076639545</text:p>
          </table:table-cell>
          <table:table-cell office:value-type="float" office:value="1.05006665142338" calcext:value-type="float">
            <text:p>1.05006665142338</text:p>
          </table:table-cell>
          <table:table-cell office:value-type="float" office:value="-17.3731895151933" calcext:value-type="float">
            <text:p>-17.3731895151933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-0.994185715589061" calcext:value-type="float">
            <text:p>-0.994185715589061</text:p>
          </table:table-cell>
          <table:table-cell office:value-type="float" office:value="-17.296053369184" calcext:value-type="float">
            <text:p>-17.296053369184</text:p>
          </table:table-cell>
          <table:table-cell table:number-columns-repeated="5"/>
        </table:table-row>
        <table:table-row table:style-name="ro1">
          <table:table-cell office:value-type="float" office:value="-1.0216152232512" calcext:value-type="float">
            <text:p>-1.021615223251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7.2091574377002" calcext:value-type="float">
            <text:p>-17.2091574377002</text:p>
          </table:table-cell>
          <table:table-cell table:number-columns-repeated="5"/>
        </table:table-row>
        <table:table-row table:style-name="ro1">
          <table:table-cell office:value-type="float" office:value="1.04737531561693" calcext:value-type="float">
            <text:p>1.04737531561693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7.0684209328107" calcext:value-type="float">
            <text:p>-17.0684209328107</text:p>
          </table:table-cell>
          <table:table-cell table:number-columns-repeated="5"/>
        </table:table-row>
        <table:table-row table:style-name="ro1">
          <table:table-cell office:value-type="float" office:value="-0.0110408739701904" calcext:value-type="float">
            <text:p>-0.0110408739701904</text:p>
          </table:table-cell>
          <table:table-cell office:value-type="float" office:value="-0.126406411406829" calcext:value-type="float">
            <text:p>-0.126406411406829</text:p>
          </table:table-cell>
          <table:table-cell office:value-type="float" office:value="-16.9681542253513" calcext:value-type="float">
            <text:p>-16.9681542253513</text:p>
          </table:table-cell>
          <table:table-cell table:number-columns-repeated="5"/>
        </table:table-row>
        <table:table-row table:style-name="ro1">
          <table:table-cell office:value-type="float" office:value="-0.0946494014228336" calcext:value-type="float">
            <text:p>-0.0946494014228336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6.8793943683104" calcext:value-type="float">
            <text:p>-16.8793943683104</text:p>
          </table:table-cell>
          <table:table-cell table:number-columns-repeated="5"/>
        </table:table-row>
        <table:table-row table:style-name="ro1">
          <table:table-cell office:value-type="float" office:value="0.0294187146566975" calcext:value-type="float">
            <text:p>0.0294187146566975</text:p>
          </table:table-cell>
          <table:table-cell office:value-type="float" office:value="0.125135522602844" calcext:value-type="float">
            <text:p>0.125135522602844</text:p>
          </table:table-cell>
          <table:table-cell office:value-type="float" office:value="-16.8781705267182" calcext:value-type="float">
            <text:p>-16.8781705267182</text:p>
          </table:table-cell>
          <table:table-cell table:number-columns-repeated="5"/>
        </table:table-row>
        <table:table-row table:style-name="ro1">
          <table:table-cell office:value-type="float" office:value="0.0625705363387574" calcext:value-type="float">
            <text:p>0.062570536338757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8563219376575" calcext:value-type="float">
            <text:p>-16.8563219376575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6.834948409454" calcext:value-type="float">
            <text:p>-16.834948409454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6.6360694254644" calcext:value-type="float">
            <text:p>-16.6360694254644</text:p>
          </table:table-cell>
          <table:table-cell table:number-columns-repeated="5"/>
        </table:table-row>
        <table:table-row table:style-name="ro1">
          <table:table-cell office:value-type="float" office:value="0.983415517861151" calcext:value-type="float">
            <text:p>0.983415517861151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6017899292736" calcext:value-type="float">
            <text:p>-16.6017899292736</text:p>
          </table:table-cell>
          <table:table-cell table:number-columns-repeated="5"/>
        </table:table-row>
        <table:table-row table:style-name="ro1">
          <table:table-cell office:value-type="float" office:value="0.142381179592367" calcext:value-type="float">
            <text:p>0.142381179592367</text:p>
          </table:table-cell>
          <table:table-cell office:value-type="float" office:value="-0.0080303578074794" calcext:value-type="float">
            <text:p>-0.0080303578074794</text:p>
          </table:table-cell>
          <table:table-cell office:value-type="float" office:value="-16.2251879441874" calcext:value-type="float">
            <text:p>-16.2251879441874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0.139553496231731" calcext:value-type="float">
            <text:p>0.139553496231731</text:p>
          </table:table-cell>
          <table:table-cell office:value-type="float" office:value="-16.1800569997914" calcext:value-type="float">
            <text:p>-16.1800569997914</text:p>
          </table:table-cell>
          <table:table-cell table:number-columns-repeated="5"/>
        </table:table-row>
        <table:table-row table:style-name="ro1">
          <table:table-cell office:value-type="float" office:value="-1.04303183137043" calcext:value-type="float">
            <text:p>-1.04303183137043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719259961226" calcext:value-type="float">
            <text:p>-16.1719259961226</text:p>
          </table:table-cell>
          <table:table-cell table:number-columns-repeated="5"/>
        </table:table-row>
        <table:table-row table:style-name="ro1">
          <table:table-cell office:value-type="float" office:value="-1.04650197089704" calcext:value-type="float">
            <text:p>-1.04650197089704</text:p>
          </table:table-cell>
          <table:table-cell office:value-type="float" office:value="1.07918010148749" calcext:value-type="float">
            <text:p>1.07918010148749</text:p>
          </table:table-cell>
          <table:table-cell office:value-type="float" office:value="-16.1041530332316" calcext:value-type="float">
            <text:p>-16.1041530332316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5.9579704016236" calcext:value-type="float">
            <text:p>-15.9579704016236</text:p>
          </table:table-cell>
          <table:table-cell table:number-columns-repeated="5"/>
        </table:table-row>
        <table:table-row table:style-name="ro1">
          <table:table-cell office:value-type="float" office:value="0.113544963690811" calcext:value-type="float">
            <text:p>0.113544963690811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8933013343452" calcext:value-type="float">
            <text:p>-15.8933013343452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900978609228698" calcext:value-type="float">
            <text:p>-0.900978609228698</text:p>
          </table:table-cell>
          <table:table-cell office:value-type="float" office:value="-15.8044058338937" calcext:value-type="float">
            <text:p>-15.8044058338937</text:p>
          </table:table-cell>
          <table:table-cell table:number-columns-repeated="5"/>
        </table:table-row>
        <table:table-row table:style-name="ro1">
          <table:table-cell office:value-type="float" office:value="0.0479983259718397" calcext:value-type="float">
            <text:p>0.0479983259718397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7359865116837" calcext:value-type="float">
            <text:p>-15.7359865116837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5.6977237315157" calcext:value-type="float">
            <text:p>-15.6977237315157</text:p>
          </table:table-cell>
          <table:table-cell table:number-columns-repeated="5"/>
        </table:table-row>
        <table:table-row table:style-name="ro1">
          <table:table-cell office:value-type="float" office:value="0.0592562893157613" calcext:value-type="float">
            <text:p>0.0592562893157613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5.5009676267216" calcext:value-type="float">
            <text:p>-15.5009676267216</text:p>
          </table:table-cell>
          <table:table-cell table:number-columns-repeated="5"/>
        </table:table-row>
        <table:table-row table:style-name="ro1">
          <table:table-cell office:value-type="float" office:value="-1.05519853559952" calcext:value-type="float">
            <text:p>-1.05519853559952</text:p>
          </table:table-cell>
          <table:table-cell office:value-type="float" office:value="0.122684580803888" calcext:value-type="float">
            <text:p>0.122684580803888</text:p>
          </table:table-cell>
          <table:table-cell office:value-type="float" office:value="-15.4492666393234" calcext:value-type="float">
            <text:p>-15.4492666393234</text:p>
          </table:table-cell>
          <table:table-cell table:number-columns-repeated="5"/>
        </table:table-row>
        <table:table-row table:style-name="ro1">
          <table:table-cell office:value-type="float" office:value="-1.93360793696115" calcext:value-type="float">
            <text:p>-1.93360793696115</text:p>
          </table:table-cell>
          <table:table-cell office:value-type="float" office:value="-0.00915546371231701" calcext:value-type="float">
            <text:p>-0.00915546371231701</text:p>
          </table:table-cell>
          <table:table-cell office:value-type="float" office:value="-15.3869939344765" calcext:value-type="float">
            <text:p>-15.3869939344765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1.13307889152211" calcext:value-type="float">
            <text:p>1.13307889152211</text:p>
          </table:table-cell>
          <table:table-cell office:value-type="float" office:value="-15.3607952557289" calcext:value-type="float">
            <text:p>-15.360795255728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1.1312501791877" calcext:value-type="float">
            <text:p>1.1312501791877</text:p>
          </table:table-cell>
          <table:table-cell office:value-type="float" office:value="-15.3119731271172" calcext:value-type="float">
            <text:p>-15.3119731271172</text:p>
          </table:table-cell>
          <table:table-cell table:number-columns-repeated="5"/>
        </table:table-row>
        <table:table-row table:style-name="ro1">
          <table:table-cell office:value-type="float" office:value="0.118197248606055" calcext:value-type="float">
            <text:p>0.118197248606055</text:p>
          </table:table-cell>
          <table:table-cell office:value-type="float" office:value="0.920199564979441" calcext:value-type="float">
            <text:p>0.920199564979441</text:p>
          </table:table-cell>
          <table:table-cell office:value-type="float" office:value="-15.2751185858829" calcext:value-type="float">
            <text:p>-15.2751185858829</text:p>
          </table:table-cell>
          <table:table-cell table:number-columns-repeated="5"/>
        </table:table-row>
        <table:table-row table:style-name="ro1">
          <table:table-cell office:value-type="float" office:value="1.11759832678862" calcext:value-type="float">
            <text:p>1.11759832678862</text:p>
          </table:table-cell>
          <table:table-cell office:value-type="float" office:value="-1.01913538273181" calcext:value-type="float">
            <text:p>-1.01913538273181</text:p>
          </table:table-cell>
          <table:table-cell office:value-type="float" office:value="-15.0322980540654" calcext:value-type="float">
            <text:p>-15.0322980540654</text:p>
          </table:table-cell>
          <table:table-cell table:number-columns-repeated="5"/>
        </table:table-row>
        <table:table-row table:style-name="ro1">
          <table:table-cell office:value-type="float" office:value="2.06202668423029" calcext:value-type="float">
            <text:p>2.06202668423029</text:p>
          </table:table-cell>
          <table:table-cell office:value-type="float" office:value="-0.0143463431422526" calcext:value-type="float">
            <text:p>-0.0143463431422526</text:p>
          </table:table-cell>
          <table:table-cell office:value-type="float" office:value="-14.9573760724117" calcext:value-type="float">
            <text:p>-14.9573760724117</text:p>
          </table:table-cell>
          <table:table-cell table:number-columns-repeated="5"/>
        </table:table-row>
        <table:table-row table:style-name="ro1">
          <table:table-cell office:value-type="float" office:value="0.978716745602562" calcext:value-type="float">
            <text:p>0.978716745602562</text:p>
          </table:table-cell>
          <table:table-cell office:value-type="float" office:value="-1.96145814925917" calcext:value-type="float">
            <text:p>-1.96145814925917</text:p>
          </table:table-cell>
          <table:table-cell office:value-type="float" office:value="-14.8137238802117" calcext:value-type="float">
            <text:p>-14.8137238802117</text:p>
          </table:table-cell>
          <table:table-cell table:number-columns-repeated="5"/>
        </table:table-row>
        <table:table-row table:style-name="ro1">
          <table:table-cell office:value-type="float" office:value="0.017182325123807" calcext:value-type="float">
            <text:p>0.017182325123807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4.8012987727644" calcext:value-type="float">
            <text:p>-14.801298772764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872309733282599" calcext:value-type="float">
            <text:p>-0.872309733282599</text:p>
          </table:table-cell>
          <table:table-cell office:value-type="float" office:value="-14.6657778525403" calcext:value-type="float">
            <text:p>-14.6657778525403</text:p>
          </table:table-cell>
          <table:table-cell table:number-columns-repeated="5"/>
        </table:table-row>
        <table:table-row table:style-name="ro1">
          <table:table-cell office:value-type="float" office:value="0.142189256562236" calcext:value-type="float">
            <text:p>0.142189256562236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4.592372975698" calcext:value-type="float">
            <text:p>-14.592372975698</text:p>
          </table:table-cell>
          <table:table-cell table:number-columns-repeated="5"/>
        </table:table-row>
        <table:table-row table:style-name="ro1">
          <table:table-cell office:value-type="float" office:value="-0.0290443809571475" calcext:value-type="float">
            <text:p>-0.0290443809571475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311216119699" calcext:value-type="float">
            <text:p>-14.5311216119699</text:p>
          </table:table-cell>
          <table:table-cell table:number-columns-repeated="5"/>
        </table:table-row>
        <table:table-row table:style-name="ro1">
          <table:table-cell office:value-type="float" office:value="0.0315066894836287" calcext:value-type="float">
            <text:p>0.031506689483628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4.5017197267712" calcext:value-type="float">
            <text:p>-14.5017197267712</text:p>
          </table:table-cell>
          <table:table-cell table:number-columns-repeated="5"/>
        </table:table-row>
        <table:table-row table:style-name="ro1">
          <table:table-cell office:value-type="float" office:value="0.966248316797832" calcext:value-type="float">
            <text:p>0.966248316797832</text:p>
          </table:table-cell>
          <table:table-cell office:value-type="float" office:value="0.15580841828019" calcext:value-type="float">
            <text:p>0.15580841828019</text:p>
          </table:table-cell>
          <table:table-cell office:value-type="float" office:value="-14.3968154165741" calcext:value-type="float">
            <text:p>-14.3968154165741</text:p>
          </table:table-cell>
          <table:table-cell table:number-columns-repeated="5"/>
        </table:table-row>
        <table:table-row table:style-name="ro1">
          <table:table-cell office:value-type="float" office:value="1.02283082035726" calcext:value-type="float">
            <text:p>1.02283082035726</text:p>
          </table:table-cell>
          <table:table-cell office:value-type="float" office:value="0.161519607080944" calcext:value-type="float">
            <text:p>0.161519607080944</text:p>
          </table:table-cell>
          <table:table-cell office:value-type="float" office:value="-14.1024236754883" calcext:value-type="float">
            <text:p>-14.1024236754883</text:p>
          </table:table-cell>
          <table:table-cell table:number-columns-repeated="5"/>
        </table:table-row>
        <table:table-row table:style-name="ro1">
          <table:table-cell office:value-type="float" office:value="-0.944687827210985" calcext:value-type="float">
            <text:p>-0.944687827210985</text:p>
          </table:table-cell>
          <table:table-cell office:value-type="float" office:value="1.92133352700353" calcext:value-type="float">
            <text:p>1.92133352700353</text:p>
          </table:table-cell>
          <table:table-cell office:value-type="float" office:value="-13.6213117340602" calcext:value-type="float">
            <text:p>-13.6213117340602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498238099484" calcext:value-type="float">
            <text:p>-13.3498238099484</text:p>
          </table:table-cell>
          <table:table-cell table:number-columns-repeated="5"/>
        </table:table-row>
        <table:table-row table:style-name="ro1">
          <table:table-cell office:value-type="float" office:value="1.04674164563476" calcext:value-type="float">
            <text:p>1.04674164563476</text:p>
          </table:table-cell>
          <table:table-cell office:value-type="float" office:value="-0.168712322268032" calcext:value-type="float">
            <text:p>-0.168712322268032</text:p>
          </table:table-cell>
          <table:table-cell office:value-type="float" office:value="-13.3359781360039" calcext:value-type="float">
            <text:p>-13.3359781360039</text:p>
          </table:table-cell>
          <table:table-cell table:number-columns-repeated="5"/>
        </table:table-row>
        <table:table-row table:style-name="ro1">
          <table:table-cell office:value-type="float" office:value="0.168158790303678" calcext:value-type="float">
            <text:p>0.168158790303678</text:p>
          </table:table-cell>
          <table:table-cell office:value-type="float" office:value="0.936829350402784" calcext:value-type="float">
            <text:p>0.936829350402784</text:p>
          </table:table-cell>
          <table:table-cell office:value-type="float" office:value="-13.2352502285101" calcext:value-type="float">
            <text:p>-13.2352502285101</text:p>
          </table:table-cell>
          <table:table-cell table:number-columns-repeated="5"/>
        </table:table-row>
        <table:table-row table:style-name="ro1">
          <table:table-cell office:value-type="float" office:value="1.04605457210223" calcext:value-type="float">
            <text:p>1.04605457210223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3.1880286855109" calcext:value-type="float">
            <text:p>-13.188028685510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-1.01913538273181" calcext:value-type="float">
            <text:p>-1.01913538273181</text:p>
          </table:table-cell>
          <table:table-cell office:value-type="float" office:value="-12.941288636674" calcext:value-type="float">
            <text:p>-12.941288636674</text:p>
          </table:table-cell>
          <table:table-cell table:number-columns-repeated="5"/>
        </table:table-row>
        <table:table-row table:style-name="ro1">
          <table:table-cell office:value-type="float" office:value="1.05835157056437" calcext:value-type="float">
            <text:p>1.05835157056437</text:p>
          </table:table-cell>
          <table:table-cell office:value-type="float" office:value="-2.07209010931021" calcext:value-type="float">
            <text:p>-2.07209010931021</text:p>
          </table:table-cell>
          <table:table-cell office:value-type="float" office:value="-12.9133043300039" calcext:value-type="float">
            <text:p>-12.9133043300039</text:p>
          </table:table-cell>
          <table:table-cell table:number-columns-repeated="5"/>
        </table:table-row>
        <table:table-row table:style-name="ro1">
          <table:table-cell office:value-type="float" office:value="1.88778963468555" calcext:value-type="float">
            <text:p>1.88778963468555</text:p>
          </table:table-cell>
          <table:table-cell office:value-type="float" office:value="1.03994610981939" calcext:value-type="float">
            <text:p>1.03994610981939</text:p>
          </table:table-cell>
          <table:table-cell office:value-type="float" office:value="-12.6573014068208" calcext:value-type="float">
            <text:p>-12.6573014068208</text:p>
          </table:table-cell>
          <table:table-cell table:number-columns-repeated="5"/>
        </table:table-row>
      </table:table>
      <table:table table:name="rastragin-wiekszy-promien" table:style-name="ta1">
        <table:shapes>
          <draw:frame draw:z-index="0" draw:style-name="gr1" draw:text-style-name="P1" svg:width="16.714cm" svg:height="10.148cm" svg:x="14.363cm" svg:y="4.195cm">
            <draw:object draw:notify-on-update-of-ranges="'rastragin-wiekszy-promien'.E2:'rastragin-wiekszy-promien'.E7 'rastragin-wiekszy-promien'.F1:'rastragin-wiekszy-promien'.F1 'rastragin-wiekszy-promien'.F2:'rastragin-wiekszy-promien'.F7 'rastragin-wiekszy-promien'.G1:'rastragin-wiekszy-promien'.G1 'rastragin-wiekszy-promien'.G2:'rastragin-wiekszy-promien'.G7 'rastragin-wiekszy-promien'.H1:'rastragin-wiekszy-promien'.H1 'rastragin-wiekszy-promien'.H2:'rastragin-wiekszy-promien'.H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(x,y)</text:p>
          </table:table-cell>
          <table:table-cell/>
          <table:table-cell table:style-name="ce1" office:value-type="string" calcext:value-type="string">
            <text:p>iteracj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interacje 0</text:p>
          </table:table-cell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formula="of:=MIN([.$C3:.$C52])" office:value-type="float" office:value="-14.6823660176238" calcext:value-type="float">
            <text:p>-14.6823660176238</text:p>
          </table:table-cell>
          <table:table-cell table:formula="of:=MAX([.$C3:.$C52])" office:value-type="float" office:value="48.6266333522166" calcext:value-type="float">
            <text:p>48.6266333522166</text:p>
          </table:table-cell>
          <table:table-cell table:formula="of:=AVERAGE([.$C3:.$C52])" office:value-type="float" office:value="20.1301114271753" calcext:value-type="float">
            <text:p>20.1301114271753</text:p>
          </table:table-cell>
        </table:table-row>
        <table:table-row table:style-name="ro1">
          <table:table-cell table:style-name="ce3" office:value-type="float" office:value="-0.986576576800791" calcext:value-type="float">
            <text:p>-0.9865765768</text:p>
          </table:table-cell>
          <table:table-cell table:style-name="ce3" office:value-type="float" office:value="-1.1274287615101" calcext:value-type="float">
            <text:p>-1.1274287615</text:p>
          </table:table-cell>
          <table:table-cell table:style-name="ce3" office:value-type="float" office:value="-14.6823660176238" calcext:value-type="float">
            <text:p>-14.6823660176</text:p>
          </table:table-cell>
          <table:table-cell/>
          <table:table-cell office:value-type="float" office:value="99" calcext:value-type="float">
            <text:p>99</text:p>
          </table:table-cell>
          <table:table-cell table:formula="of:=MIN([.$C54:.$C103])" office:value-type="float" office:value="-14.6823660176238" calcext:value-type="float">
            <text:p>-14.6823660176238</text:p>
          </table:table-cell>
          <table:table-cell table:formula="of:=MAX([.$C54:.$C103])" office:value-type="float" office:value="9.16401907136637" calcext:value-type="float">
            <text:p>9.16401907136637</text:p>
          </table:table-cell>
          <table:table-cell table:formula="of:=AVERAGE([.$C54:.$C103])" office:value-type="float" office:value="0.530582046211876" calcext:value-type="float">
            <text:p>0.530582046211876</text:p>
          </table:table-cell>
        </table:table-row>
        <table:table-row table:style-name="ro1">
          <table:table-cell table:style-name="ce3" office:value-type="float" office:value="2.00763160670603" calcext:value-type="float">
            <text:p>2.0076316067</text:p>
          </table:table-cell>
          <table:table-cell table:style-name="ce3" office:value-type="float" office:value="0.801381882617909" calcext:value-type="float">
            <text:p>0.8013818826</text:p>
          </table:table-cell>
          <table:table-cell table:style-name="ce3" office:value-type="float" office:value="-8.48833730969186" calcext:value-type="float">
            <text:p>-8.4883373097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MIN([.$C105:.$C154])" office:value-type="float" office:value="-18.3460292856682" calcext:value-type="float">
            <text:p>-18.3460292856682</text:p>
          </table:table-cell>
          <table:table-cell table:formula="of:=MAX([.$C105:.$C154])" office:value-type="float" office:value="-2.47199034452849" calcext:value-type="float">
            <text:p>-2.47199034452849</text:p>
          </table:table-cell>
          <table:table-cell table:formula="of:=AVERAGE([.$C105:.$C154])" office:value-type="float" office:value="-7.64382114764805" calcext:value-type="float">
            <text:p>-7.64382114764805</text:p>
          </table:table-cell>
        </table:table-row>
        <table:table-row table:style-name="ro1">
          <table:table-cell table:style-name="ce3" office:value-type="float" office:value="-0.877228427239555" calcext:value-type="float">
            <text:p>-0.8772284272</text:p>
          </table:table-cell>
          <table:table-cell table:style-name="ce3" office:value-type="float" office:value="1.26049210267182" calcext:value-type="float">
            <text:p>1.2604921027</text:p>
          </table:table-cell>
          <table:table-cell table:style-name="ce3" office:value-type="float" office:value="-4.15224696785874" calcext:value-type="float">
            <text:p>-4.1522469679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MIN([.$C156:.$C205])" office:value-type="float" office:value="-19.9196180254676" calcext:value-type="float">
            <text:p>-19.9196180254676</text:p>
          </table:table-cell>
          <table:table-cell table:formula="of:=MAX([.$C156:.$C205])" office:value-type="float" office:value="-6.23114562260985" calcext:value-type="float">
            <text:p>-6.23114562260985</text:p>
          </table:table-cell>
          <table:table-cell table:formula="of:=AVERAGE([.$C156:.$C205])" office:value-type="float" office:value="-11.4589549502349" calcext:value-type="float">
            <text:p>-11.4589549502349</text:p>
          </table:table-cell>
        </table:table-row>
        <table:table-row table:style-name="ro1">
          <table:table-cell table:style-name="ce3" office:value-type="float" office:value="3.01939008864126" calcext:value-type="float">
            <text:p>3.0193900886</text:p>
          </table:table-cell>
          <table:table-cell table:style-name="ce3" office:value-type="float" office:value="0.21186292346906" calcext:value-type="float">
            <text:p>0.2118629235</text:p>
          </table:table-cell>
          <table:table-cell table:style-name="ce3" office:value-type="float" office:value="-3.13763228429694" calcext:value-type="float">
            <text:p>-3.1376322843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MIN([.$C207:.$C256])" office:value-type="float" office:value="-19.9196180254676" calcext:value-type="float">
            <text:p>-19.9196180254676</text:p>
          </table:table-cell>
          <table:table-cell table:formula="of:=MAX([.$C207:.$C256])" office:value-type="float" office:value="-9.31334371202617" calcext:value-type="float">
            <text:p>-9.31334371202617</text:p>
          </table:table-cell>
          <table:table-cell table:formula="of:=AVERAGE([.$C207:.$C256])" office:value-type="float" office:value="-13.8426536394861" calcext:value-type="float">
            <text:p>-13.8426536394861</text:p>
          </table:table-cell>
        </table:table-row>
        <table:table-row table:style-name="ro1">
          <table:table-cell table:style-name="ce3" office:value-type="float" office:value="-0.677752536325816" calcext:value-type="float">
            <text:p>-0.6777525363</text:p>
          </table:table-cell>
          <table:table-cell table:style-name="ce3" office:value-type="float" office:value="-1.15064449871145" calcext:value-type="float">
            <text:p>-1.1506444987</text:p>
          </table:table-cell>
          <table:table-cell table:style-name="ce3" office:value-type="float" office:value="0.323424897261122" calcext:value-type="float">
            <text:p>0.3234248973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MIN([.$C258:.$C307])" office:value-type="float" office:value="-19.9196180254676" calcext:value-type="float">
            <text:p>-19.9196180254676</text:p>
          </table:table-cell>
          <table:table-cell table:formula="of:=MAX([.$C258:.$C307])" office:value-type="float" office:value="-12.8752531971286" calcext:value-type="float">
            <text:p>-12.8752531971286</text:p>
          </table:table-cell>
          <table:table-cell table:formula="of:=AVERAGE([.$C258:.$C307])" office:value-type="float" office:value="-15.2286380758629" calcext:value-type="float">
            <text:p>-15.2286380758629</text:p>
          </table:table-cell>
        </table:table-row>
        <table:table-row table:style-name="ro1">
          <table:table-cell table:style-name="ce3" office:value-type="float" office:value="-2.72204382007108" calcext:value-type="float">
            <text:p>-2.7220438201</text:p>
          </table:table-cell>
          <table:table-cell table:style-name="ce3" office:value-type="float" office:value="-1.06441415685183" calcext:value-type="float">
            <text:p>-1.0644141569</text:p>
          </table:table-cell>
          <table:table-cell table:style-name="ce3" office:value-type="float" office:value="1.09791687419187" calcext:value-type="float">
            <text:p>1.0979168742</text:p>
          </table:table-cell>
          <table:table-cell table:number-columns-repeated="5"/>
        </table:table-row>
        <table:table-row table:style-name="ro1">
          <table:table-cell table:style-name="ce3" office:value-type="float" office:value="0.958188469686808" calcext:value-type="float">
            <text:p>0.9581884697</text:p>
          </table:table-cell>
          <table:table-cell table:style-name="ce3" office:value-type="float" office:value="2.70728586674667" calcext:value-type="float">
            <text:p>2.7072858667</text:p>
          </table:table-cell>
          <table:table-cell table:style-name="ce3" office:value-type="float" office:value="1.24232906821389" calcext:value-type="float">
            <text:p>1.2423290682</text:p>
          </table:table-cell>
          <table:table-cell table:number-columns-repeated="5"/>
        </table:table-row>
        <table:table-row table:style-name="ro1">
          <table:table-cell table:style-name="ce3" office:value-type="float" office:value="-0.0576978370428485" calcext:value-type="float">
            <text:p>-0.0576978370</text:p>
          </table:table-cell>
          <table:table-cell table:style-name="ce3" office:value-type="float" office:value="-2.62875942192524" calcext:value-type="float">
            <text:p>-2.6287594219</text:p>
          </table:table-cell>
          <table:table-cell table:style-name="ce3" office:value-type="float" office:value="4.46574995323963" calcext:value-type="float">
            <text:p>4.4657499532</text:p>
          </table:table-cell>
          <table:table-cell table:number-columns-repeated="5"/>
        </table:table-row>
        <table:table-row table:style-name="ro1">
          <table:table-cell table:style-name="ce3" office:value-type="float" office:value="-3.28381194398305" calcext:value-type="float">
            <text:p>-3.2838119440</text:p>
          </table:table-cell>
          <table:table-cell table:style-name="ce3" office:value-type="float" office:value="0.110335417841834" calcext:value-type="float">
            <text:p>0.1103354178</text:p>
          </table:table-cell>
          <table:table-cell table:style-name="ce3" office:value-type="float" office:value="5.21243543559512" calcext:value-type="float">
            <text:p>5.2124354356</text:p>
          </table:table-cell>
          <table:table-cell table:number-columns-repeated="5"/>
        </table:table-row>
        <table:table-row table:style-name="ro1">
          <table:table-cell table:style-name="ce3" office:value-type="float" office:value="-2.34655672538974" calcext:value-type="float">
            <text:p>-2.3465567254</text:p>
          </table:table-cell>
          <table:table-cell table:style-name="ce3" office:value-type="float" office:value="1.94773618262222" calcext:value-type="float">
            <text:p>1.9477361826</text:p>
          </table:table-cell>
          <table:table-cell table:style-name="ce3" office:value-type="float" office:value="5.53581663582106" calcext:value-type="float">
            <text:p>5.5358166358</text:p>
          </table:table-cell>
          <table:table-cell table:number-columns-repeated="5"/>
        </table:table-row>
        <table:table-row table:style-name="ro1">
          <table:table-cell table:style-name="ce3" office:value-type="float" office:value="3.22835482195427" calcext:value-type="float">
            <text:p>3.2283548220</text:p>
          </table:table-cell>
          <table:table-cell table:style-name="ce3" office:value-type="float" office:value="1.841298788102" calcext:value-type="float">
            <text:p>1.8412987881</text:p>
          </table:table-cell>
          <table:table-cell table:style-name="ce3" office:value-type="float" office:value="7.02984767554097" calcext:value-type="float">
            <text:p>7.0298476755</text:p>
          </table:table-cell>
          <table:table-cell table:number-columns-repeated="5"/>
        </table:table-row>
        <table:table-row table:style-name="ro1">
          <table:table-cell table:style-name="ce3" office:value-type="float" office:value="-3.03983767043833" calcext:value-type="float">
            <text:p>-3.0398376704</text:p>
          </table:table-cell>
          <table:table-cell table:style-name="ce3" office:value-type="float" office:value="-1.65511944034952" calcext:value-type="float">
            <text:p>-1.6551194403</text:p>
          </table:table-cell>
          <table:table-cell table:style-name="ce3" office:value-type="float" office:value="7.90629558632096" calcext:value-type="float">
            <text:p>7.9062955863</text:p>
          </table:table-cell>
          <table:table-cell table:number-columns-repeated="5"/>
        </table:table-row>
        <table:table-row table:style-name="ro1">
          <table:table-cell table:style-name="ce3" office:value-type="float" office:value="3.36624087898401" calcext:value-type="float">
            <text:p>3.3662408790</text:p>
          </table:table-cell>
          <table:table-cell table:style-name="ce3" office:value-type="float" office:value="-0.0289867129524204" calcext:value-type="float">
            <text:p>-0.0289867130</text:p>
          </table:table-cell>
          <table:table-cell table:style-name="ce3" office:value-type="float" office:value="8.16921535609479" calcext:value-type="float">
            <text:p>8.1692153561</text:p>
          </table:table-cell>
          <table:table-cell table:number-columns-repeated="5"/>
        </table:table-row>
        <table:table-row table:style-name="ro1">
          <table:table-cell table:style-name="ce3" office:value-type="float" office:value="-4.83161416439208" calcext:value-type="float">
            <text:p>-4.8316141644</text:p>
          </table:table-cell>
          <table:table-cell table:style-name="ce3" office:value-type="float" office:value="-0.0307859392215235" calcext:value-type="float">
            <text:p>-0.0307859392</text:p>
          </table:table-cell>
          <table:table-cell table:style-name="ce3" office:value-type="float" office:value="8.62578040361049" calcext:value-type="float">
            <text:p>8.6257804036</text:p>
          </table:table-cell>
          <table:table-cell table:number-columns-repeated="5"/>
        </table:table-row>
        <table:table-row table:style-name="ro1">
          <table:table-cell table:style-name="ce3" office:value-type="float" office:value="3.13801484468614" calcext:value-type="float">
            <text:p>3.1380148447</text:p>
          </table:table-cell>
          <table:table-cell table:style-name="ce3" office:value-type="float" office:value="-1.69006932231112" calcext:value-type="float">
            <text:p>-1.6900693223</text:p>
          </table:table-cell>
          <table:table-cell table:style-name="ce3" office:value-type="float" office:value="9.91081843436847" calcext:value-type="float">
            <text:p>9.9108184344</text:p>
          </table:table-cell>
          <table:table-cell table:number-columns-repeated="5"/>
        </table:table-row>
        <table:table-row table:style-name="ro1">
          <table:table-cell table:style-name="ce3" office:value-type="float" office:value="-0.0553431873206387" calcext:value-type="float">
            <text:p>-0.0553431873</text:p>
          </table:table-cell>
          <table:table-cell table:style-name="ce3" office:value-type="float" office:value="3.51115491792326" calcext:value-type="float">
            <text:p>3.5111549179</text:p>
          </table:table-cell>
          <table:table-cell table:style-name="ce3" office:value-type="float" office:value="12.9052382654106" calcext:value-type="float">
            <text:p>12.9052382654</text:p>
          </table:table-cell>
          <table:table-cell table:number-columns-repeated="5"/>
        </table:table-row>
        <table:table-row table:style-name="ro1">
          <table:table-cell table:style-name="ce3" office:value-type="float" office:value="1.61451940370559" calcext:value-type="float">
            <text:p>1.6145194037</text:p>
          </table:table-cell>
          <table:table-cell table:style-name="ce3" office:value-type="float" office:value="-2.23345911536276" calcext:value-type="float">
            <text:p>-2.2334591154</text:p>
          </table:table-cell>
          <table:table-cell table:style-name="ce3" office:value-type="float" office:value="14.0786339814096" calcext:value-type="float">
            <text:p>14.0786339814</text:p>
          </table:table-cell>
          <table:table-cell table:number-columns-repeated="5"/>
        </table:table-row>
        <table:table-row table:style-name="ro1">
          <table:table-cell table:style-name="ce3" office:value-type="float" office:value="4.93521608893177" calcext:value-type="float">
            <text:p>4.9352160889</text:p>
          </table:table-cell>
          <table:table-cell table:style-name="ce3" office:value-type="float" office:value="2.99929064734934" calcext:value-type="float">
            <text:p>2.9992906473</text:p>
          </table:table-cell>
          <table:table-cell table:style-name="ce3" office:value-type="float" office:value="14.169271576058" calcext:value-type="float">
            <text:p>14.1692715761</text:p>
          </table:table-cell>
          <table:table-cell table:number-columns-repeated="5"/>
        </table:table-row>
        <table:table-row table:style-name="ro1">
          <table:table-cell table:style-name="ce3" office:value-type="float" office:value="3.93055316651858" calcext:value-type="float">
            <text:p>3.9305531665</text:p>
          </table:table-cell>
          <table:table-cell table:style-name="ce3" office:value-type="float" office:value="-2.73947521833607" calcext:value-type="float">
            <text:p>-2.7394752183</text:p>
          </table:table-cell>
          <table:table-cell table:style-name="ce3" office:value-type="float" office:value="14.5517678976072" calcext:value-type="float">
            <text:p>14.5517678976</text:p>
          </table:table-cell>
          <table:table-cell table:number-columns-repeated="5"/>
        </table:table-row>
        <table:table-row table:style-name="ro1">
          <table:table-cell table:style-name="ce3" office:value-type="float" office:value="-2.13026951808336" calcext:value-type="float">
            <text:p>-2.1302695181</text:p>
          </table:table-cell>
          <table:table-cell table:style-name="ce3" office:value-type="float" office:value="-3.38771936532172" calcext:value-type="float">
            <text:p>-3.3877193653</text:p>
          </table:table-cell>
          <table:table-cell table:style-name="ce3" office:value-type="float" office:value="16.7945779134697" calcext:value-type="float">
            <text:p>16.7945779135</text:p>
          </table:table-cell>
          <table:table-cell table:number-columns-repeated="5"/>
        </table:table-row>
        <table:table-row table:style-name="ro1">
          <table:table-cell table:style-name="ce3" office:value-type="float" office:value="-0.577261042383781" calcext:value-type="float">
            <text:p>-0.5772610424</text:p>
          </table:table-cell>
          <table:table-cell table:style-name="ce3" office:value-type="float" office:value="-1.36131767589341" calcext:value-type="float">
            <text:p>-1.3613176759</text:p>
          </table:table-cell>
          <table:table-cell table:style-name="ce3" office:value-type="float" office:value="17.4689010858237" calcext:value-type="float">
            <text:p>17.4689010858</text:p>
          </table:table-cell>
          <table:table-cell table:number-columns-repeated="5"/>
        </table:table-row>
        <table:table-row table:style-name="ro1">
          <table:table-cell table:style-name="ce3" office:value-type="float" office:value="1.73541416211058" calcext:value-type="float">
            <text:p>1.7354141621</text:p>
          </table:table-cell>
          <table:table-cell table:style-name="ce3" office:value-type="float" office:value="-2.41957147295731" calcext:value-type="float">
            <text:p>-2.4195714730</text:p>
          </table:table-cell>
          <table:table-cell table:style-name="ce3" office:value-type="float" office:value="18.5312250816073" calcext:value-type="float">
            <text:p>18.5312250816</text:p>
          </table:table-cell>
          <table:table-cell table:number-columns-repeated="5"/>
        </table:table-row>
        <table:table-row table:style-name="ro1">
          <table:table-cell table:style-name="ce3" office:value-type="float" office:value="-2.44747658747693" calcext:value-type="float">
            <text:p>-2.4474765875</text:p>
          </table:table-cell>
          <table:table-cell table:style-name="ce3" office:value-type="float" office:value="-2.82224064543325" calcext:value-type="float">
            <text:p>-2.8222406454</text:p>
          </table:table-cell>
          <table:table-cell table:style-name="ce3" office:value-type="float" office:value="19.0308090428716" calcext:value-type="float">
            <text:p>19.0308090429</text:p>
          </table:table-cell>
          <table:table-cell table:number-columns-repeated="5"/>
        </table:table-row>
        <table:table-row table:style-name="ro1">
          <table:table-cell table:style-name="ce3" office:value-type="float" office:value="1.71931177508807" calcext:value-type="float">
            <text:p>1.7193117751</text:p>
          </table:table-cell>
          <table:table-cell table:style-name="ce3" office:value-type="float" office:value="-4.97035418643269" calcext:value-type="float">
            <text:p>-4.9703541864</text:p>
          </table:table-cell>
          <table:table-cell table:style-name="ce3" office:value-type="float" office:value="19.7497075173067" calcext:value-type="float">
            <text:p>19.7497075173</text:p>
          </table:table-cell>
          <table:table-cell table:number-columns-repeated="5"/>
        </table:table-row>
        <table:table-row table:style-name="ro1">
          <table:table-cell table:style-name="ce3" office:value-type="float" office:value="4.41391945873996" calcext:value-type="float">
            <text:p>4.4139194587</text:p>
          </table:table-cell>
          <table:table-cell table:style-name="ce3" office:value-type="float" office:value="-0.0976843178334947" calcext:value-type="float">
            <text:p>-0.0976843178</text:p>
          </table:table-cell>
          <table:table-cell table:style-name="ce3" office:value-type="float" office:value="19.8900567922768" calcext:value-type="float">
            <text:p>19.8900567923</text:p>
          </table:table-cell>
          <table:table-cell table:number-columns-repeated="5"/>
        </table:table-row>
        <table:table-row table:style-name="ro1">
          <table:table-cell table:style-name="ce3" office:value-type="float" office:value="1.44311566399926" calcext:value-type="float">
            <text:p>1.4431156640</text:p>
          </table:table-cell>
          <table:table-cell table:style-name="ce3" office:value-type="float" office:value="0.411019521140791" calcext:value-type="float">
            <text:p>0.4110195211</text:p>
          </table:table-cell>
          <table:table-cell table:style-name="ce3" office:value-type="float" office:value="20.0969937230983" calcext:value-type="float">
            <text:p>20.0969937231</text:p>
          </table:table-cell>
          <table:table-cell table:number-columns-repeated="5"/>
        </table:table-row>
        <table:table-row table:style-name="ro1">
          <table:table-cell table:style-name="ce3" office:value-type="float" office:value="-1.00385401705036" calcext:value-type="float">
            <text:p>-1.0038540171</text:p>
          </table:table-cell>
          <table:table-cell table:style-name="ce3" office:value-type="float" office:value="4.48802168916056" calcext:value-type="float">
            <text:p>4.4880216892</text:p>
          </table:table-cell>
          <table:table-cell table:style-name="ce3" office:value-type="float" office:value="21.12468494279" calcext:value-type="float">
            <text:p>21.1246849428</text:p>
          </table:table-cell>
          <table:table-cell table:number-columns-repeated="5"/>
        </table:table-row>
        <table:table-row table:style-name="ro1">
          <table:table-cell table:style-name="ce3" office:value-type="float" office:value="3.26926017806249" calcext:value-type="float">
            <text:p>3.2692601781</text:p>
          </table:table-cell>
          <table:table-cell table:style-name="ce3" office:value-type="float" office:value="-0.575294196744412" calcext:value-type="float">
            <text:p>-0.5752941967</text:p>
          </table:table-cell>
          <table:table-cell table:style-name="ce3" office:value-type="float" office:value="21.1278846884869" calcext:value-type="float">
            <text:p>21.1278846885</text:p>
          </table:table-cell>
          <table:table-cell table:number-columns-repeated="5"/>
        </table:table-row>
        <table:table-row table:style-name="ro1">
          <table:table-cell table:style-name="ce3" office:value-type="float" office:value="3.54277782631849" calcext:value-type="float">
            <text:p>3.5427778263</text:p>
          </table:table-cell>
          <table:table-cell table:style-name="ce3" office:value-type="float" office:value="-2.93208448418319" calcext:value-type="float">
            <text:p>-2.9320844842</text:p>
          </table:table-cell>
          <table:table-cell table:style-name="ce3" office:value-type="float" office:value="21.6860893279859" calcext:value-type="float">
            <text:p>21.6860893280</text:p>
          </table:table-cell>
          <table:table-cell table:number-columns-repeated="5"/>
        </table:table-row>
        <table:table-row table:style-name="ro1">
          <table:table-cell table:style-name="ce3" office:value-type="float" office:value="-2.68676757395007" calcext:value-type="float">
            <text:p>-2.6867675740</text:p>
          </table:table-cell>
          <table:table-cell table:style-name="ce3" office:value-type="float" office:value="1.50140768091217" calcext:value-type="float">
            <text:p>1.5014076809</text:p>
          </table:table-cell>
          <table:table-cell table:style-name="ce3" office:value-type="float" office:value="23.34186417495" calcext:value-type="float">
            <text:p>23.3418641750</text:p>
          </table:table-cell>
          <table:table-cell table:number-columns-repeated="5"/>
        </table:table-row>
        <table:table-row table:style-name="ro1">
          <table:table-cell table:style-name="ce3" office:value-type="float" office:value="1.671084648888" calcext:value-type="float">
            <text:p>1.6710846489</text:p>
          </table:table-cell>
          <table:table-cell table:style-name="ce3" office:value-type="float" office:value="4.22273457031306" calcext:value-type="float">
            <text:p>4.2227345703</text:p>
          </table:table-cell>
          <table:table-cell table:style-name="ce3" office:value-type="float" office:value="23.6769456264974" calcext:value-type="float">
            <text:p>23.6769456265</text:p>
          </table:table-cell>
          <table:table-cell table:number-columns-repeated="5"/>
        </table:table-row>
        <table:table-row table:style-name="ro1">
          <table:table-cell table:style-name="ce3" office:value-type="float" office:value="-2.70095990332506" calcext:value-type="float">
            <text:p>-2.7009599033</text:p>
          </table:table-cell>
          <table:table-cell table:style-name="ce3" office:value-type="float" office:value="-2.60486969389281" calcext:value-type="float">
            <text:p>-2.6048696939</text:p>
          </table:table-cell>
          <table:table-cell table:style-name="ce3" office:value-type="float" office:value="25.0198495828875" calcext:value-type="float">
            <text:p>25.0198495829</text:p>
          </table:table-cell>
          <table:table-cell table:number-columns-repeated="5"/>
        </table:table-row>
        <table:table-row table:style-name="ro1">
          <table:table-cell table:style-name="ce3" office:value-type="float" office:value="1.16707859646521" calcext:value-type="float">
            <text:p>1.1670785965</text:p>
          </table:table-cell>
          <table:table-cell table:style-name="ce3" office:value-type="float" office:value="-4.50922441949172" calcext:value-type="float">
            <text:p>-4.5092244195</text:p>
          </table:table-cell>
          <table:table-cell table:style-name="ce3" office:value-type="float" office:value="26.7008174034795" calcext:value-type="float">
            <text:p>26.7008174035</text:p>
          </table:table-cell>
          <table:table-cell table:number-columns-repeated="5"/>
        </table:table-row>
        <table:table-row table:style-name="ro1">
          <table:table-cell table:style-name="ce3" office:value-type="float" office:value="2.70051698135174" calcext:value-type="float">
            <text:p>2.7005169814</text:p>
          </table:table-cell>
          <table:table-cell table:style-name="ce3" office:value-type="float" office:value="3.3636138185606" calcext:value-type="float">
            <text:p>3.3636138186</text:p>
          </table:table-cell>
          <table:table-cell table:style-name="ce3" office:value-type="float" office:value="28.2134872295939" calcext:value-type="float">
            <text:p>28.2134872296</text:p>
          </table:table-cell>
          <table:table-cell table:number-columns-repeated="5"/>
        </table:table-row>
        <table:table-row table:style-name="ro1">
          <table:table-cell table:style-name="ce3" office:value-type="float" office:value="-4.46225206502802" calcext:value-type="float">
            <text:p>-4.4622520650</text:p>
          </table:table-cell>
          <table:table-cell table:style-name="ce3" office:value-type="float" office:value="-0.764126662463339" calcext:value-type="float">
            <text:p>-0.7641266625</text:p>
          </table:table-cell>
          <table:table-cell table:style-name="ce3" office:value-type="float" office:value="29.3291944397216" calcext:value-type="float">
            <text:p>29.3291944397</text:p>
          </table:table-cell>
          <table:table-cell table:number-columns-repeated="5"/>
        </table:table-row>
        <table:table-row table:style-name="ro1">
          <table:table-cell table:style-name="ce3" office:value-type="float" office:value="1.78128827185717" calcext:value-type="float">
            <text:p>1.7812882719</text:p>
          </table:table-cell>
          <table:table-cell table:style-name="ce3" office:value-type="float" office:value="4.47910088574066" calcext:value-type="float">
            <text:p>4.4791008857</text:p>
          </table:table-cell>
          <table:table-cell table:style-name="ce3" office:value-type="float" office:value="31.1959792863592" calcext:value-type="float">
            <text:p>31.1959792864</text:p>
          </table:table-cell>
          <table:table-cell table:number-columns-repeated="5"/>
        </table:table-row>
        <table:table-row table:style-name="ro1">
          <table:table-cell table:style-name="ce3" office:value-type="float" office:value="3.6005891045495" calcext:value-type="float">
            <text:p>3.6005891045</text:p>
          </table:table-cell>
          <table:table-cell table:style-name="ce3" office:value-type="float" office:value="-4.13396580620672" calcext:value-type="float">
            <text:p>-4.1339658062</text:p>
          </table:table-cell>
          <table:table-cell table:style-name="ce3" office:value-type="float" office:value="31.460552019435" calcext:value-type="float">
            <text:p>31.4605520194</text:p>
          </table:table-cell>
          <table:table-cell table:number-columns-repeated="5"/>
        </table:table-row>
        <table:table-row table:style-name="ro1">
          <table:table-cell table:style-name="ce3" office:value-type="float" office:value="-4.115728523388" calcext:value-type="float">
            <text:p>-4.1157285234</text:p>
          </table:table-cell>
          <table:table-cell table:style-name="ce3" office:value-type="float" office:value="3.49808261766402" calcext:value-type="float">
            <text:p>3.4980826177</text:p>
          </table:table-cell>
          <table:table-cell table:style-name="ce3" office:value-type="float" office:value="31.7043165900408" calcext:value-type="float">
            <text:p>31.7043165900</text:p>
          </table:table-cell>
          <table:table-cell table:number-columns-repeated="5"/>
        </table:table-row>
        <table:table-row table:style-name="ro1">
          <table:table-cell table:style-name="ce3" office:value-type="float" office:value="2.53195427817799" calcext:value-type="float">
            <text:p>2.5319542782</text:p>
          </table:table-cell>
          <table:table-cell table:style-name="ce3" office:value-type="float" office:value="2.51087176863009" calcext:value-type="float">
            <text:p>2.5108717686</text:p>
          </table:table-cell>
          <table:table-cell table:style-name="ce3" office:value-type="float" office:value="32.4910715921482" calcext:value-type="float">
            <text:p>32.4910715921</text:p>
          </table:table-cell>
          <table:table-cell table:number-columns-repeated="5"/>
        </table:table-row>
        <table:table-row table:style-name="ro1">
          <table:table-cell table:style-name="ce3" office:value-type="float" office:value="-4.55622991397363" calcext:value-type="float">
            <text:p>-4.5562299140</text:p>
          </table:table-cell>
          <table:table-cell table:style-name="ce3" office:value-type="float" office:value="3.13325052212474" calcext:value-type="float">
            <text:p>3.1332505221</text:p>
          </table:table-cell>
          <table:table-cell table:style-name="ce3" office:value-type="float" office:value="33.2636680870517" calcext:value-type="float">
            <text:p>33.2636680871</text:p>
          </table:table-cell>
          <table:table-cell table:number-columns-repeated="5"/>
        </table:table-row>
        <table:table-row table:style-name="ro1">
          <table:table-cell table:style-name="ce3" office:value-type="float" office:value="-4.35135744524172" calcext:value-type="float">
            <text:p>-4.3513574452</text:p>
          </table:table-cell>
          <table:table-cell table:style-name="ce3" office:value-type="float" office:value="0.590750288919122" calcext:value-type="float">
            <text:p>0.5907502889</text:p>
          </table:table-cell>
          <table:table-cell table:style-name="ce3" office:value-type="float" office:value="33.6478626799358" calcext:value-type="float">
            <text:p>33.6478626799</text:p>
          </table:table-cell>
          <table:table-cell table:number-columns-repeated="5"/>
        </table:table-row>
        <table:table-row table:style-name="ro1">
          <table:table-cell table:style-name="ce3" office:value-type="float" office:value="1.49364870902366" calcext:value-type="float">
            <text:p>1.4936487090</text:p>
          </table:table-cell>
          <table:table-cell table:style-name="ce3" office:value-type="float" office:value="-3.46297240188788" calcext:value-type="float">
            <text:p>-3.4629724019</text:p>
          </table:table-cell>
          <table:table-cell table:style-name="ce3" office:value-type="float" office:value="33.9457882586602" calcext:value-type="float">
            <text:p>33.9457882587</text:p>
          </table:table-cell>
          <table:table-cell table:number-columns-repeated="5"/>
        </table:table-row>
        <table:table-row table:style-name="ro1">
          <table:table-cell table:style-name="ce3" office:value-type="float" office:value="3.90958458358291" calcext:value-type="float">
            <text:p>3.9095845836</text:p>
          </table:table-cell>
          <table:table-cell table:style-name="ce3" office:value-type="float" office:value="4.59459554863598" calcext:value-type="float">
            <text:p>4.5945955486</text:p>
          </table:table-cell>
          <table:table-cell table:style-name="ce3" office:value-type="float" office:value="36.2509581077018" calcext:value-type="float">
            <text:p>36.2509581077</text:p>
          </table:table-cell>
          <table:table-cell table:number-columns-repeated="5"/>
        </table:table-row>
        <table:table-row table:style-name="ro1">
          <table:table-cell table:style-name="ce3" office:value-type="float" office:value="-2.35515944914522" calcext:value-type="float">
            <text:p>-2.3551594491</text:p>
          </table:table-cell>
          <table:table-cell table:style-name="ce3" office:value-type="float" office:value="-4.66948162086854" calcext:value-type="float">
            <text:p>-4.6694816209</text:p>
          </table:table-cell>
          <table:table-cell table:style-name="ce3" office:value-type="float" office:value="38.3338713320732" calcext:value-type="float">
            <text:p>38.3338713321</text:p>
          </table:table-cell>
          <table:table-cell table:number-columns-repeated="5"/>
        </table:table-row>
        <table:table-row table:style-name="ro1">
          <table:table-cell table:style-name="ce3" office:value-type="float" office:value="1.38002656260241" calcext:value-type="float">
            <text:p>1.3800265626</text:p>
          </table:table-cell>
          <table:table-cell table:style-name="ce3" office:value-type="float" office:value="-4.45198279449195" calcext:value-type="float">
            <text:p>-4.4519827945</text:p>
          </table:table-cell>
          <table:table-cell table:style-name="ce3" office:value-type="float" office:value="38.5637770560561" calcext:value-type="float">
            <text:p>38.5637770561</text:p>
          </table:table-cell>
          <table:table-cell table:number-columns-repeated="5"/>
        </table:table-row>
        <table:table-row table:style-name="ro1">
          <table:table-cell table:style-name="ce3" office:value-type="float" office:value="-2.44730327255606" calcext:value-type="float">
            <text:p>-2.4473032726</text:p>
          </table:table-cell>
          <table:table-cell table:style-name="ce3" office:value-type="float" office:value="4.42197673628159" calcext:value-type="float">
            <text:p>4.4219767363</text:p>
          </table:table-cell>
          <table:table-cell table:style-name="ce3" office:value-type="float" office:value="43.822238204631" calcext:value-type="float">
            <text:p>43.8222382046</text:p>
          </table:table-cell>
          <table:table-cell table:number-columns-repeated="5"/>
        </table:table-row>
        <table:table-row table:style-name="ro1">
          <table:table-cell table:style-name="ce3" office:value-type="float" office:value="4.51274853637216" calcext:value-type="float">
            <text:p>4.5127485364</text:p>
          </table:table-cell>
          <table:table-cell table:style-name="ce3" office:value-type="float" office:value="-3.75358994280831" calcext:value-type="float">
            <text:p>-3.7535899428</text:p>
          </table:table-cell>
          <table:table-cell table:style-name="ce3" office:value-type="float" office:value="44.1967291440475" calcext:value-type="float">
            <text:p>44.1967291440</text:p>
          </table:table-cell>
          <table:table-cell table:number-columns-repeated="5"/>
        </table:table-row>
        <table:table-row table:style-name="ro1">
          <table:table-cell table:style-name="ce3" office:value-type="float" office:value="5.03090751116504" calcext:value-type="float">
            <text:p>5.0309075112</text:p>
          </table:table-cell>
          <table:table-cell table:style-name="ce3" office:value-type="float" office:value="-4.56473866716718" calcext:value-type="float">
            <text:p>-4.5647386672</text:p>
          </table:table-cell>
          <table:table-cell table:style-name="ce3" office:value-type="float" office:value="45.5188962648396" calcext:value-type="float">
            <text:p>45.5188962648</text:p>
          </table:table-cell>
          <table:table-cell table:number-columns-repeated="5"/>
        </table:table-row>
        <table:table-row table:style-name="ro1">
          <table:table-cell table:style-name="ce3" office:value-type="float" office:value="4.76201732370729" calcext:value-type="float">
            <text:p>4.7620173237</text:p>
          </table:table-cell>
          <table:table-cell table:style-name="ce3" office:value-type="float" office:value="-4.70329266849343" calcext:value-type="float">
            <text:p>-4.7032926685</text:p>
          </table:table-cell>
          <table:table-cell table:style-name="ce3" office:value-type="float" office:value="46.9361813494481" calcext:value-type="float">
            <text:p>46.9361813494</text:p>
          </table:table-cell>
          <table:table-cell table:number-columns-repeated="5"/>
        </table:table-row>
        <table:table-row table:style-name="ro1">
          <table:table-cell table:style-name="ce3" office:value-type="float" office:value="3.42029492217643" calcext:value-type="float">
            <text:p>3.4202949222</text:p>
          </table:table-cell>
          <table:table-cell table:style-name="ce3" office:value-type="float" office:value="4.41639464171257" calcext:value-type="float">
            <text:p>4.4163946417</text:p>
          </table:table-cell>
          <table:table-cell table:style-name="ce3" office:value-type="float" office:value="48.6266333522166" calcext:value-type="float">
            <text:p>48.62663335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0.801381882617909" calcext:value-type="float">
            <text:p>0.801381882617909</text:p>
          </table:table-cell>
          <table:table-cell office:value-type="float" office:value="-8.48833730969186" calcext:value-type="float">
            <text:p>-8.48833730969186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7.94646011371711" calcext:value-type="float">
            <text:p>-7.94646011371711</text:p>
          </table:table-cell>
          <table:table-cell table:number-columns-repeated="5"/>
        </table:table-row>
        <table:table-row table:style-name="ro1">
          <table:table-cell office:value-type="float" office:value="-0.726065184475823" calcext:value-type="float">
            <text:p>-0.726065184475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7.56736219307927" calcext:value-type="float">
            <text:p>-7.56736219307927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6.78982691428792" calcext:value-type="float">
            <text:p>-6.78982691428792</text:p>
          </table:table-cell>
          <table:table-cell table:number-columns-repeated="5"/>
        </table:table-row>
        <table:table-row table:style-name="ro1">
          <table:table-cell office:value-type="float" office:value="1.91943019409439" calcext:value-type="float">
            <text:p>1.91943019409439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6.10459478169041" calcext:value-type="float">
            <text:p>-6.1045947816904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1.77565724383349" calcext:value-type="float">
            <text:p>1.77565724383349</text:p>
          </table:table-cell>
          <table:table-cell office:value-type="float" office:value="-6.1009432865705" calcext:value-type="float">
            <text:p>-6.1009432865705</text:p>
          </table:table-cell>
          <table:table-cell table:number-columns-repeated="5"/>
        </table:table-row>
        <table:table-row table:style-name="ro1">
          <table:table-cell office:value-type="float" office:value="1.73407791154376" calcext:value-type="float">
            <text:p>1.73407791154376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5.58696680620677" calcext:value-type="float">
            <text:p>-5.58696680620677</text:p>
          </table:table-cell>
          <table:table-cell table:number-columns-repeated="5"/>
        </table:table-row>
        <table:table-row table:style-name="ro1">
          <table:table-cell office:value-type="float" office:value="2.23078654304583" calcext:value-type="float">
            <text:p>2.23078654304583</text:p>
          </table:table-cell>
          <table:table-cell office:value-type="float" office:value="0.951521744618" calcext:value-type="float">
            <text:p>0.951521744618</text:p>
          </table:table-cell>
          <table:table-cell office:value-type="float" office:value="-4.86216108045764" calcext:value-type="float">
            <text:p>-4.86216108045764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0.713045770860201" calcext:value-type="float">
            <text:p>0.713045770860201</text:p>
          </table:table-cell>
          <table:table-cell office:value-type="float" office:value="-4.69758167961436" calcext:value-type="float">
            <text:p>-4.69758167961436</text:p>
          </table:table-cell>
          <table:table-cell table:number-columns-repeated="5"/>
        </table:table-row>
        <table:table-row table:style-name="ro1">
          <table:table-cell office:value-type="float" office:value="-0.877228427239555" calcext:value-type="float">
            <text:p>-0.877228427239555</text:p>
          </table:table-cell>
          <table:table-cell office:value-type="float" office:value="1.26049210267182" calcext:value-type="float">
            <text:p>1.26049210267182</text:p>
          </table:table-cell>
          <table:table-cell office:value-type="float" office:value="-4.15224696785874" calcext:value-type="float">
            <text:p>-4.15224696785874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3.33628068316445" calcext:value-type="float">
            <text:p>-3.33628068316445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3.13763228429694" calcext:value-type="float">
            <text:p>-3.13763228429694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1.17382723695967" calcext:value-type="float">
            <text:p>-1.17382723695967</text:p>
          </table:table-cell>
          <table:table-cell office:value-type="float" office:value="-2.06472397737948" calcext:value-type="float">
            <text:p>-2.06472397737948</text:p>
          </table:table-cell>
          <table:table-cell table:number-columns-repeated="5"/>
        </table:table-row>
        <table:table-row table:style-name="ro1">
          <table:table-cell office:value-type="float" office:value="0.316924631306099" calcext:value-type="float">
            <text:p>0.31692463130609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1.83637548481989" calcext:value-type="float">
            <text:p>-1.83637548481989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.16562935898557" calcext:value-type="float">
            <text:p>-1.16562935898557</text:p>
          </table:table-cell>
          <table:table-cell table:number-columns-repeated="5"/>
        </table:table-row>
        <table:table-row table:style-name="ro1">
          <table:table-cell office:value-type="float" office:value="0.260973329062395" calcext:value-type="float">
            <text:p>0.260973329062395</text:p>
          </table:table-cell>
          <table:table-cell office:value-type="float" office:value="-2.98053824194023" calcext:value-type="float">
            <text:p>-2.98053824194023</text:p>
          </table:table-cell>
          <table:table-cell office:value-type="float" office:value="-0.284685128444326" calcext:value-type="float">
            <text:p>-0.284685128444326</text:p>
          </table:table-cell>
          <table:table-cell table:number-columns-repeated="5"/>
        </table:table-row>
        <table:table-row table:style-name="ro1">
          <table:table-cell office:value-type="float" office:value="-0.0728737984956003" calcext:value-type="float">
            <text:p>-0.0728737984956003</text:p>
          </table:table-cell>
          <table:table-cell office:value-type="float" office:value="1.3697953920392" calcext:value-type="float">
            <text:p>1.3697953920392</text:p>
          </table:table-cell>
          <table:table-cell office:value-type="float" office:value="-0.252174522947989" calcext:value-type="float">
            <text:p>-0.252174522947989</text:p>
          </table:table-cell>
          <table:table-cell table:number-columns-repeated="5"/>
        </table:table-row>
        <table:table-row table:style-name="ro1">
          <table:table-cell office:value-type="float" office:value="-0.677752536325816" calcext:value-type="float">
            <text:p>-0.677752536325816</text:p>
          </table:table-cell>
          <table:table-cell office:value-type="float" office:value="-1.15064449871145" calcext:value-type="float">
            <text:p>-1.15064449871145</text:p>
          </table:table-cell>
          <table:table-cell office:value-type="float" office:value="0.323424897261122" calcext:value-type="float">
            <text:p>0.323424897261122</text:p>
          </table:table-cell>
          <table:table-cell table:number-columns-repeated="5"/>
        </table:table-row>
        <table:table-row table:style-name="ro1">
          <table:table-cell office:value-type="float" office:value="-1.61313445982194" calcext:value-type="float">
            <text:p>-1.61313445982194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0.561846291314399" calcext:value-type="float">
            <text:p>0.561846291314399</text:p>
          </table:table-cell>
          <table:table-cell table:number-columns-repeated="5"/>
        </table:table-row>
        <table:table-row table:style-name="ro1">
          <table:table-cell office:value-type="float" office:value="-2.72204382007108" calcext:value-type="float">
            <text:p>-2.72204382007108</text:p>
          </table:table-cell>
          <table:table-cell office:value-type="float" office:value="-1.06441415685183" calcext:value-type="float">
            <text:p>-1.06441415685183</text:p>
          </table:table-cell>
          <table:table-cell office:value-type="float" office:value="1.09791687419187" calcext:value-type="float">
            <text:p>1.09791687419187</text:p>
          </table:table-cell>
          <table:table-cell table:number-columns-repeated="5"/>
        </table:table-row>
        <table:table-row table:style-name="ro1">
          <table:table-cell office:value-type="float" office:value="0.958188469686808" calcext:value-type="float">
            <text:p>0.958188469686808</text:p>
          </table:table-cell>
          <table:table-cell office:value-type="float" office:value="2.70728586674667" calcext:value-type="float">
            <text:p>2.70728586674667</text:p>
          </table:table-cell>
          <table:table-cell office:value-type="float" office:value="1.24232906821389" calcext:value-type="float">
            <text:p>1.24232906821389</text:p>
          </table:table-cell>
          <table:table-cell table:number-columns-repeated="5"/>
        </table:table-row>
        <table:table-row table:style-name="ro1">
          <table:table-cell office:value-type="float" office:value="0.99454728457724" calcext:value-type="float">
            <text:p>0.99454728457724</text:p>
          </table:table-cell>
          <table:table-cell office:value-type="float" office:value="2.33159700991427" calcext:value-type="float">
            <text:p>2.33159700991427</text:p>
          </table:table-cell>
          <table:table-cell office:value-type="float" office:value="1.3365612832425" calcext:value-type="float">
            <text:p>1.3365612832425</text:p>
          </table:table-cell>
          <table:table-cell table:number-columns-repeated="5"/>
        </table:table-row>
        <table:table-row table:style-name="ro1">
          <table:table-cell office:value-type="float" office:value="0.958902336605406" calcext:value-type="float">
            <text:p>0.958902336605406</text:p>
          </table:table-cell>
          <table:table-cell office:value-type="float" office:value="2.33159700991427" calcext:value-type="float">
            <text:p>2.33159700991427</text:p>
          </table:table-cell>
          <table:table-cell office:value-type="float" office:value="1.59261267565332" calcext:value-type="float">
            <text:p>1.59261267565332</text:p>
          </table:table-cell>
          <table:table-cell table:number-columns-repeated="5"/>
        </table:table-row>
        <table:table-row table:style-name="ro1">
          <table:table-cell office:value-type="float" office:value="2.84716543678069" calcext:value-type="float">
            <text:p>2.84716543678069</text:p>
          </table:table-cell>
          <table:table-cell office:value-type="float" office:value="1.80553127469465" calcext:value-type="float">
            <text:p>1.80553127469465</text:p>
          </table:table-cell>
          <table:table-cell office:value-type="float" office:value="2.21468510306247" calcext:value-type="float">
            <text:p>2.21468510306247</text:p>
          </table:table-cell>
          <table:table-cell table:number-columns-repeated="5"/>
        </table:table-row>
        <table:table-row table:style-name="ro1">
          <table:table-cell office:value-type="float" office:value="2.81868839550965" calcext:value-type="float">
            <text:p>2.8186883955096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2.7188782787793" calcext:value-type="float">
            <text:p>2.7188782787793</text:p>
          </table:table-cell>
          <table:table-cell table:number-columns-repeated="5"/>
        </table:table-row>
        <table:table-row table:style-name="ro1">
          <table:table-cell office:value-type="float" office:value="-0.111338941250998" calcext:value-type="float">
            <text:p>-0.111338941250998</text:p>
          </table:table-cell>
          <table:table-cell office:value-type="float" office:value="-3.81245447602918" calcext:value-type="float">
            <text:p>-3.81245447602918</text:p>
          </table:table-cell>
          <table:table-cell office:value-type="float" office:value="3.07177886098904" calcext:value-type="float">
            <text:p>3.07177886098904</text:p>
          </table:table-cell>
          <table:table-cell table:number-columns-repeated="5"/>
        </table:table-row>
        <table:table-row table:style-name="ro1">
          <table:table-cell office:value-type="float" office:value="1.95657835389273" calcext:value-type="float">
            <text:p>1.95657835389273</text:p>
          </table:table-cell>
          <table:table-cell office:value-type="float" office:value="-1.38496201755431" calcext:value-type="float">
            <text:p>-1.38496201755431</text:p>
          </table:table-cell>
          <table:table-cell office:value-type="float" office:value="3.61571891388866" calcext:value-type="float">
            <text:p>3.61571891388866</text:p>
          </table:table-cell>
          <table:table-cell table:number-columns-repeated="5"/>
        </table:table-row>
        <table:table-row table:style-name="ro1">
          <table:table-cell office:value-type="float" office:value="3.16639535934049" calcext:value-type="float">
            <text:p>3.16639535934049</text:p>
          </table:table-cell>
          <table:table-cell office:value-type="float" office:value="-2.98053824194023" calcext:value-type="float">
            <text:p>-2.98053824194023</text:p>
          </table:table-cell>
          <table:table-cell office:value-type="float" office:value="3.96958326104178" calcext:value-type="float">
            <text:p>3.96958326104178</text:p>
          </table:table-cell>
          <table:table-cell table:number-columns-repeated="5"/>
        </table:table-row>
        <table:table-row table:style-name="ro1">
          <table:table-cell office:value-type="float" office:value="-1.61313445982194" calcext:value-type="float">
            <text:p>-1.61313445982194</text:p>
          </table:table-cell>
          <table:table-cell office:value-type="float" office:value="0.144489133662389" calcext:value-type="float">
            <text:p>0.144489133662389</text:p>
          </table:table-cell>
          <table:table-cell office:value-type="float" office:value="4.0467875663704" calcext:value-type="float">
            <text:p>4.0467875663704</text:p>
          </table:table-cell>
          <table:table-cell table:number-columns-repeated="5"/>
        </table:table-row>
        <table:table-row table:style-name="ro1">
          <table:table-cell office:value-type="float" office:value="-0.0576978370428485" calcext:value-type="float">
            <text:p>-0.0576978370428485</text:p>
          </table:table-cell>
          <table:table-cell office:value-type="float" office:value="-2.62875942192524" calcext:value-type="float">
            <text:p>-2.62875942192524</text:p>
          </table:table-cell>
          <table:table-cell office:value-type="float" office:value="4.46574995323963" calcext:value-type="float">
            <text:p>4.46574995323963</text:p>
          </table:table-cell>
          <table:table-cell table:number-columns-repeated="5"/>
        </table:table-row>
        <table:table-row table:style-name="ro1">
          <table:table-cell office:value-type="float" office:value="-3.28381194398305" calcext:value-type="float">
            <text:p>-3.28381194398305</text:p>
          </table:table-cell>
          <table:table-cell office:value-type="float" office:value="0.110335417841834" calcext:value-type="float">
            <text:p>0.110335417841834</text:p>
          </table:table-cell>
          <table:table-cell office:value-type="float" office:value="5.21243543559512" calcext:value-type="float">
            <text:p>5.21243543559512</text:p>
          </table:table-cell>
          <table:table-cell table:number-columns-repeated="5"/>
        </table:table-row>
        <table:table-row table:style-name="ro1">
          <table:table-cell office:value-type="float" office:value="-2.34655672538974" calcext:value-type="float">
            <text:p>-2.34655672538974</text:p>
          </table:table-cell>
          <table:table-cell office:value-type="float" office:value="1.94773618262222" calcext:value-type="float">
            <text:p>1.94773618262222</text:p>
          </table:table-cell>
          <table:table-cell office:value-type="float" office:value="5.53581663582106" calcext:value-type="float">
            <text:p>5.53581663582106</text:p>
          </table:table-cell>
          <table:table-cell table:number-columns-repeated="5"/>
        </table:table-row>
        <table:table-row table:style-name="ro1">
          <table:table-cell office:value-type="float" office:value="0.0904152600285206" calcext:value-type="float">
            <text:p>0.0904152600285206</text:p>
          </table:table-cell>
          <table:table-cell office:value-type="float" office:value="-2.41957147295731" calcext:value-type="float">
            <text:p>-2.41957147295731</text:p>
          </table:table-cell>
          <table:table-cell office:value-type="float" office:value="6.18329481868582" calcext:value-type="float">
            <text:p>6.18329481868582</text:p>
          </table:table-cell>
          <table:table-cell table:number-columns-repeated="5"/>
        </table:table-row>
        <table:table-row table:style-name="ro1">
          <table:table-cell office:value-type="float" office:value="2.55193287904915" calcext:value-type="float">
            <text:p>2.5519328790491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6.39195772542379" calcext:value-type="float">
            <text:p>6.39195772542379</text:p>
          </table:table-cell>
          <table:table-cell table:number-columns-repeated="5"/>
        </table:table-row>
        <table:table-row table:style-name="ro1">
          <table:table-cell office:value-type="float" office:value="2.84588003116939" calcext:value-type="float">
            <text:p>2.84588003116939</text:p>
          </table:table-cell>
          <table:table-cell office:value-type="float" office:value="2.2370854419058" calcext:value-type="float">
            <text:p>2.2370854419058</text:p>
          </table:table-cell>
          <table:table-cell office:value-type="float" office:value="6.62654879863397" calcext:value-type="float">
            <text:p>6.62654879863397</text:p>
          </table:table-cell>
          <table:table-cell table:number-columns-repeated="5"/>
        </table:table-row>
        <table:table-row table:style-name="ro1">
          <table:table-cell office:value-type="float" office:value="-1.54475462021581" calcext:value-type="float">
            <text:p>-1.54475462021581</text:p>
          </table:table-cell>
          <table:table-cell office:value-type="float" office:value="-2.04804480950882" calcext:value-type="float">
            <text:p>-2.04804480950882</text:p>
          </table:table-cell>
          <table:table-cell office:value-type="float" office:value="6.64017245303618" calcext:value-type="float">
            <text:p>6.64017245303618</text:p>
          </table:table-cell>
          <table:table-cell table:number-columns-repeated="5"/>
        </table:table-row>
        <table:table-row table:style-name="ro1">
          <table:table-cell office:value-type="float" office:value="3.77002544419602" calcext:value-type="float">
            <text:p>3.77002544419602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6.93918853542573" calcext:value-type="float">
            <text:p>6.93918853542573</text:p>
          </table:table-cell>
          <table:table-cell table:number-columns-repeated="5"/>
        </table:table-row>
        <table:table-row table:style-name="ro1">
          <table:table-cell office:value-type="float" office:value="3.22835482195427" calcext:value-type="float">
            <text:p>3.22835482195427</text:p>
          </table:table-cell>
          <table:table-cell office:value-type="float" office:value="1.841298788102" calcext:value-type="float">
            <text:p>1.841298788102</text:p>
          </table:table-cell>
          <table:table-cell office:value-type="float" office:value="7.02984767554097" calcext:value-type="float">
            <text:p>7.02984767554097</text:p>
          </table:table-cell>
          <table:table-cell table:number-columns-repeated="5"/>
        </table:table-row>
        <table:table-row table:style-name="ro1">
          <table:table-cell office:value-type="float" office:value="2.84588003116939" calcext:value-type="float">
            <text:p>2.84588003116939</text:p>
          </table:table-cell>
          <table:table-cell office:value-type="float" office:value="-1.72033783936472" calcext:value-type="float">
            <text:p>-1.72033783936472</text:p>
          </table:table-cell>
          <table:table-cell office:value-type="float" office:value="7.24507308619125" calcext:value-type="float">
            <text:p>7.24507308619125</text:p>
          </table:table-cell>
          <table:table-cell table:number-columns-repeated="5"/>
        </table:table-row>
        <table:table-row table:style-name="ro1">
          <table:table-cell office:value-type="float" office:value="-3.03983767043833" calcext:value-type="float">
            <text:p>-3.03983767043833</text:p>
          </table:table-cell>
          <table:table-cell office:value-type="float" office:value="-1.65511944034952" calcext:value-type="float">
            <text:p>-1.65511944034952</text:p>
          </table:table-cell>
          <table:table-cell office:value-type="float" office:value="7.90629558632096" calcext:value-type="float">
            <text:p>7.90629558632096</text:p>
          </table:table-cell>
          <table:table-cell table:number-columns-repeated="5"/>
        </table:table-row>
        <table:table-row table:style-name="ro1">
          <table:table-cell office:value-type="float" office:value="3.36624087898401" calcext:value-type="float">
            <text:p>3.36624087898401</text:p>
          </table:table-cell>
          <table:table-cell office:value-type="float" office:value="-0.0289867129524204" calcext:value-type="float">
            <text:p>-0.0289867129524204</text:p>
          </table:table-cell>
          <table:table-cell office:value-type="float" office:value="8.16921535609479" calcext:value-type="float">
            <text:p>8.16921535609479</text:p>
          </table:table-cell>
          <table:table-cell table:number-columns-repeated="5"/>
        </table:table-row>
        <table:table-row table:style-name="ro1">
          <table:table-cell office:value-type="float" office:value="2.84588003116939" calcext:value-type="float">
            <text:p>2.84588003116939</text:p>
          </table:table-cell>
          <table:table-cell office:value-type="float" office:value="-3.94474700208223" calcext:value-type="float">
            <text:p>-3.94474700208223</text:p>
          </table:table-cell>
          <table:table-cell office:value-type="float" office:value="8.59017074363653" calcext:value-type="float">
            <text:p>8.59017074363653</text:p>
          </table:table-cell>
          <table:table-cell table:number-columns-repeated="5"/>
        </table:table-row>
        <table:table-row table:style-name="ro1">
          <table:table-cell office:value-type="float" office:value="-4.83161416439208" calcext:value-type="float">
            <text:p>-4.83161416439208</text:p>
          </table:table-cell>
          <table:table-cell office:value-type="float" office:value="-0.0307859392215235" calcext:value-type="float">
            <text:p>-0.0307859392215235</text:p>
          </table:table-cell>
          <table:table-cell office:value-type="float" office:value="8.62578040361049" calcext:value-type="float">
            <text:p>8.62578040361049</text:p>
          </table:table-cell>
          <table:table-cell table:number-columns-repeated="5"/>
        </table:table-row>
        <table:table-row table:style-name="ro1">
          <table:table-cell office:value-type="float" office:value="2.84716543678069" calcext:value-type="float">
            <text:p>2.84716543678069</text:p>
          </table:table-cell>
          <table:table-cell office:value-type="float" office:value="0.356719209892944" calcext:value-type="float">
            <text:p>0.356719209892944</text:p>
          </table:table-cell>
          <table:table-cell office:value-type="float" office:value="8.71482304210012" calcext:value-type="float">
            <text:p>8.71482304210012</text:p>
          </table:table-cell>
          <table:table-cell table:number-columns-repeated="5"/>
        </table:table-row>
        <table:table-row table:style-name="ro1">
          <table:table-cell office:value-type="float" office:value="1.53963036244664" calcext:value-type="float">
            <text:p>1.53963036244664</text:p>
          </table:table-cell>
          <table:table-cell office:value-type="float" office:value="-1.17382723695967" calcext:value-type="float">
            <text:p>-1.17382723695967</text:p>
          </table:table-cell>
          <table:table-cell office:value-type="float" office:value="8.83447670694563" calcext:value-type="float">
            <text:p>8.83447670694563</text:p>
          </table:table-cell>
          <table:table-cell table:number-columns-repeated="5"/>
        </table:table-row>
        <table:table-row table:style-name="ro1">
          <table:table-cell office:value-type="float" office:value="2.41713137115375" calcext:value-type="float">
            <text:p>2.41713137115375</text:p>
          </table:table-cell>
          <table:table-cell office:value-type="float" office:value="-2.04804480950882" calcext:value-type="float">
            <text:p>-2.04804480950882</text:p>
          </table:table-cell>
          <table:table-cell office:value-type="float" office:value="9.16401907136637" calcext:value-type="float">
            <text:p>9.1640190713663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1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-1.06972994800486" calcext:value-type="float">
            <text:p>-1.0697299480048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0.2396315373885" calcext:value-type="float">
            <text:p>-10.2396315373885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10.0358831275902" calcext:value-type="float">
            <text:p>-10.0358831275902</text:p>
          </table:table-cell>
          <table:table-cell table:number-columns-repeated="5"/>
        </table:table-row>
        <table:table-row table:style-name="ro1">
          <table:table-cell office:value-type="float" office:value="-2.99183440823813" calcext:value-type="float">
            <text:p>-2.99183440823813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9.86605981601221" calcext:value-type="float">
            <text:p>-9.86605981601221</text:p>
          </table:table-cell>
          <table:table-cell table:number-columns-repeated="5"/>
        </table:table-row>
        <table:table-row table:style-name="ro1">
          <table:table-cell office:value-type="float" office:value="-1.16495657828379" calcext:value-type="float">
            <text:p>-1.1649565782837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9.75462336784068" calcext:value-type="float">
            <text:p>-9.75462336784068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-0.116647782772439" calcext:value-type="float">
            <text:p>-0.116647782772439</text:p>
          </table:table-cell>
          <table:table-cell office:value-type="float" office:value="-1.19826081283058" calcext:value-type="float">
            <text:p>-1.19826081283058</text:p>
          </table:table-cell>
          <table:table-cell office:value-type="float" office:value="-9.1767178128197" calcext:value-type="float">
            <text:p>-9.1767178128197</text:p>
          </table:table-cell>
          <table:table-cell table:number-columns-repeated="5"/>
        </table:table-row>
        <table:table-row table:style-name="ro1">
          <table:table-cell office:value-type="float" office:value="-1.81367441181687" calcext:value-type="float">
            <text:p>-1.81367441181687</text:p>
          </table:table-cell>
          <table:table-cell office:value-type="float" office:value="0.940216869813809" calcext:value-type="float">
            <text:p>0.940216869813809</text:p>
          </table:table-cell>
          <table:table-cell office:value-type="float" office:value="-9.02425280337741" calcext:value-type="float">
            <text:p>-9.02425280337741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0.801381882617909" calcext:value-type="float">
            <text:p>0.801381882617909</text:p>
          </table:table-cell>
          <table:table-cell office:value-type="float" office:value="-8.48833730969186" calcext:value-type="float">
            <text:p>-8.48833730969186</text:p>
          </table:table-cell>
          <table:table-cell table:number-columns-repeated="5"/>
        </table:table-row>
        <table:table-row table:style-name="ro1">
          <table:table-cell office:value-type="float" office:value="-2.16300018269129" calcext:value-type="float">
            <text:p>-2.16300018269129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8.47226302178729" calcext:value-type="float">
            <text:p>-8.4722630217872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21697465972728" calcext:value-type="float">
            <text:p>1.21697465972728</text:p>
          </table:table-cell>
          <table:table-cell office:value-type="float" office:value="-8.08626843215131" calcext:value-type="float">
            <text:p>-8.0862684321513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7.94646011371711" calcext:value-type="float">
            <text:p>-7.94646011371711</text:p>
          </table:table-cell>
          <table:table-cell table:number-columns-repeated="5"/>
        </table:table-row>
        <table:table-row table:style-name="ro1">
          <table:table-cell office:value-type="float" office:value="-1.92475015368596" calcext:value-type="float">
            <text:p>-1.92475015368596</text:p>
          </table:table-cell>
          <table:table-cell office:value-type="float" office:value="1.18338261162399" calcext:value-type="float">
            <text:p>1.18338261162399</text:p>
          </table:table-cell>
          <table:table-cell office:value-type="float" office:value="-7.86240749825082" calcext:value-type="float">
            <text:p>-7.86240749825082</text:p>
          </table:table-cell>
          <table:table-cell table:number-columns-repeated="5"/>
        </table:table-row>
        <table:table-row table:style-name="ro1">
          <table:table-cell office:value-type="float" office:value="-0.726065184475823" calcext:value-type="float">
            <text:p>-0.726065184475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7.56736219307927" calcext:value-type="float">
            <text:p>-7.56736219307927</text:p>
          </table:table-cell>
          <table:table-cell table:number-columns-repeated="5"/>
        </table:table-row>
        <table:table-row table:style-name="ro1">
          <table:table-cell office:value-type="float" office:value="0.813791992340434" calcext:value-type="float">
            <text:p>0.813791992340434</text:p>
          </table:table-cell>
          <table:table-cell office:value-type="float" office:value="0.180800612488742" calcext:value-type="float">
            <text:p>0.180800612488742</text:p>
          </table:table-cell>
          <table:table-cell office:value-type="float" office:value="-7.41898293137758" calcext:value-type="float">
            <text:p>-7.41898293137758</text:p>
          </table:table-cell>
          <table:table-cell table:number-columns-repeated="5"/>
        </table:table-row>
        <table:table-row table:style-name="ro1">
          <table:table-cell office:value-type="float" office:value="-1.78802539752095" calcext:value-type="float">
            <text:p>-1.7880253975209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7.12217481393341" calcext:value-type="float">
            <text:p>-7.12217481393341</text:p>
          </table:table-cell>
          <table:table-cell table:number-columns-repeated="5"/>
        </table:table-row>
        <table:table-row table:style-name="ro1">
          <table:table-cell office:value-type="float" office:value="3.1069841762178" calcext:value-type="float">
            <text:p>3.1069841762178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7.00146814063913" calcext:value-type="float">
            <text:p>-7.00146814063913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6.78982691428792" calcext:value-type="float">
            <text:p>-6.78982691428792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-0.149074002587908" calcext:value-type="float">
            <text:p>-0.149074002587908</text:p>
          </table:table-cell>
          <table:table-cell office:value-type="float" office:value="-6.71176069424344" calcext:value-type="float">
            <text:p>-6.71176069424344</text:p>
          </table:table-cell>
          <table:table-cell table:number-columns-repeated="5"/>
        </table:table-row>
        <table:table-row table:style-name="ro1">
          <table:table-cell office:value-type="float" office:value="0.30573708508807" calcext:value-type="float">
            <text:p>0.30573708508807</text:p>
          </table:table-cell>
          <table:table-cell office:value-type="float" office:value="0.00928720612255463" calcext:value-type="float">
            <text:p>0.00928720612255463</text:p>
          </table:table-cell>
          <table:table-cell office:value-type="float" office:value="-6.45850072481811" calcext:value-type="float">
            <text:p>-6.4585007248181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2.19569011542577" calcext:value-type="float">
            <text:p>2.19569011542577</text:p>
          </table:table-cell>
          <table:table-cell office:value-type="float" office:value="-6.17427796512679" calcext:value-type="float">
            <text:p>-6.17427796512679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0.18617592195611" calcext:value-type="float">
            <text:p>-0.18617592195611</text:p>
          </table:table-cell>
          <table:table-cell office:value-type="float" office:value="-6.16213760156123" calcext:value-type="float">
            <text:p>-6.16213760156123</text:p>
          </table:table-cell>
          <table:table-cell table:number-columns-repeated="5"/>
        </table:table-row>
        <table:table-row table:style-name="ro1">
          <table:table-cell office:value-type="float" office:value="1.91943019409439" calcext:value-type="float">
            <text:p>1.91943019409439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6.10459478169041" calcext:value-type="float">
            <text:p>-6.1045947816904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1.77565724383349" calcext:value-type="float">
            <text:p>1.77565724383349</text:p>
          </table:table-cell>
          <table:table-cell office:value-type="float" office:value="-6.1009432865705" calcext:value-type="float">
            <text:p>-6.1009432865705</text:p>
          </table:table-cell>
          <table:table-cell table:number-columns-repeated="5"/>
        </table:table-row>
        <table:table-row table:style-name="ro1">
          <table:table-cell office:value-type="float" office:value="1.73407791154376" calcext:value-type="float">
            <text:p>1.73407791154376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5.58696680620677" calcext:value-type="float">
            <text:p>-5.58696680620677</text:p>
          </table:table-cell>
          <table:table-cell table:number-columns-repeated="5"/>
        </table:table-row>
        <table:table-row table:style-name="ro1">
          <table:table-cell office:value-type="float" office:value="3.11535453466715" calcext:value-type="float">
            <text:p>3.11535453466715</text:p>
          </table:table-cell>
          <table:table-cell office:value-type="float" office:value="-1.07794258654906" calcext:value-type="float">
            <text:p>-1.07794258654906</text:p>
          </table:table-cell>
          <table:table-cell office:value-type="float" office:value="-5.44357627586783" calcext:value-type="float">
            <text:p>-5.44357627586783</text:p>
          </table:table-cell>
          <table:table-cell table:number-columns-repeated="5"/>
        </table:table-row>
        <table:table-row table:style-name="ro1">
          <table:table-cell office:value-type="float" office:value="1.09875422565195" calcext:value-type="float">
            <text:p>1.09875422565195</text:p>
          </table:table-cell>
          <table:table-cell office:value-type="float" office:value="1.77565724383349" calcext:value-type="float">
            <text:p>1.77565724383349</text:p>
          </table:table-cell>
          <table:table-cell office:value-type="float" office:value="-5.38082925105463" calcext:value-type="float">
            <text:p>-5.38082925105463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1.86265064988256" calcext:value-type="float">
            <text:p>-1.86265064988256</text:p>
          </table:table-cell>
          <table:table-cell office:value-type="float" office:value="-5.32544441751172" calcext:value-type="float">
            <text:p>-5.32544441751172</text:p>
          </table:table-cell>
          <table:table-cell table:number-columns-repeated="5"/>
        </table:table-row>
        <table:table-row table:style-name="ro1">
          <table:table-cell office:value-type="float" office:value="-0.845777080616113" calcext:value-type="float">
            <text:p>-0.845777080616113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5.24348710521721" calcext:value-type="float">
            <text:p>-5.24348710521721</text:p>
          </table:table-cell>
          <table:table-cell table:number-columns-repeated="5"/>
        </table:table-row>
        <table:table-row table:style-name="ro1">
          <table:table-cell office:value-type="float" office:value="-0.677752536325816" calcext:value-type="float">
            <text:p>-0.677752536325816</text:p>
          </table:table-cell>
          <table:table-cell office:value-type="float" office:value="0.00928720612255463" calcext:value-type="float">
            <text:p>0.00928720612255463</text:p>
          </table:table-cell>
          <table:table-cell office:value-type="float" office:value="-5.13840770588182" calcext:value-type="float">
            <text:p>-5.13840770588182</text:p>
          </table:table-cell>
          <table:table-cell table:number-columns-repeated="5"/>
        </table:table-row>
        <table:table-row table:style-name="ro1">
          <table:table-cell office:value-type="float" office:value="2.23078654304583" calcext:value-type="float">
            <text:p>2.23078654304583</text:p>
          </table:table-cell>
          <table:table-cell office:value-type="float" office:value="0.951521744618" calcext:value-type="float">
            <text:p>0.951521744618</text:p>
          </table:table-cell>
          <table:table-cell office:value-type="float" office:value="-4.86216108045764" calcext:value-type="float">
            <text:p>-4.86216108045764</text:p>
          </table:table-cell>
          <table:table-cell table:number-columns-repeated="5"/>
        </table:table-row>
        <table:table-row table:style-name="ro1">
          <table:table-cell office:value-type="float" office:value="-1.71966461500447" calcext:value-type="float">
            <text:p>-1.71966461500447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4.76671105485051" calcext:value-type="float">
            <text:p>-4.76671105485051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-0.690287574188593" calcext:value-type="float">
            <text:p>-0.690287574188593</text:p>
          </table:table-cell>
          <table:table-cell office:value-type="float" office:value="-4.73613358972429" calcext:value-type="float">
            <text:p>-4.7361335897242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0.713045770860201" calcext:value-type="float">
            <text:p>0.713045770860201</text:p>
          </table:table-cell>
          <table:table-cell office:value-type="float" office:value="-4.69758167961436" calcext:value-type="float">
            <text:p>-4.69758167961436</text:p>
          </table:table-cell>
          <table:table-cell table:number-columns-repeated="5"/>
        </table:table-row>
        <table:table-row table:style-name="ro1">
          <table:table-cell office:value-type="float" office:value="0.181686456207495" calcext:value-type="float">
            <text:p>0.181686456207495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4.63480599667349" calcext:value-type="float">
            <text:p>-4.63480599667349</text:p>
          </table:table-cell>
          <table:table-cell table:number-columns-repeated="5"/>
        </table:table-row>
        <table:table-row table:style-name="ro1">
          <table:table-cell office:value-type="float" office:value="1.73407791154376" calcext:value-type="float">
            <text:p>1.73407791154376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4.3449634075022" calcext:value-type="float">
            <text:p>-4.3449634075022</text:p>
          </table:table-cell>
          <table:table-cell table:number-columns-repeated="5"/>
        </table:table-row>
        <table:table-row table:style-name="ro1">
          <table:table-cell office:value-type="float" office:value="-0.877228427239555" calcext:value-type="float">
            <text:p>-0.877228427239555</text:p>
          </table:table-cell>
          <table:table-cell office:value-type="float" office:value="1.26049210267182" calcext:value-type="float">
            <text:p>1.26049210267182</text:p>
          </table:table-cell>
          <table:table-cell office:value-type="float" office:value="-4.15224696785874" calcext:value-type="float">
            <text:p>-4.15224696785874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0.851573401191509" calcext:value-type="float">
            <text:p>0.851573401191509</text:p>
          </table:table-cell>
          <table:table-cell office:value-type="float" office:value="-4.06952364623173" calcext:value-type="float">
            <text:p>-4.06952364623173</text:p>
          </table:table-cell>
          <table:table-cell table:number-columns-repeated="5"/>
        </table:table-row>
        <table:table-row table:style-name="ro1">
          <table:table-cell office:value-type="float" office:value="-0.7973091273184" calcext:value-type="float">
            <text:p>-0.7973091273184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3.33628068316445" calcext:value-type="float">
            <text:p>-3.33628068316445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3.13763228429694" calcext:value-type="float">
            <text:p>-3.13763228429694</text:p>
          </table:table-cell>
          <table:table-cell table:number-columns-repeated="5"/>
        </table:table-row>
        <table:table-row table:style-name="ro1">
          <table:table-cell office:value-type="float" office:value="-0.262296357331687" calcext:value-type="float">
            <text:p>-0.262296357331687</text:p>
          </table:table-cell>
          <table:table-cell office:value-type="float" office:value="1.1656031629022" calcext:value-type="float">
            <text:p>1.1656031629022</text:p>
          </table:table-cell>
          <table:table-cell office:value-type="float" office:value="-2.85849278591568" calcext:value-type="float">
            <text:p>-2.85849278591568</text:p>
          </table:table-cell>
          <table:table-cell table:number-columns-repeated="5"/>
        </table:table-row>
        <table:table-row table:style-name="ro1">
          <table:table-cell office:value-type="float" office:value="0.351298887019295" calcext:value-type="float">
            <text:p>0.351298887019295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2.76319951900379" calcext:value-type="float">
            <text:p>-2.76319951900379</text:p>
          </table:table-cell>
          <table:table-cell table:number-columns-repeated="5"/>
        </table:table-row>
        <table:table-row table:style-name="ro1">
          <table:table-cell office:value-type="float" office:value="1.84412154702631" calcext:value-type="float">
            <text:p>1.84412154702631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2.47199034452849" calcext:value-type="float">
            <text:p>-2.4719903445284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2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63450373929734" calcext:value-type="float">
            <text:p>0.0163450373929734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9.9196180254676" calcext:value-type="float">
            <text:p>-19.9196180254676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37891866521" calcext:value-type="float">
            <text:p>-16.943789186652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6.4115101164959" calcext:value-type="float">
            <text:p>-16.411510116495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3089939647022" calcext:value-type="float">
            <text:p>-16.3089939647022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0.0652393346537186" calcext:value-type="float">
            <text:p>-0.0652393346537186</text:p>
          </table:table-cell>
          <table:table-cell office:value-type="float" office:value="-16.1009064268923" calcext:value-type="float">
            <text:p>-16.1009064268923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5.8578476486642" calcext:value-type="float">
            <text:p>-15.85784764866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5.5795419723413" calcext:value-type="float">
            <text:p>-15.5795419723413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2634224819556" calcext:value-type="float">
            <text:p>-15.2634224819556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4.7952337938606" calcext:value-type="float">
            <text:p>-14.7952337938606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1971600516877" calcext:value-type="float">
            <text:p>-14.1971600516877</text:p>
          </table:table-cell>
          <table:table-cell table:number-columns-repeated="5"/>
        </table:table-row>
        <table:table-row table:style-name="ro1">
          <table:table-cell office:value-type="float" office:value="0.862399413017395" calcext:value-type="float">
            <text:p>0.862399413017395</text:p>
          </table:table-cell>
          <table:table-cell office:value-type="float" office:value="-1.05219026209186" calcext:value-type="float">
            <text:p>-1.05219026209186</text:p>
          </table:table-cell>
          <table:table-cell office:value-type="float" office:value="-14.1059758316834" calcext:value-type="float">
            <text:p>-14.1059758316834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3.3622194090618" calcext:value-type="float">
            <text:p>-13.3622194090618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1983576426399" calcext:value-type="float">
            <text:p>-13.1983576426399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2.9876258157428" calcext:value-type="float">
            <text:p>-12.987625815742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92834036141174" calcext:value-type="float">
            <text:p>-1.92834036141174</text:p>
          </table:table-cell>
          <table:table-cell office:value-type="float" office:value="-12.9353539199142" calcext:value-type="float">
            <text:p>-12.9353539199142</text:p>
          </table:table-cell>
          <table:table-cell table:number-columns-repeated="5"/>
        </table:table-row>
        <table:table-row table:style-name="ro1">
          <table:table-cell office:value-type="float" office:value="1.85560516223874" calcext:value-type="float">
            <text:p>1.85560516223874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1.3974511089933" calcext:value-type="float">
            <text:p>-11.3974511089933</text:p>
          </table:table-cell>
          <table:table-cell table:number-columns-repeated="5"/>
        </table:table-row>
        <table:table-row table:style-name="ro1">
          <table:table-cell office:value-type="float" office:value="-0.166643549425735" calcext:value-type="float">
            <text:p>-0.166643549425735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0.6647337987789" calcext:value-type="float">
            <text:p>-10.6647337987789</text:p>
          </table:table-cell>
          <table:table-cell table:number-columns-repeated="5"/>
        </table:table-row>
        <table:table-row table:style-name="ro1">
          <table:table-cell office:value-type="float" office:value="-1.06972994800486" calcext:value-type="float">
            <text:p>-1.0697299480048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0.2396315373885" calcext:value-type="float">
            <text:p>-10.2396315373885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10.0358831275902" calcext:value-type="float">
            <text:p>-10.0358831275902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-1.20701180487632" calcext:value-type="float">
            <text:p>-1.20701180487632</text:p>
          </table:table-cell>
          <table:table-cell office:value-type="float" office:value="-9.9389908436491" calcext:value-type="float">
            <text:p>-9.9389908436491</text:p>
          </table:table-cell>
          <table:table-cell table:number-columns-repeated="5"/>
        </table:table-row>
        <table:table-row table:style-name="ro1">
          <table:table-cell office:value-type="float" office:value="-2.99183440823813" calcext:value-type="float">
            <text:p>-2.99183440823813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9.86605981601221" calcext:value-type="float">
            <text:p>-9.86605981601221</text:p>
          </table:table-cell>
          <table:table-cell table:number-columns-repeated="5"/>
        </table:table-row>
        <table:table-row table:style-name="ro1">
          <table:table-cell office:value-type="float" office:value="-1.16495657828379" calcext:value-type="float">
            <text:p>-1.1649565782837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9.75462336784068" calcext:value-type="float">
            <text:p>-9.75462336784068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-0.116647782772439" calcext:value-type="float">
            <text:p>-0.116647782772439</text:p>
          </table:table-cell>
          <table:table-cell office:value-type="float" office:value="-1.19826081283058" calcext:value-type="float">
            <text:p>-1.19826081283058</text:p>
          </table:table-cell>
          <table:table-cell office:value-type="float" office:value="-9.1767178128197" calcext:value-type="float">
            <text:p>-9.1767178128197</text:p>
          </table:table-cell>
          <table:table-cell table:number-columns-repeated="5"/>
        </table:table-row>
        <table:table-row table:style-name="ro1">
          <table:table-cell office:value-type="float" office:value="0.926712170442633" calcext:value-type="float">
            <text:p>0.926712170442633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9.14263714211003" calcext:value-type="float">
            <text:p>-9.14263714211003</text:p>
          </table:table-cell>
          <table:table-cell table:number-columns-repeated="5"/>
        </table:table-row>
        <table:table-row table:style-name="ro1">
          <table:table-cell office:value-type="float" office:value="-1.81367441181687" calcext:value-type="float">
            <text:p>-1.81367441181687</text:p>
          </table:table-cell>
          <table:table-cell office:value-type="float" office:value="0.940216869813809" calcext:value-type="float">
            <text:p>0.940216869813809</text:p>
          </table:table-cell>
          <table:table-cell office:value-type="float" office:value="-9.02425280337741" calcext:value-type="float">
            <text:p>-9.02425280337741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0.801381882617909" calcext:value-type="float">
            <text:p>0.801381882617909</text:p>
          </table:table-cell>
          <table:table-cell office:value-type="float" office:value="-8.48833730969186" calcext:value-type="float">
            <text:p>-8.48833730969186</text:p>
          </table:table-cell>
          <table:table-cell table:number-columns-repeated="5"/>
        </table:table-row>
        <table:table-row table:style-name="ro1">
          <table:table-cell office:value-type="float" office:value="-2.16300018269129" calcext:value-type="float">
            <text:p>-2.16300018269129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8.47226302178729" calcext:value-type="float">
            <text:p>-8.47226302178729</text:p>
          </table:table-cell>
          <table:table-cell table:number-columns-repeated="5"/>
        </table:table-row>
        <table:table-row table:style-name="ro1">
          <table:table-cell office:value-type="float" office:value="-0.116647782772439" calcext:value-type="float">
            <text:p>-0.116647782772439</text:p>
          </table:table-cell>
          <table:table-cell office:value-type="float" office:value="-2.95309193497839" calcext:value-type="float">
            <text:p>-2.95309193497839</text:p>
          </table:table-cell>
          <table:table-cell office:value-type="float" office:value="-8.26668352477839" calcext:value-type="float">
            <text:p>-8.2666835247783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21697465972728" calcext:value-type="float">
            <text:p>1.21697465972728</text:p>
          </table:table-cell>
          <table:table-cell office:value-type="float" office:value="-8.08626843215131" calcext:value-type="float">
            <text:p>-8.0862684321513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764046852842085" calcext:value-type="float">
            <text:p>0.764046852842085</text:p>
          </table:table-cell>
          <table:table-cell office:value-type="float" office:value="-7.94646011371711" calcext:value-type="float">
            <text:p>-7.94646011371711</text:p>
          </table:table-cell>
          <table:table-cell table:number-columns-repeated="5"/>
        </table:table-row>
        <table:table-row table:style-name="ro1">
          <table:table-cell office:value-type="float" office:value="-1.17630270234069" calcext:value-type="float">
            <text:p>-1.17630270234069</text:p>
          </table:table-cell>
          <table:table-cell office:value-type="float" office:value="-1.90973553033636" calcext:value-type="float">
            <text:p>-1.90973553033636</text:p>
          </table:table-cell>
          <table:table-cell office:value-type="float" office:value="-7.87040964031088" calcext:value-type="float">
            <text:p>-7.87040964031088</text:p>
          </table:table-cell>
          <table:table-cell table:number-columns-repeated="5"/>
        </table:table-row>
        <table:table-row table:style-name="ro1">
          <table:table-cell office:value-type="float" office:value="-1.92475015368596" calcext:value-type="float">
            <text:p>-1.92475015368596</text:p>
          </table:table-cell>
          <table:table-cell office:value-type="float" office:value="1.18338261162399" calcext:value-type="float">
            <text:p>1.18338261162399</text:p>
          </table:table-cell>
          <table:table-cell office:value-type="float" office:value="-7.86240749825082" calcext:value-type="float">
            <text:p>-7.86240749825082</text:p>
          </table:table-cell>
          <table:table-cell table:number-columns-repeated="5"/>
        </table:table-row>
        <table:table-row table:style-name="ro1">
          <table:table-cell office:value-type="float" office:value="-0.726065184475823" calcext:value-type="float">
            <text:p>-0.726065184475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7.56736219307927" calcext:value-type="float">
            <text:p>-7.56736219307927</text:p>
          </table:table-cell>
          <table:table-cell table:number-columns-repeated="5"/>
        </table:table-row>
        <table:table-row table:style-name="ro1">
          <table:table-cell office:value-type="float" office:value="0.813791992340434" calcext:value-type="float">
            <text:p>0.813791992340434</text:p>
          </table:table-cell>
          <table:table-cell office:value-type="float" office:value="0.180800612488742" calcext:value-type="float">
            <text:p>0.180800612488742</text:p>
          </table:table-cell>
          <table:table-cell office:value-type="float" office:value="-7.41898293137758" calcext:value-type="float">
            <text:p>-7.41898293137758</text:p>
          </table:table-cell>
          <table:table-cell table:number-columns-repeated="5"/>
        </table:table-row>
        <table:table-row table:style-name="ro1">
          <table:table-cell office:value-type="float" office:value="-1.78802539752095" calcext:value-type="float">
            <text:p>-1.7880253975209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7.12217481393341" calcext:value-type="float">
            <text:p>-7.12217481393341</text:p>
          </table:table-cell>
          <table:table-cell table:number-columns-repeated="5"/>
        </table:table-row>
        <table:table-row table:style-name="ro1">
          <table:table-cell office:value-type="float" office:value="3.1069841762178" calcext:value-type="float">
            <text:p>3.1069841762178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7.00146814063913" calcext:value-type="float">
            <text:p>-7.00146814063913</text:p>
          </table:table-cell>
          <table:table-cell table:number-columns-repeated="5"/>
        </table:table-row>
        <table:table-row table:style-name="ro1">
          <table:table-cell office:value-type="float" office:value="3.09144731131107" calcext:value-type="float">
            <text:p>3.0914473113110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6.78982691428792" calcext:value-type="float">
            <text:p>-6.78982691428792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0.774328042375552" calcext:value-type="float">
            <text:p>-0.774328042375552</text:p>
          </table:table-cell>
          <table:table-cell office:value-type="float" office:value="-6.76947039686092" calcext:value-type="float">
            <text:p>-6.76947039686092</text:p>
          </table:table-cell>
          <table:table-cell table:number-columns-repeated="5"/>
        </table:table-row>
        <table:table-row table:style-name="ro1">
          <table:table-cell office:value-type="float" office:value="3.01939008864126" calcext:value-type="float">
            <text:p>3.01939008864126</text:p>
          </table:table-cell>
          <table:table-cell office:value-type="float" office:value="-0.149074002587908" calcext:value-type="float">
            <text:p>-0.149074002587908</text:p>
          </table:table-cell>
          <table:table-cell office:value-type="float" office:value="-6.71176069424344" calcext:value-type="float">
            <text:p>-6.71176069424344</text:p>
          </table:table-cell>
          <table:table-cell table:number-columns-repeated="5"/>
        </table:table-row>
        <table:table-row table:style-name="ro1">
          <table:table-cell office:value-type="float" office:value="0.30573708508807" calcext:value-type="float">
            <text:p>0.30573708508807</text:p>
          </table:table-cell>
          <table:table-cell office:value-type="float" office:value="0.00928720612255463" calcext:value-type="float">
            <text:p>0.00928720612255463</text:p>
          </table:table-cell>
          <table:table-cell office:value-type="float" office:value="-6.45850072481811" calcext:value-type="float">
            <text:p>-6.45850072481811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1.78395419463082" calcext:value-type="float">
            <text:p>1.78395419463082</text:p>
          </table:table-cell>
          <table:table-cell office:value-type="float" office:value="-6.23114562260985" calcext:value-type="float">
            <text:p>-6.2311456226098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3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63450373929734" calcext:value-type="float">
            <text:p>0.0163450373929734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9.9196180254676" calcext:value-type="float">
            <text:p>-19.9196180254676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939392264590703" calcext:value-type="float">
            <text:p>-0.939392264590703</text:p>
          </table:table-cell>
          <table:table-cell office:value-type="float" office:value="-17.3923023871039" calcext:value-type="float">
            <text:p>-17.3923023871039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0979648565098357" calcext:value-type="float">
            <text:p>0.0979648565098357</text:p>
          </table:table-cell>
          <table:table-cell office:value-type="float" office:value="-17.1461905456382" calcext:value-type="float">
            <text:p>-17.1461905456382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37891866521" calcext:value-type="float">
            <text:p>-16.9437891866521</text:p>
          </table:table-cell>
          <table:table-cell table:number-columns-repeated="5"/>
        </table:table-row>
        <table:table-row table:style-name="ro1">
          <table:table-cell office:value-type="float" office:value="-1.0355039018087" calcext:value-type="float">
            <text:p>-1.035503901808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632612926609" calcext:value-type="float">
            <text:p>-16.632612926609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6.4115101164959" calcext:value-type="float">
            <text:p>-16.411510116495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3089939647022" calcext:value-type="float">
            <text:p>-16.308993964702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2156023045415" calcext:value-type="float">
            <text:p>0.12156023045415</text:p>
          </table:table-cell>
          <table:table-cell office:value-type="float" office:value="-16.1985725375947" calcext:value-type="float">
            <text:p>-16.1985725375947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0.0652393346537186" calcext:value-type="float">
            <text:p>-0.0652393346537186</text:p>
          </table:table-cell>
          <table:table-cell office:value-type="float" office:value="-16.1009064268923" calcext:value-type="float">
            <text:p>-16.1009064268923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5.9368313311806" calcext:value-type="float">
            <text:p>-15.936831331180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5.9146765037415" calcext:value-type="float">
            <text:p>-15.9146765037415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5.8578476486642" calcext:value-type="float">
            <text:p>-15.85784764866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5.5795419723413" calcext:value-type="float">
            <text:p>-15.5795419723413</text:p>
          </table:table-cell>
          <table:table-cell table:number-columns-repeated="5"/>
        </table:table-row>
        <table:table-row table:style-name="ro1">
          <table:table-cell office:value-type="float" office:value="-0.880524616492206" calcext:value-type="float">
            <text:p>-0.880524616492206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5.2930964581229" calcext:value-type="float">
            <text:p>-15.2930964581229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2634224819556" calcext:value-type="float">
            <text:p>-15.263422481955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4.9629471989138" calcext:value-type="float">
            <text:p>-14.9629471989138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4.7952337938606" calcext:value-type="float">
            <text:p>-14.7952337938606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308657167697" calcext:value-type="float">
            <text:p>-14.308657167697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1971600516877" calcext:value-type="float">
            <text:p>-14.1971600516877</text:p>
          </table:table-cell>
          <table:table-cell table:number-columns-repeated="5"/>
        </table:table-row>
        <table:table-row table:style-name="ro1">
          <table:table-cell office:value-type="float" office:value="0.862399413017395" calcext:value-type="float">
            <text:p>0.862399413017395</text:p>
          </table:table-cell>
          <table:table-cell office:value-type="float" office:value="-1.05219026209186" calcext:value-type="float">
            <text:p>-1.05219026209186</text:p>
          </table:table-cell>
          <table:table-cell office:value-type="float" office:value="-14.1059758316834" calcext:value-type="float">
            <text:p>-14.1059758316834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4.0865537850561" calcext:value-type="float">
            <text:p>-14.0865537850561</text:p>
          </table:table-cell>
          <table:table-cell table:number-columns-repeated="5"/>
        </table:table-row>
        <table:table-row table:style-name="ro1">
          <table:table-cell office:value-type="float" office:value="0.931865511888288" calcext:value-type="float">
            <text:p>0.931865511888288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9250685312242" calcext:value-type="float">
            <text:p>-13.925068531224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3.3622194090618" calcext:value-type="float">
            <text:p>-13.362219409061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3463575076865" calcext:value-type="float">
            <text:p>-13.3463575076865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1.13836215684148" calcext:value-type="float">
            <text:p>-1.13836215684148</text:p>
          </table:table-cell>
          <table:table-cell office:value-type="float" office:value="-13.2927777687634" calcext:value-type="float">
            <text:p>-13.2927777687634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1983576426399" calcext:value-type="float">
            <text:p>-13.1983576426399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2.9876258157428" calcext:value-type="float">
            <text:p>-12.987625815742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92834036141174" calcext:value-type="float">
            <text:p>-1.92834036141174</text:p>
          </table:table-cell>
          <table:table-cell office:value-type="float" office:value="-12.9353539199142" calcext:value-type="float">
            <text:p>-12.9353539199142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2.7061649429448" calcext:value-type="float">
            <text:p>-12.7061649429448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825741950538791" calcext:value-type="float">
            <text:p>-0.825741950538791</text:p>
          </table:table-cell>
          <table:table-cell office:value-type="float" office:value="-12.2558675746217" calcext:value-type="float">
            <text:p>-12.2558675746217</text:p>
          </table:table-cell>
          <table:table-cell table:number-columns-repeated="5"/>
        </table:table-row>
        <table:table-row table:style-name="ro1">
          <table:table-cell office:value-type="float" office:value="0.16479059779192" calcext:value-type="float">
            <text:p>0.16479059779192</text:p>
          </table:table-cell>
          <table:table-cell office:value-type="float" office:value="-1.09949834867694" calcext:value-type="float">
            <text:p>-1.09949834867694</text:p>
          </table:table-cell>
          <table:table-cell office:value-type="float" office:value="-11.9743386119962" calcext:value-type="float">
            <text:p>-11.9743386119962</text:p>
          </table:table-cell>
          <table:table-cell table:number-columns-repeated="5"/>
        </table:table-row>
        <table:table-row table:style-name="ro1">
          <table:table-cell office:value-type="float" office:value="1.85560516223874" calcext:value-type="float">
            <text:p>1.85560516223874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1.3974511089933" calcext:value-type="float">
            <text:p>-11.3974511089933</text:p>
          </table:table-cell>
          <table:table-cell table:number-columns-repeated="5"/>
        </table:table-row>
        <table:table-row table:style-name="ro1">
          <table:table-cell office:value-type="float" office:value="-0.166643549425735" calcext:value-type="float">
            <text:p>-0.166643549425735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0.6647337987789" calcext:value-type="float">
            <text:p>-10.6647337987789</text:p>
          </table:table-cell>
          <table:table-cell table:number-columns-repeated="5"/>
        </table:table-row>
        <table:table-row table:style-name="ro1">
          <table:table-cell office:value-type="float" office:value="0.896035153527961" calcext:value-type="float">
            <text:p>0.896035153527961</text:p>
          </table:table-cell>
          <table:table-cell office:value-type="float" office:value="1.86992645357247" calcext:value-type="float">
            <text:p>1.86992645357247</text:p>
          </table:table-cell>
          <table:table-cell office:value-type="float" office:value="-10.4838443495399" calcext:value-type="float">
            <text:p>-10.4838443495399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-1.85686028527986" calcext:value-type="float">
            <text:p>-1.85686028527986</text:p>
          </table:table-cell>
          <table:table-cell office:value-type="float" office:value="-10.421860352942" calcext:value-type="float">
            <text:p>-10.421860352942</text:p>
          </table:table-cell>
          <table:table-cell table:number-columns-repeated="5"/>
        </table:table-row>
        <table:table-row table:style-name="ro1">
          <table:table-cell office:value-type="float" office:value="-1.06972994800486" calcext:value-type="float">
            <text:p>-1.06972994800486</text:p>
          </table:table-cell>
          <table:table-cell office:value-type="float" office:value="0.21186292346906" calcext:value-type="float">
            <text:p>0.21186292346906</text:p>
          </table:table-cell>
          <table:table-cell office:value-type="float" office:value="-10.2396315373885" calcext:value-type="float">
            <text:p>-10.2396315373885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2.98140156948888" calcext:value-type="float">
            <text:p>-2.98140156948888</text:p>
          </table:table-cell>
          <table:table-cell office:value-type="float" office:value="-10.0358831275902" calcext:value-type="float">
            <text:p>-10.0358831275902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-1.20701180487632" calcext:value-type="float">
            <text:p>-1.20701180487632</text:p>
          </table:table-cell>
          <table:table-cell office:value-type="float" office:value="-9.9389908436491" calcext:value-type="float">
            <text:p>-9.9389908436491</text:p>
          </table:table-cell>
          <table:table-cell table:number-columns-repeated="5"/>
        </table:table-row>
        <table:table-row table:style-name="ro1">
          <table:table-cell office:value-type="float" office:value="-2.99183440823813" calcext:value-type="float">
            <text:p>-2.99183440823813</text:p>
          </table:table-cell>
          <table:table-cell office:value-type="float" office:value="-0.965200119999303" calcext:value-type="float">
            <text:p>-0.965200119999303</text:p>
          </table:table-cell>
          <table:table-cell office:value-type="float" office:value="-9.86605981601221" calcext:value-type="float">
            <text:p>-9.86605981601221</text:p>
          </table:table-cell>
          <table:table-cell table:number-columns-repeated="5"/>
        </table:table-row>
        <table:table-row table:style-name="ro1">
          <table:table-cell office:value-type="float" office:value="-1.16495657828379" calcext:value-type="float">
            <text:p>-1.16495657828379</text:p>
          </table:table-cell>
          <table:table-cell office:value-type="float" office:value="-1.98746651366343" calcext:value-type="float">
            <text:p>-1.98746651366343</text:p>
          </table:table-cell>
          <table:table-cell office:value-type="float" office:value="-9.75462336784068" calcext:value-type="float">
            <text:p>-9.75462336784068</text:p>
          </table:table-cell>
          <table:table-cell table:number-columns-repeated="5"/>
        </table:table-row>
        <table:table-row table:style-name="ro1">
          <table:table-cell office:value-type="float" office:value="-0.969506288225065" calcext:value-type="float">
            <text:p>-0.969506288225065</text:p>
          </table:table-cell>
          <table:table-cell office:value-type="float" office:value="2.95121400945471" calcext:value-type="float">
            <text:p>2.95121400945471</text:p>
          </table:table-cell>
          <table:table-cell office:value-type="float" office:value="-9.70126555444339" calcext:value-type="float">
            <text:p>-9.701265554443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2.93208448418319" calcext:value-type="float">
            <text:p>-2.93208448418319</text:p>
          </table:table-cell>
          <table:table-cell office:value-type="float" office:value="-9.49725862572684" calcext:value-type="float">
            <text:p>-9.49725862572684</text:p>
          </table:table-cell>
          <table:table-cell table:number-columns-repeated="5"/>
        </table:table-row>
        <table:table-row table:style-name="ro1">
          <table:table-cell office:value-type="float" office:value="2.9605496467684" calcext:value-type="float">
            <text:p>2.9605496467684</text:p>
          </table:table-cell>
          <table:table-cell office:value-type="float" office:value="-1.0511152160418" calcext:value-type="float">
            <text:p>-1.0511152160418</text:p>
          </table:table-cell>
          <table:table-cell office:value-type="float" office:value="-9.31334371202617" calcext:value-type="float">
            <text:p>-9.3133437120261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Interacje 49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0163450373929734" calcext:value-type="float">
            <text:p>0.0163450373929734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9.9196180254676" calcext:value-type="float">
            <text:p>-19.9196180254676</text:p>
          </table:table-cell>
          <table:table-cell table:number-columns-repeated="5"/>
        </table:table-row>
        <table:table-row table:style-name="ro1">
          <table:table-cell office:value-type="float" office:value="-0.942812244577481" calcext:value-type="float">
            <text:p>-0.942812244577481</text:p>
          </table:table-cell>
          <table:table-cell office:value-type="float" office:value="0.011760235461046" calcext:value-type="float">
            <text:p>0.011760235461046</text:p>
          </table:table-cell>
          <table:table-cell office:value-type="float" office:value="-18.4450363330111" calcext:value-type="float">
            <text:p>-18.4450363330111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0.0439927306446926" calcext:value-type="float">
            <text:p>0.0439927306446926</text:p>
          </table:table-cell>
          <table:table-cell office:value-type="float" office:value="-18.3460292856682" calcext:value-type="float">
            <text:p>-18.346029285668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939392264590703" calcext:value-type="float">
            <text:p>-0.939392264590703</text:p>
          </table:table-cell>
          <table:table-cell office:value-type="float" office:value="-17.3923023871039" calcext:value-type="float">
            <text:p>-17.3923023871039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7.3418560236481" calcext:value-type="float">
            <text:p>-17.3418560236481</text:p>
          </table:table-cell>
          <table:table-cell table:number-columns-repeated="5"/>
        </table:table-row>
        <table:table-row table:style-name="ro1">
          <table:table-cell office:value-type="float" office:value="0.911061108138625" calcext:value-type="float">
            <text:p>0.911061108138625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7.2415227385594" calcext:value-type="float">
            <text:p>-17.2415227385594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0979648565098357" calcext:value-type="float">
            <text:p>0.0979648565098357</text:p>
          </table:table-cell>
          <table:table-cell office:value-type="float" office:value="-17.1461905456382" calcext:value-type="float">
            <text:p>-17.1461905456382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7.1125337296822" calcext:value-type="float">
            <text:p>-17.1125337296822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55082173973" calcext:value-type="float">
            <text:p>-16.9455082173973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9437891866521" calcext:value-type="float">
            <text:p>-16.9437891866521</text:p>
          </table:table-cell>
          <table:table-cell table:number-columns-repeated="5"/>
        </table:table-row>
        <table:table-row table:style-name="ro1">
          <table:table-cell office:value-type="float" office:value="-1.0355039018087" calcext:value-type="float">
            <text:p>-1.0355039018087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632612926609" calcext:value-type="float">
            <text:p>-16.63261292660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1.06171238789846" calcext:value-type="float">
            <text:p>-1.06171238789846</text:p>
          </table:table-cell>
          <table:table-cell office:value-type="float" office:value="-16.4867116021264" calcext:value-type="float">
            <text:p>-16.4867116021264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6.4115101164959" calcext:value-type="float">
            <text:p>-16.4115101164959</text:p>
          </table:table-cell>
          <table:table-cell table:number-columns-repeated="5"/>
        </table:table-row>
        <table:table-row table:style-name="ro1">
          <table:table-cell office:value-type="float" office:value="0.0660670566191346" calcext:value-type="float">
            <text:p>0.0660670566191346</text:p>
          </table:table-cell>
          <table:table-cell office:value-type="float" office:value="-1.09164412103945" calcext:value-type="float">
            <text:p>-1.09164412103945</text:p>
          </table:table-cell>
          <table:table-cell office:value-type="float" office:value="-16.3421387306049" calcext:value-type="float">
            <text:p>-16.3421387306049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6.3089939647022" calcext:value-type="float">
            <text:p>-16.3089939647022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2156023045415" calcext:value-type="float">
            <text:p>0.12156023045415</text:p>
          </table:table-cell>
          <table:table-cell office:value-type="float" office:value="-16.1985725375947" calcext:value-type="float">
            <text:p>-16.1985725375947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0.0652393346537186" calcext:value-type="float">
            <text:p>-0.0652393346537186</text:p>
          </table:table-cell>
          <table:table-cell office:value-type="float" office:value="-16.1009064268923" calcext:value-type="float">
            <text:p>-16.1009064268923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9802940917598" calcext:value-type="float">
            <text:p>-15.9802940917598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5.9368313311806" calcext:value-type="float">
            <text:p>-15.936831331180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1.01748933743181" calcext:value-type="float">
            <text:p>1.01748933743181</text:p>
          </table:table-cell>
          <table:table-cell office:value-type="float" office:value="-15.9146765037415" calcext:value-type="float">
            <text:p>-15.9146765037415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5.8578476486642" calcext:value-type="float">
            <text:p>-15.85784764866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1.03539686561067" calcext:value-type="float">
            <text:p>1.03539686561067</text:p>
          </table:table-cell>
          <table:table-cell office:value-type="float" office:value="-15.5795419723413" calcext:value-type="float">
            <text:p>-15.5795419723413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5.4597808116682" calcext:value-type="float">
            <text:p>-15.4597808116682</text:p>
          </table:table-cell>
          <table:table-cell table:number-columns-repeated="5"/>
        </table:table-row>
        <table:table-row table:style-name="ro1">
          <table:table-cell office:value-type="float" office:value="-0.880524616492206" calcext:value-type="float">
            <text:p>-0.880524616492206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5.2930964581229" calcext:value-type="float">
            <text:p>-15.2930964581229</text:p>
          </table:table-cell>
          <table:table-cell table:number-columns-repeated="5"/>
        </table:table-row>
        <table:table-row table:style-name="ro1">
          <table:table-cell office:value-type="float" office:value="0.890538560066183" calcext:value-type="float">
            <text:p>0.890538560066183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5.2634224819556" calcext:value-type="float">
            <text:p>-15.2634224819556</text:p>
          </table:table-cell>
          <table:table-cell table:number-columns-repeated="5"/>
        </table:table-row>
        <table:table-row table:style-name="ro1">
          <table:table-cell office:value-type="float" office:value="-0.892567490117275" calcext:value-type="float">
            <text:p>-0.892567490117275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4.9629471989138" calcext:value-type="float">
            <text:p>-14.9629471989138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0.0454615249202517" calcext:value-type="float">
            <text:p>0.0454615249202517</text:p>
          </table:table-cell>
          <table:table-cell office:value-type="float" office:value="-14.7952337938606" calcext:value-type="float">
            <text:p>-14.7952337938606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6823660176238" calcext:value-type="float">
            <text:p>-14.6823660176238</text:p>
          </table:table-cell>
          <table:table-cell table:number-columns-repeated="5"/>
        </table:table-row>
        <table:table-row table:style-name="ro1">
          <table:table-cell office:value-type="float" office:value="2.00763160670603" calcext:value-type="float">
            <text:p>2.00763160670603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308657167697" calcext:value-type="float">
            <text:p>-14.308657167697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260505421486" calcext:value-type="float">
            <text:p>-1.05260505421486</text:p>
          </table:table-cell>
          <table:table-cell office:value-type="float" office:value="-14.1971600516877" calcext:value-type="float">
            <text:p>-14.1971600516877</text:p>
          </table:table-cell>
          <table:table-cell table:number-columns-repeated="5"/>
        </table:table-row>
        <table:table-row table:style-name="ro1">
          <table:table-cell office:value-type="float" office:value="1.96018787478531" calcext:value-type="float">
            <text:p>1.96018787478531</text:p>
          </table:table-cell>
          <table:table-cell office:value-type="float" office:value="-1.05352753668014" calcext:value-type="float">
            <text:p>-1.05352753668014</text:p>
          </table:table-cell>
          <table:table-cell office:value-type="float" office:value="-14.1762475427962" calcext:value-type="float">
            <text:p>-14.1762475427962</text:p>
          </table:table-cell>
          <table:table-cell table:number-columns-repeated="5"/>
        </table:table-row>
        <table:table-row table:style-name="ro1">
          <table:table-cell office:value-type="float" office:value="-0.942812244577481" calcext:value-type="float">
            <text:p>-0.942812244577481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4.1683490982136" calcext:value-type="float">
            <text:p>-14.1683490982136</text:p>
          </table:table-cell>
          <table:table-cell table:number-columns-repeated="5"/>
        </table:table-row>
        <table:table-row table:style-name="ro1">
          <table:table-cell office:value-type="float" office:value="0.862399413017395" calcext:value-type="float">
            <text:p>0.862399413017395</text:p>
          </table:table-cell>
          <table:table-cell office:value-type="float" office:value="-1.05219026209186" calcext:value-type="float">
            <text:p>-1.05219026209186</text:p>
          </table:table-cell>
          <table:table-cell office:value-type="float" office:value="-14.1059758316834" calcext:value-type="float">
            <text:p>-14.1059758316834</text:p>
          </table:table-cell>
          <table:table-cell table:number-columns-repeated="5"/>
        </table:table-row>
        <table:table-row table:style-name="ro1">
          <table:table-cell office:value-type="float" office:value="-1.92492118451823" calcext:value-type="float">
            <text:p>-1.92492118451823</text:p>
          </table:table-cell>
          <table:table-cell office:value-type="float" office:value="1.01962194200619" calcext:value-type="float">
            <text:p>1.01962194200619</text:p>
          </table:table-cell>
          <table:table-cell office:value-type="float" office:value="-14.0869616577227" calcext:value-type="float">
            <text:p>-14.0869616577227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1.03041421980566" calcext:value-type="float">
            <text:p>-1.03041421980566</text:p>
          </table:table-cell>
          <table:table-cell office:value-type="float" office:value="-14.0865537850561" calcext:value-type="float">
            <text:p>-14.0865537850561</text:p>
          </table:table-cell>
          <table:table-cell table:number-columns-repeated="5"/>
        </table:table-row>
        <table:table-row table:style-name="ro1">
          <table:table-cell office:value-type="float" office:value="-1.05235611283005" calcext:value-type="float">
            <text:p>-1.05235611283005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4.047570795674" calcext:value-type="float">
            <text:p>-14.047570795674</text:p>
          </table:table-cell>
          <table:table-cell table:number-columns-repeated="5"/>
        </table:table-row>
        <table:table-row table:style-name="ro1">
          <table:table-cell office:value-type="float" office:value="0.931865511888288" calcext:value-type="float">
            <text:p>0.931865511888288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9250685312242" calcext:value-type="float">
            <text:p>-13.9250685312242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8266986813851" calcext:value-type="float">
            <text:p>-13.8266986813851</text:p>
          </table:table-cell>
          <table:table-cell table:number-columns-repeated="5"/>
        </table:table-row>
        <table:table-row table:style-name="ro1">
          <table:table-cell office:value-type="float" office:value="0.987111403748055" calcext:value-type="float">
            <text:p>0.987111403748055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7042001287398" calcext:value-type="float">
            <text:p>-13.7042001287398</text:p>
          </table:table-cell>
          <table:table-cell table:number-columns-repeated="5"/>
        </table:table-row>
        <table:table-row table:style-name="ro1">
          <table:table-cell office:value-type="float" office:value="-0.986576576800791" calcext:value-type="float">
            <text:p>-0.986576576800791</text:p>
          </table:table-cell>
          <table:table-cell office:value-type="float" office:value="0.174299820637235" calcext:value-type="float">
            <text:p>0.174299820637235</text:p>
          </table:table-cell>
          <table:table-cell office:value-type="float" office:value="-13.5397990598378" calcext:value-type="float">
            <text:p>-13.5397990598378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0.103818171012028" calcext:value-type="float">
            <text:p>0.103818171012028</text:p>
          </table:table-cell>
          <table:table-cell office:value-type="float" office:value="-13.4969067191764" calcext:value-type="float">
            <text:p>-13.4969067191764</text:p>
          </table:table-cell>
          <table:table-cell table:number-columns-repeated="5"/>
        </table:table-row>
        <table:table-row table:style-name="ro1">
          <table:table-cell office:value-type="float" office:value="0.957417940282301" calcext:value-type="float">
            <text:p>0.957417940282301</text:p>
          </table:table-cell>
          <table:table-cell office:value-type="float" office:value="2.07166742351028" calcext:value-type="float">
            <text:p>2.07166742351028</text:p>
          </table:table-cell>
          <table:table-cell office:value-type="float" office:value="-13.4389243735525" calcext:value-type="float">
            <text:p>-13.4389243735525</text:p>
          </table:table-cell>
          <table:table-cell table:number-columns-repeated="5"/>
        </table:table-row>
        <table:table-row table:style-name="ro1">
          <table:table-cell office:value-type="float" office:value="-1.94140470040094" calcext:value-type="float">
            <text:p>-1.94140470040094</text:p>
          </table:table-cell>
          <table:table-cell office:value-type="float" office:value="-0.107281310542253" calcext:value-type="float">
            <text:p>-0.107281310542253</text:p>
          </table:table-cell>
          <table:table-cell office:value-type="float" office:value="-13.3622194090618" calcext:value-type="float">
            <text:p>-13.362219409061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2.03038254639759" calcext:value-type="float">
            <text:p>-2.03038254639759</text:p>
          </table:table-cell>
          <table:table-cell office:value-type="float" office:value="-13.3463575076865" calcext:value-type="float">
            <text:p>-13.3463575076865</text:p>
          </table:table-cell>
          <table:table-cell table:number-columns-repeated="5"/>
        </table:table-row>
        <table:table-row table:style-name="ro1">
          <table:table-cell office:value-type="float" office:value="-0.0985014287842536" calcext:value-type="float">
            <text:p>-0.0985014287842536</text:p>
          </table:table-cell>
          <table:table-cell office:value-type="float" office:value="-1.13836215684148" calcext:value-type="float">
            <text:p>-1.13836215684148</text:p>
          </table:table-cell>
          <table:table-cell office:value-type="float" office:value="-13.2927777687634" calcext:value-type="float">
            <text:p>-13.2927777687634</text:p>
          </table:table-cell>
          <table:table-cell table:number-columns-repeated="5"/>
        </table:table-row>
        <table:table-row table:style-name="ro1">
          <table:table-cell office:value-type="float" office:value="-2.04904525834793" calcext:value-type="float">
            <text:p>-2.04904525834793</text:p>
          </table:table-cell>
          <table:table-cell office:value-type="float" office:value="-0.103384434527241" calcext:value-type="float">
            <text:p>-0.103384434527241</text:p>
          </table:table-cell>
          <table:table-cell office:value-type="float" office:value="-13.2830140200761" calcext:value-type="float">
            <text:p>-13.2830140200761</text:p>
          </table:table-cell>
          <table:table-cell table:number-columns-repeated="5"/>
        </table:table-row>
        <table:table-row table:style-name="ro1">
          <table:table-cell office:value-type="float" office:value="0.114539086895503" calcext:value-type="float">
            <text:p>0.114539086895503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3.1983576426399" calcext:value-type="float">
            <text:p>-13.1983576426399</text:p>
          </table:table-cell>
          <table:table-cell table:number-columns-repeated="5"/>
        </table:table-row>
        <table:table-row table:style-name="ro1">
          <table:table-cell office:value-type="float" office:value="-0.119511503789187" calcext:value-type="float">
            <text:p>-0.119511503789187</text:p>
          </table:table-cell>
          <table:table-cell office:value-type="float" office:value="-1.1274287615101" calcext:value-type="float">
            <text:p>-1.1274287615101</text:p>
          </table:table-cell>
          <table:table-cell office:value-type="float" office:value="-12.9876258157428" calcext:value-type="float">
            <text:p>-12.9876258157428</text:p>
          </table:table-cell>
          <table:table-cell table:number-columns-repeated="5"/>
        </table:table-row>
        <table:table-row table:style-name="ro1">
          <table:table-cell office:value-type="float" office:value="-0.911114703616809" calcext:value-type="float">
            <text:p>-0.911114703616809</text:p>
          </table:table-cell>
          <table:table-cell office:value-type="float" office:value="-1.92834036141174" calcext:value-type="float">
            <text:p>-1.92834036141174</text:p>
          </table:table-cell>
          <table:table-cell office:value-type="float" office:value="-12.9353539199142" calcext:value-type="float">
            <text:p>-12.9353539199142</text:p>
          </table:table-cell>
          <table:table-cell table:number-columns-repeated="5"/>
        </table:table-row>
        <table:table-row table:style-name="ro1">
          <table:table-cell office:value-type="float" office:value="0.128488313483371" calcext:value-type="float">
            <text:p>0.128488313483371</text:p>
          </table:table-cell>
          <table:table-cell office:value-type="float" office:value="-2.00460687419599" calcext:value-type="float">
            <text:p>-2.00460687419599</text:p>
          </table:table-cell>
          <table:table-cell office:value-type="float" office:value="-12.8752531971286" calcext:value-type="float">
            <text:p>-12.875253197128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-00-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4:13:32.351000000</meta:creation-date>
    <dc:date>2022-05-20T15:14:42.961000000</dc:date>
    <meta:editing-duration>PT28M48S</meta:editing-duration>
    <meta:editing-cycles>3</meta:editing-cycles>
    <meta:generator>LibreOffice/7.3.2.2$Windows_X86_64 LibreOffice_project/49f2b1bff42cfccbd8f788c8dc32c1c309559be0</meta:generator>
    <meta:document-statistic meta:table-count="2" meta:cell-count="187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domyslne'.E1:'rastragin-domyslne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domyslne'.E2:'rastragin-domyslne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domyslne'.F2:'rastragin-domyslne'.F7" chart:label-cell-address="'rastragin-domyslne'.F1:'rastragin-domyslne'.F1" chart:class="chart:line">
            <chart:data-point chart:repeated="6"/>
          </chart:series>
          <chart:series chart:style-name="ch8" chart:values-cell-range-address="'rastragin-domyslne'.G2:'rastragin-domyslne'.G7" chart:label-cell-address="'rastragin-domyslne'.G1:'rastragin-domyslne'.G1" chart:class="chart:line">
            <chart:data-point chart:repeated="6"/>
          </chart:series>
          <chart:series chart:style-name="ch9" chart:values-cell-range-address="'rastragin-domyslne'.H2:'rastragin-domyslne'.H7" chart:label-cell-address="'rastragin-domyslne'.H1:'rastragin-domyslne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domyslne'.F1:'rastragin-domyslne'.F1</svg:desc>
                </draw:g>
              </table:table-cell>
              <table:table-cell office:value-type="string">
                <text:p>max</text:p>
                <draw:g>
                  <svg:desc>'rastragin-domyslne'.G1:'rastragin-domyslne'.G1</svg:desc>
                </draw:g>
              </table:table-cell>
              <table:table-cell office:value-type="string">
                <text:p>avg</text:p>
                <draw:g>
                  <svg:desc>'rastragin-domyslne'.H1:'rastragin-domyslne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domyslne'.E2:'rastragin-domyslne'.E7</svg:desc>
                </draw:g>
              </table:table-cell>
              <table:table-cell office:value-type="float" office:value="-14.592372975698">
                <text:p>-14.592372975698</text:p>
                <draw:g>
                  <svg:desc>'rastragin-domyslne'.F2:'rastragin-domyslne'.F7</svg:desc>
                </draw:g>
              </table:table-cell>
              <table:table-cell office:value-type="float" office:value="52.2297998312257">
                <text:p>52.2297998312257</text:p>
                <draw:g>
                  <svg:desc>'rastragin-domyslne'.G2:'rastragin-domyslne'.G7</svg:desc>
                </draw:g>
              </table:table-cell>
              <table:table-cell office:value-type="float" office:value="17.6972873629227">
                <text:p>17.6972873629227</text:p>
                <draw:g>
                  <svg:desc>'rastragin-domyslne'.H2:'rastragin-domyslne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5.9579704016236">
                <text:p>-15.9579704016236</text:p>
              </table:table-cell>
              <table:table-cell office:value-type="float" office:value="4.1707308104129">
                <text:p>4.1707308104129</text:p>
              </table:table-cell>
              <table:table-cell office:value-type="float" office:value="-3.26893324380763">
                <text:p>-3.2689332438076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8.7746627550888">
                <text:p>-18.7746627550888</text:p>
              </table:table-cell>
              <table:table-cell office:value-type="float" office:value="-3.79741399846434">
                <text:p>-3.79741399846434</text:p>
              </table:table-cell>
              <table:table-cell office:value-type="float" office:value="-9.66836575285604">
                <text:p>-9.6683657528560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8.7746627550888">
                <text:p>-18.7746627550888</text:p>
              </table:table-cell>
              <table:table-cell office:value-type="float" office:value="-8.90636108984922">
                <text:p>-8.90636108984922</text:p>
              </table:table-cell>
              <table:table-cell office:value-type="float" office:value="-12.6596057247769">
                <text:p>-12.659605724776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8.7746627550888">
                <text:p>-18.7746627550888</text:p>
              </table:table-cell>
              <table:table-cell office:value-type="float" office:value="-10.6959985604133">
                <text:p>-10.6959985604133</text:p>
              </table:table-cell>
              <table:table-cell office:value-type="float" office:value="-14.2740276706661">
                <text:p>-14.274027670666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9.9350204002973">
                <text:p>-19.9350204002973</text:p>
              </table:table-cell>
              <table:table-cell office:value-type="float" office:value="-12.6573014068208">
                <text:p>-12.6573014068208</text:p>
              </table:table-cell>
              <table:table-cell office:value-type="float" office:value="-15.7083754236603">
                <text:p>-15.7083754236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5cm" svg:height="10.149cm" xlink:href=".." xlink:type="simple" chart:class="chart:line" chart:style-name="ch1">
        <chart:legend chart:legend-position="end" svg:x="14.701cm" svg:y="4.289cm" style:legend-expansion="high" chart:style-name="ch2"/>
        <chart:plot-area chart:style-name="ch3" table:cell-range-address="'rastragin-wiekszy-promien'.E1:'rastragin-wiekszy-promien'.H7" chart:data-source-has-labels="both" svg:x="0.342cm" svg:y="0.171cm" svg:width="13.974cm" svg:height="9.867cm">
          <chart:coordinate-region svg:x="1.11cm" svg:y="0.366cm" svg:width="12.904cm" svg:height="9.033cm"/>
          <chart:axis chart:dimension="x" chart:name="primary-x" chart:style-name="ch4" chartooo:axis-type="auto">
            <chartooo:date-scale/>
            <chart:categories table:cell-range-address="'rastragin-wiekszy-promien'.E2:'rastragin-wiekszy-promien'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stragin-wiekszy-promien'.F2:'rastragin-wiekszy-promien'.F7" chart:label-cell-address="'rastragin-wiekszy-promien'.F1:'rastragin-wiekszy-promien'.F1" chart:class="chart:line">
            <chart:data-point chart:repeated="6"/>
          </chart:series>
          <chart:series chart:style-name="ch8" chart:values-cell-range-address="'rastragin-wiekszy-promien'.G2:'rastragin-wiekszy-promien'.G7" chart:label-cell-address="'rastragin-wiekszy-promien'.G1:'rastragin-wiekszy-promien'.G1" chart:class="chart:line">
            <chart:data-point chart:repeated="6"/>
          </chart:series>
          <chart:series chart:style-name="ch9" chart:values-cell-range-address="'rastragin-wiekszy-promien'.H2:'rastragin-wiekszy-promien'.H7" chart:label-cell-address="'rastragin-wiekszy-promien'.H1:'rastragin-wiekszy-promien'.H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rastragin-wiekszy-promien'.F1:'rastragin-wiekszy-promien'.F1</svg:desc>
                </draw:g>
              </table:table-cell>
              <table:table-cell office:value-type="string">
                <text:p>max</text:p>
                <draw:g>
                  <svg:desc>'rastragin-wiekszy-promien'.G1:'rastragin-wiekszy-promien'.G1</svg:desc>
                </draw:g>
              </table:table-cell>
              <table:table-cell office:value-type="string">
                <text:p>avg</text:p>
                <draw:g>
                  <svg:desc>'rastragin-wiekszy-promien'.H1:'rastragin-wiekszy-promien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astragin-wiekszy-promien'.E2:'rastragin-wiekszy-promien'.E7</svg:desc>
                </draw:g>
              </table:table-cell>
              <table:table-cell office:value-type="float" office:value="-14.6823660176238">
                <text:p>-14.6823660176238</text:p>
                <draw:g>
                  <svg:desc>'rastragin-wiekszy-promien'.F2:'rastragin-wiekszy-promien'.F7</svg:desc>
                </draw:g>
              </table:table-cell>
              <table:table-cell office:value-type="float" office:value="48.6266333522166">
                <text:p>48.6266333522166</text:p>
                <draw:g>
                  <svg:desc>'rastragin-wiekszy-promien'.G2:'rastragin-wiekszy-promien'.G7</svg:desc>
                </draw:g>
              </table:table-cell>
              <table:table-cell office:value-type="float" office:value="20.1301114271753">
                <text:p>20.1301114271753</text:p>
                <draw:g>
                  <svg:desc>'rastragin-wiekszy-promien'.H2:'rastragin-wiekszy-promien'.H7</svg:desc>
                </draw:g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14.6823660176238">
                <text:p>-14.6823660176238</text:p>
              </table:table-cell>
              <table:table-cell office:value-type="float" office:value="9.16401907136637">
                <text:p>9.16401907136637</text:p>
              </table:table-cell>
              <table:table-cell office:value-type="float" office:value="0.530582046211876">
                <text:p>0.53058204621187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8.3460292856682">
                <text:p>-18.3460292856682</text:p>
              </table:table-cell>
              <table:table-cell office:value-type="float" office:value="-2.47199034452849">
                <text:p>-2.47199034452849</text:p>
              </table:table-cell>
              <table:table-cell office:value-type="float" office:value="-7.64382114764805">
                <text:p>-7.6438211476480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9.9196180254676">
                <text:p>-19.9196180254676</text:p>
              </table:table-cell>
              <table:table-cell office:value-type="float" office:value="-6.23114562260985">
                <text:p>-6.23114562260985</text:p>
              </table:table-cell>
              <table:table-cell office:value-type="float" office:value="-11.4589549502349">
                <text:p>-11.458954950234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9.9196180254676">
                <text:p>-19.9196180254676</text:p>
              </table:table-cell>
              <table:table-cell office:value-type="float" office:value="-9.31334371202617">
                <text:p>-9.31334371202617</text:p>
              </table:table-cell>
              <table:table-cell office:value-type="float" office:value="-13.8426536394861">
                <text:p>-13.842653639486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-19.9196180254676">
                <text:p>-19.9196180254676</text:p>
              </table:table-cell>
              <table:table-cell office:value-type="float" office:value="-12.8752531971286">
                <text:p>-12.8752531971286</text:p>
              </table:table-cell>
              <table:table-cell office:value-type="float" office:value="-15.2286380758629">
                <text:p>-15.2286380758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